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MS Sans Serif1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366in"/>
    </style:style>
    <style:style style:name="co2" style:family="table-column">
      <style:table-column-properties fo:break-before="auto" style:column-width="1.9161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9047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4.7134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3.8764in"/>
    </style:style>
    <style:style style:name="co9" style:family="table-column">
      <style:table-column-properties fo:break-before="auto" style:column-width="2.2575in"/>
    </style:style>
    <style:style style:name="co10" style:family="table-column">
      <style:table-column-properties fo:break-before="auto" style:column-width="0.4626in"/>
    </style:style>
    <style:style style:name="co11" style:family="table-column">
      <style:table-column-properties fo:break-before="auto" style:column-width="2.5764in"/>
    </style:style>
    <style:style style:name="co12" style:family="table-column">
      <style:table-column-properties fo:break-before="auto" style:column-width="1.1783in"/>
    </style:style>
    <style:style style:name="co13" style:family="table-column">
      <style:table-column-properties fo:break-before="auto" style:column-width="2.7752in"/>
    </style:style>
    <style:style style:name="co14" style:family="table-column">
      <style:table-column-properties fo:break-before="auto" style:column-width="3.7437in"/>
    </style:style>
    <style:style style:name="co15" style:family="table-column">
      <style:table-column-properties fo:break-before="auto" style:column-width="0.8807in"/>
    </style:style>
    <style:style style:name="ro1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764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11.06.1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1f1c1b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position="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fo:padding="0.028in"/>
      <style:text-properties style:text-position="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MS Sans Serif1" fo:font-size="8pt" fo:font-style="normal" fo:text-shadow="none" style:text-underline-style="none" fo:font-weight="normal" style:font-size-asian="8pt" style:font-style-asian="normal" style:font-weight-asian="normal" style:font-name-complex="MS Sans Serif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1f1c1b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6pt solid #1f1c1b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2pt solid #969696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2pt solid #969696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2pt solid #969696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2pt solid #969696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2pt solid #969696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2pt solid #969696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2pt solid #969696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2pt solid #969696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9" style:family="table-cell" style:parent-style-name="Default" style:data-style-name="N100"/>
    <style:style style:name="T1" style:family="text">
      <style:text-properties style:use-window-font-color="true" style:text-outline="false" style:text-line-through-style="none" style:text-position="0% 100%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MS Sans Serif1" fo:font-size="8pt" fo:font-style="italic" fo:text-shadow="none" style:text-underline-style="none" fo:font-weight="normal" style:font-size-asian="8pt" style:font-style-asian="italic" style:font-weight-asian="normal" style:font-name-complex="MS Sans Serif1" style:font-size-complex="8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MS Sans Serif1" fo:font-size="8pt" fo:font-style="normal" fo:text-shadow="none" style:text-underline-style="none" fo:font-weight="normal" style:font-size-asian="8pt" style:font-style-asian="normal" style:font-weight-asian="normal" style:font-name-complex="MS Sans Serif1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MS Sans Serif1" fo:font-size="7.5pt" fo:font-style="normal" fo:text-shadow="none" style:text-underline-style="none" fo:font-weight="normal" style:font-size-asian="7.5pt" style:font-style-asian="normal" style:font-weight-asian="normal" style:font-name-complex="MS Sans Serif1" style:font-size-complex="7.5pt" style:font-style-complex="normal" style:font-weight-complex="normal"/>
    </style:style>
    <style:style style:name="T7" style:family="text">
      <style:text-properties style:text-outline="false" style:text-line-through-styl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Arial2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10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BIBLIOTHEQUE INTERCOMMUNALE "La Mine du Livre" </text:p>
          </table:table-cell>
          <table:table-cell table:style-name="ce1" office:value-type="string">
            <text:p>8 rue des Ecoles</text:p>
          </table:table-cell>
          <table:table-cell table:style-name="ce3" office:value-type="float" office:value="44170">
            <text:p>44170</text:p>
          </table:table-cell>
          <table:table-cell table:style-name="ce5" office:value-type="string">
            <text:p>ABBARETZ</text:p>
          </table:table-cell>
          <table:table-cell table:style-name="ce6" office:value-type="string">
            <text:p>02.40.87.21.84</text:p>
          </table:table-cell>
          <table:table-cell table:style-name="ce1" office:value-type="string">
            <text:p>Me 10h30-12h <text:s/>V. 16h30-18h30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24 avenue des Acacias</text:p>
            <text:p/>
          </table:table-cell>
          <table:table-cell table:style-name="ce3" office:value-type="float" office:value="44140">
            <text:p>44140</text:p>
          </table:table-cell>
          <table:table-cell table:style-name="ce5" office:value-type="string">
            <text:p>AIGREFEUILLE SUR MAINE</text:p>
          </table:table-cell>
          <table:table-cell table:style-name="ce6"/>
          <table:table-cell table:style-name="ce8" office:value-type="string">
            <text:p>Mer 10h-12h <text:s text:c="2"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La Pléiade"</text:p>
          </table:table-cell>
          <table:table-cell table:style-name="ce1" office:value-type="string">
            <text:p>Place de la République</text:p>
          </table:table-cell>
          <table:table-cell table:style-name="ce3" office:value-type="float" office:value="44150">
            <text:p>44150</text:p>
          </table:table-cell>
          <table:table-cell table:style-name="ce5" office:value-type="string">
            <text:p>ANCENIS</text:p>
          </table:table-cell>
          <table:table-cell table:style-name="ce6" office:value-type="string">
            <text:p>02.40.83.22.30</text:p>
          </table:table-cell>
          <table:table-cell table:style-name="ce1" office:value-type="string">
            <text:p>Ma 14h-18h <text:s/>Mer 10h-18h <text:s text:c="2"/>J. 10h-13h <text:s text:c="2"/>V. 14h-18h <text:s text:c="3"/>S. 10h-18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Marcel Rouvreau"</text:p>
          </table:table-cell>
          <table:table-cell table:style-name="ce1" office:value-type="string">
            <text:p>Impasse des Sports</text:p>
            <text:p/>
          </table:table-cell>
          <table:table-cell table:style-name="ce3" office:value-type="float" office:value="44150">
            <text:p>44150</text:p>
          </table:table-cell>
          <table:table-cell table:style-name="ce5" office:value-type="string">
            <text:p>ANETZ</text:p>
          </table:table-cell>
          <table:table-cell table:style-name="ce6" office:value-type="string">
            <text:p>02.40.83.31.95</text:p>
          </table:table-cell>
          <table:table-cell table:style-name="ce8" office:value-type="string">
            <text:p>Me 10h-12h/15h-18h <text:s text:c="2"/>V. 17h-18h30 <text:s text:c="2"/>S. 10h-12h <text:s text:c="2"/>D. 10h30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55 rue de l'Eglise</text:p>
          </table:table-cell>
          <table:table-cell table:style-name="ce3" office:value-type="float" office:value="44320">
            <text:p>44320</text:p>
          </table:table-cell>
          <table:table-cell table:style-name="ce5" office:value-type="string">
            <text:p>ARTHON EN RETZ</text:p>
          </table:table-cell>
          <table:table-cell table:style-name="ce6" office:value-type="string">
            <text:p>09.80.59.25.65</text:p>
          </table:table-cell>
          <table:table-cell table:style-name="ce1" office:value-type="string">
            <text:p>Mer 9h30-11h30 <text:s text:c="2"/>S. 10h-11h30 <text:s text:c="2"/>D. 11h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28 rue de la Roulais</text:p>
          </table:table-cell>
          <table:table-cell table:style-name="ce3" office:value-type="float" office:value="44320">
            <text:p>44320</text:p>
          </table:table-cell>
          <table:table-cell table:style-name="ce5" office:value-type="string">
            <text:p>ARTHON EN RETZ - LA SICAUDAIS</text:p>
          </table:table-cell>
          <table:table-cell table:style-name="ce6"/>
          <table:table-cell table:style-name="ce1" office:value-type="string">
            <text:p>Mer 10h-12h <text:s text:c="2"/>S. 11h-12h30 <text:s text:c="2"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Le Pré aux livres"</text:p>
            <text:p/>
          </table:table-cell>
          <table:table-cell table:style-name="ce1" office:value-type="string">
            <text:p>Rue de la Fontaine</text:p>
            <text:p/>
          </table:table-cell>
          <table:table-cell table:style-name="ce3" office:value-type="float" office:value="44110">
            <text:p>44110</text:p>
          </table:table-cell>
          <table:table-cell table:style-name="ce5" office:value-type="string">
            <text:p>ASSERAC</text:p>
          </table:table-cell>
          <table:table-cell table:style-name="ce6" office:value-type="string">
            <text:p>02.40.01.72.86</text:p>
          </table:table-cell>
          <table:table-cell table:style-name="ce1" office:value-type="string">
            <text:p>Mer 10h-12h/16h30-18h30 <text:s/>V. 16h30/18h30 <text:s/>S. 10h-12h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24 rue de Plessé <text:s/></text:p>
          </table:table-cell>
          <table:table-cell table:style-name="ce3" office:value-type="float" office:value="44460">
            <text:p>44460</text:p>
          </table:table-cell>
          <table:table-cell table:style-name="ce5" office:value-type="string">
            <text:p>AVESSAC</text:p>
          </table:table-cell>
          <table:table-cell table:style-name="ce6" office:value-type="string">
            <text:p>02.99.91.00.97</text:p>
          </table:table-cell>
          <table:table-cell table:style-name="ce1" office:value-type="string">
            <text:p>Ma 16h30-18h <text:s text:c="2"/>Mer 14h30-18h <text:s/>J.16h30-18h45 <text:s text:c="2"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5 rue des Landes</text:p>
          </table:table-cell>
          <table:table-cell table:style-name="ce3" office:value-type="float" office:value="44450">
            <text:p>44450</text:p>
          </table:table-cell>
          <table:table-cell table:style-name="ce5" office:value-type="string">
            <text:p>BARBECHAT</text:p>
          </table:table-cell>
          <table:table-cell table:style-name="ce6" office:value-type="string">
            <text:p>02.51.79.74.08</text:p>
          </table:table-cell>
          <table:table-cell table:style-name="ce1" office:value-type="string">
            <text:p>Me 16h30-18h30 (2e et 4e) <text:s text:c="2"/>S. 10h45-12h (1er et 3e) <text:s text:c="2"/>D. 11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René Guy Cadou"</text:p>
          </table:table-cell>
          <table:table-cell table:style-name="ce1" office:value-type="string">
            <text:p>Place de la Chantrie</text:p>
          </table:table-cell>
          <table:table-cell table:style-name="ce3" office:value-type="float" office:value="44115">
            <text:p>44115</text:p>
          </table:table-cell>
          <table:table-cell table:style-name="ce5" office:value-type="string">
            <text:p>BASSE GOULAINE</text:p>
          </table:table-cell>
          <table:table-cell table:style-name="ce6" office:value-type="string">
            <text:p>02.40.06.00.22</text:p>
          </table:table-cell>
          <table:table-cell table:style-name="ce1" office:value-type="string">
            <text:p>Ma <text:s/>16h-18h30 <text:s text:c="2"/>Mer 10h-12h/14-18h <text:s text:c="2"/>J. 16h-18h30 <text:s/>V. 16h-18h30 <text:s text:c="2"/></text:p>
            <text:p>S. 10h-12h/14h-17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DE LA COTE SAUVAGE</text:p>
          </table:table-cell>
          <table:table-cell table:style-name="ce1" office:value-type="string">
            <text:p/>
            <text:p>11 rue de la Plage</text:p>
          </table:table-cell>
          <table:table-cell table:style-name="ce3" office:value-type="float" office:value="44740">
            <text:p>44740</text:p>
          </table:table-cell>
          <table:table-cell table:style-name="ce5" office:value-type="string">
            <text:p>BATZ SUR MER</text:p>
          </table:table-cell>
          <table:table-cell table:style-name="ce6" office:value-type="string">
            <text:p>02.40.23.89.51</text:p>
          </table:table-cell>
          <table:table-cell table:style-name="ce1" office:value-type="string">
            <text:p>L. 10h-12h <text:s/>Ma 16h-18h30 <text:s text:c="2"/>Mer 10h-12h30 <text:s/>V. 16h-18h30 <text:s text:c="2"/>S. 14h30-17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es Belles lignes"</text:p>
            <text:p/>
          </table:table-cell>
          <table:table-cell table:style-name="ce1" office:value-type="string">
            <text:p>7 rue de l'Océane </text:p>
          </table:table-cell>
          <table:table-cell table:style-name="ce3" office:value-type="float" office:value="44370">
            <text:p>44370</text:p>
          </table:table-cell>
          <table:table-cell table:style-name="ce5" office:value-type="string">
            <text:p>BELLIGNE</text:p>
          </table:table-cell>
          <table:table-cell table:style-name="ce6" office:value-type="string">
            <text:p>02.40.96.90.70</text:p>
          </table:table-cell>
          <table:table-cell table:style-name="ce1" office:value-type="string">
            <text:p>Ma 16h30-18h30 <text:s/>Mer 10h-12h/14h30-18h <text:s/>V. 16h30-18h30 <text:s/>S. 10h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CLUB</text:p>
          </table:table-cell>
          <table:table-cell table:style-name="ce1" office:value-type="string">
            <text:p>3 chaussée de Retz</text:p>
          </table:table-cell>
          <table:table-cell table:style-name="ce3" office:value-type="float" office:value="44760">
            <text:p>44760</text:p>
          </table:table-cell>
          <table:table-cell table:style-name="ce5" office:value-type="string">
            <text:p>BERNERIE EN RETZ (LA)</text:p>
          </table:table-cell>
          <table:table-cell table:style-name="ce6" office:value-type="string">
            <text:p>02.51.74.68.47</text:p>
          </table:table-cell>
          <table:table-cell table:style-name="ce1" office:value-type="string">
            <text:p>Ma 10h-12h/16h30-17h30 <text:s text:c="3"/>Mer 10h-12h <text:s/></text:p>
            <text:p>V. 10h-12h <text:s text:c="2"/>S. 10h-12h/15h-18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George Sand"</text:p>
          </table:table-cell>
          <table:table-cell table:style-name="ce1" office:value-type="string">
            <text:p>25 rue de la Mairie</text:p>
          </table:table-cell>
          <table:table-cell table:style-name="ce3" office:value-type="float" office:value="44160">
            <text:p>44160</text:p>
          </table:table-cell>
          <table:table-cell table:style-name="ce5" office:value-type="string">
            <text:p>BESNE</text:p>
          </table:table-cell>
          <table:table-cell table:style-name="ce6" office:value-type="string">
            <text:p>02.40.61.76.35</text:p>
          </table:table-cell>
          <table:table-cell table:style-name="ce1" office:value-type="string">
            <text:p>Ma 15h-18h <text:s/>Me 10h-12h30/15h-18h <text:s text:c="2"/>V. 15h-18h <text:s text:c="2"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Le Puits au Chat"<text:span text:style-name="T1"> <text:s text:c="23"/></text:span></text:p>
          </table:table-cell>
          <table:table-cell table:style-name="ce1" office:value-type="string">
            <text:p>Passage Sophie Scholl <text:s/></text:p>
          </table:table-cell>
          <table:table-cell table:style-name="ce3" office:value-type="float" office:value="44130">
            <text:p>44130</text:p>
          </table:table-cell>
          <table:table-cell table:style-name="ce5" office:value-type="string">
            <text:p>BLAIN</text:p>
          </table:table-cell>
          <table:table-cell table:style-name="ce6" office:value-type="string">
            <text:p>02.40.79.05.30</text:p>
          </table:table-cell>
          <table:table-cell table:style-name="ce1" office:value-type="string">
            <text:p>Ma 9h30-13h/16h30-18h Mer 9h30-13h/13h30-18h <text:s/>J. 16h30-18h <text:s/></text:p>
            <text:p>V. 16h30-18h30 S. 9h-13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Aux Lettres du Moulin"</text:p>
          </table:table-cell>
          <table:table-cell table:style-name="ce1" office:value-type="string">
            <text:p><text:s/>Place de la Mairie</text:p>
          </table:table-cell>
          <table:table-cell table:style-name="ce3" office:value-type="float" office:value="44430">
            <text:p>44430</text:p>
          </table:table-cell>
          <table:table-cell table:style-name="ce5" office:value-type="string">
            <text:p>BOISSIERE DU DORE (LA)</text:p>
          </table:table-cell>
          <table:table-cell table:style-name="ce6" office:value-type="string">
            <text:p>02.40.97.51.42</text:p>
          </table:table-cell>
          <table:table-cell table:style-name="ce1" office:value-type="string">
            <text:p>Ma 16h30-18h <text:s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Porte plume"</text:p>
          </table:table-cell>
          <table:table-cell table:style-name="ce1" office:value-type="string">
            <text:p>4 place de la poste</text:p>
          </table:table-cell>
          <table:table-cell table:style-name="ce3" office:value-type="float" office:value="44540">
            <text:p>44540</text:p>
          </table:table-cell>
          <table:table-cell table:style-name="ce5" office:value-type="string">
            <text:p>BONNOEUVRE</text:p>
          </table:table-cell>
          <table:table-cell table:style-name="ce6" office:value-type="string">
            <text:p>02.40.97.03.16</text:p>
          </table:table-cell>
          <table:table-cell table:style-name="ce1" office:value-type="string">
            <text:p>Me 15h-16h30 <text:s/>V. 17h18h30 <text:s/>S. 11h30-12h1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MUNICIPALE</text:p>
          </table:table-cell>
          <table:table-cell table:style-name="ce1" office:value-type="string">
            <text:p>Place du Marché</text:p>
          </table:table-cell>
          <table:table-cell table:style-name="ce3" office:value-type="float" office:value="44830">
            <text:p>44830</text:p>
          </table:table-cell>
          <table:table-cell table:style-name="ce5" office:value-type="string">
            <text:p>BOUAYE</text:p>
          </table:table-cell>
          <table:table-cell table:style-name="ce6" office:value-type="string">
            <text:p>02.40.32.63.03</text:p>
          </table:table-cell>
          <table:table-cell table:style-name="ce1" office:value-type="string">
            <text:p>Mer 10h-12h/14h-17h <text:s text:c="2"/>J. 9h-12h <text:s/>V. 16h-19h <text:s/>S. 10h-12h/14h-16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8 place de l'Eglise</text:p>
          </table:table-cell>
          <table:table-cell table:style-name="ce3" office:value-type="float" office:value="44260">
            <text:p>44260</text:p>
          </table:table-cell>
          <table:table-cell table:style-name="ce5" office:value-type="string">
            <text:p>BOUEE</text:p>
          </table:table-cell>
          <table:table-cell table:style-name="ce6"/>
          <table:table-cell table:style-name="ce1" office:value-type="string">
            <text:p>Ma 16h30-18h <text:s/>Mer 15h-18h <text:s/>S.10h30-12h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Rue de la Taillée</text:p>
          </table:table-cell>
          <table:table-cell table:style-name="ce3" office:value-type="float" office:value="44580">
            <text:p>44580</text:p>
          </table:table-cell>
          <table:table-cell table:style-name="ce5" office:value-type="string">
            <text:p>BOURGNEUF EN RETZ</text:p>
          </table:table-cell>
          <table:table-cell table:style-name="ce6" office:value-type="string">
            <text:p>02.40.21.95.39</text:p>
          </table:table-cell>
          <table:table-cell table:style-name="ce1" office:value-type="string">
            <text:p/>
            <text:p>Mer 17h-18h30 <text:s text:c="2"/>S.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Place de l'Eglise</text:p>
          </table:table-cell>
          <table:table-cell table:style-name="ce3" office:value-type="float" office:value="44190">
            <text:p>44190</text:p>
          </table:table-cell>
          <table:table-cell table:style-name="ce5" office:value-type="string">
            <text:p>BOUSSAY</text:p>
          </table:table-cell>
          <table:table-cell table:style-name="ce6" office:value-type="string">
            <text:p>02.51.71.89.72</text:p>
          </table:table-cell>
          <table:table-cell table:style-name="ce1" office:value-type="string">
            <text:p>Mer 10h30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2 rue Louis Guihot</text:p>
          </table:table-cell>
          <table:table-cell table:style-name="ce3" office:value-type="float" office:value="44130">
            <text:p>44130</text:p>
          </table:table-cell>
          <table:table-cell table:style-name="ce5" office:value-type="string">
            <text:p>BOUVRON</text:p>
          </table:table-cell>
          <table:table-cell table:style-name="ce6" office:value-type="string">
            <text:p>02.28.01.20.54</text:p>
          </table:table-cell>
          <table:table-cell table:style-name="ce1" office:value-type="string">
            <text:p/>
            <text:p>Ma 16h30-18h <text:s/>Me 16h30-18h <text:s/>J. 10h30-12h <text:s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Espace des Clos Mats</text:p>
          </table:table-cell>
          <table:table-cell table:style-name="ce3" office:value-type="float" office:value="44830">
            <text:p>44830</text:p>
          </table:table-cell>
          <table:table-cell table:style-name="ce5" office:value-type="string">
            <text:p>BRAINS</text:p>
          </table:table-cell>
          <table:table-cell table:style-name="ce6" office:value-type="string">
            <text:p>02.40.65.54.40</text:p>
          </table:table-cell>
          <table:table-cell table:style-name="ce1" office:value-type="string">
            <text:p>Mer 16h30-18h30 <text:s text:c="2"/>V. 16h30-18h <text:s/>S. 10h30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L'Arche, Rue Saint-Victor</text:p>
          </table:table-cell>
          <table:table-cell table:style-name="ce3" office:value-type="float" office:value="44750">
            <text:p>44750</text:p>
          </table:table-cell>
          <table:table-cell table:style-name="ce5" office:value-type="string">
            <text:p>CAMPBON</text:p>
          </table:table-cell>
          <table:table-cell table:style-name="ce6" office:value-type="string">
            <text:p>02.28.01.83.10</text:p>
          </table:table-cell>
          <table:table-cell table:style-name="ce1" office:value-type="string">
            <text:p>Me 9h30-12h30/14h-18h30 <text:s/>V. 16h-18h30 <text:s/>S. 9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Place de la Mairie <text:s/></text:p>
          </table:table-cell>
          <table:table-cell table:style-name="ce3" office:value-type="float" office:value="44390">
            <text:p>44390</text:p>
          </table:table-cell>
          <table:table-cell table:style-name="ce5" office:value-type="string">
            <text:p>CASSON</text:p>
          </table:table-cell>
          <table:table-cell table:style-name="ce6" office:value-type="string">
            <text:p>02.40.77.63.23</text:p>
          </table:table-cell>
          <table:table-cell table:style-name="ce1" office:value-type="string">
            <text:p>Mer 15h-17h <text:s text:c="3"/>S. 10h15-1h45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Point-Virgule"</text:p>
          </table:table-cell>
          <table:table-cell table:style-name="ce1" office:value-type="string">
            <text:p>12 rue des Mazères</text:p>
          </table:table-cell>
          <table:table-cell table:style-name="ce3" office:value-type="float" office:value="44850">
            <text:p>44850</text:p>
          </table:table-cell>
          <table:table-cell table:style-name="ce5" office:value-type="string">
            <text:p>CELLIER (LE)</text:p>
          </table:table-cell>
          <table:table-cell table:style-name="ce6" office:value-type="string">
            <text:p>02.40.25.44.82</text:p>
          </table:table-cell>
          <table:table-cell table:style-name="ce1" office:value-type="string">
            <text:p>Mer 10h-12h/15h-18h30 <text:s/>V. 16h-18h30 <text:s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MUNICIPALE</text:p>
          </table:table-cell>
          <table:table-cell table:style-name="ce1" office:value-type="string">
            <text:p>Espace Jean Clareboudt, Rue du Calvaire</text:p>
          </table:table-cell>
          <table:table-cell table:style-name="ce3" office:value-type="float" office:value="44450">
            <text:p>44450</text:p>
          </table:table-cell>
          <table:table-cell table:style-name="ce5" office:value-type="string">
            <text:p>CHAPELLE BASSE MER (LA)</text:p>
          </table:table-cell>
          <table:table-cell table:style-name="ce6" office:value-type="string">
            <text:p>02.40.33.37.93</text:p>
          </table:table-cell>
          <table:table-cell table:style-name="ce1" office:value-type="string">
            <text:p>Mer 10h-12h/4h30-17h <text:s text:c="2"/>V. 16h30-18h30 <text:s/>S. 15h-17h <text:s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Gaston Leroux"</text:p>
          </table:table-cell>
          <table:table-cell table:style-name="ce1" office:value-type="string">
            <text:p>Rue de Penlys </text:p>
          </table:table-cell>
          <table:table-cell table:style-name="ce3" office:value-type="float" office:value="44410">
            <text:p>44410</text:p>
          </table:table-cell>
          <table:table-cell table:style-name="ce5" office:value-type="string">
            <text:p>CHAPELLE DES MARAIS (LA)</text:p>
          </table:table-cell>
          <table:table-cell table:style-name="ce6" office:value-type="string">
            <text:p>02.40.42.42.00</text:p>
          </table:table-cell>
          <table:table-cell table:style-name="ce1" office:value-type="string">
            <text:p><text:s text:c="34"/></text:p>
            <text:p>Ma 16h30-18h30 <text:s/>Me 10h-13h/14h30-18h30 <text:s/>V. 16h30-18h30 <text:s/>S. 10h-13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Rue Principale</text:p>
          </table:table-cell>
          <table:table-cell table:style-name="ce3" office:value-type="float" office:value="44670">
            <text:p>44670</text:p>
          </table:table-cell>
          <table:table-cell table:style-name="ce5" office:value-type="string">
            <text:p>CHAPELLE GLAIN (LA)</text:p>
          </table:table-cell>
          <table:table-cell table:style-name="ce6" office:value-type="string">
            <text:p>02.40.28.35.96</text:p>
          </table:table-cell>
          <table:table-cell table:style-name="ce1" office:value-type="string">
            <text:p/>
            <text:p>Ma 10h -12h15 <text:s text:c="2"/>S. 10h-11h15 <text:s text:c="3"/>D. 10h45-11h30 <text:s/>(1er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Au plaisir de lire"</text:p>
          </table:table-cell>
          <table:table-cell table:style-name="ce1" office:value-type="string">
            <text:p>22 rue Georgette Drouet</text:p>
          </table:table-cell>
          <table:table-cell table:style-name="ce3" office:value-type="float" office:value="44330">
            <text:p>44330</text:p>
          </table:table-cell>
          <table:table-cell table:style-name="ce5" office:value-type="string">
            <text:p>CHAPELLE HEULIN (LA)</text:p>
          </table:table-cell>
          <table:table-cell table:style-name="ce6" office:value-type="string">
            <text:p>02.28.21.60.27</text:p>
          </table:table-cell>
          <table:table-cell table:style-name="ce1" office:value-type="string">
            <text:p><text:s/></text:p>
            <text:p>Me 10h30-12h <text:s/>S 10h30-12h <text:s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Intercommunale du Moulin</text:p>
          </table:table-cell>
          <table:table-cell table:style-name="ce1" office:value-type="string">
            <text:p>Rue du Sacré Cœur</text:p>
          </table:table-cell>
          <table:table-cell table:style-name="ce3" office:value-type="float" office:value="44260">
            <text:p>44260</text:p>
          </table:table-cell>
          <table:table-cell table:style-name="ce5" office:value-type="string">
            <text:p>CHAPELLE LAUNAY (LA)</text:p>
          </table:table-cell>
          <table:table-cell table:style-name="ce6" office:value-type="string">
            <text:p>09.61.57.01.01</text:p>
          </table:table-cell>
          <table:table-cell table:style-name="ce1" office:value-type="string">
            <text:p>, </text:p>
            <text:p>Mar 16h-18h30 <text:s/>Mer 10h-12h/14h-18h30 <text:s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02 rue du Fresnes</text:p>
          </table:table-cell>
          <table:table-cell table:style-name="ce3" office:value-type="float" office:value="44370">
            <text:p>44370</text:p>
          </table:table-cell>
          <table:table-cell table:style-name="ce5" office:value-type="string">
            <text:p>CHAPELLE ST SAUVEUR (LA)</text:p>
          </table:table-cell>
          <table:table-cell table:style-name="ce6"/>
          <table:table-cell table:style-name="ce1" office:value-type="string">
            <text:p>Mer 14h30-15h30 <text:s text:c="2"/>S. 11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Centre Culturel du Moulin Chupin</text:p>
          </table:table-cell>
          <table:table-cell table:style-name="ce3" office:value-type="float" office:value="44690">
            <text:p>44690</text:p>
          </table:table-cell>
          <table:table-cell table:style-name="ce5" office:value-type="string">
            <text:p>CHATEAUTHEBAUD</text:p>
          </table:table-cell>
          <table:table-cell table:style-name="ce6"/>
          <table:table-cell table:style-name="ce1" office:value-type="string">
            <text:p>Mer <text:s/>15h-16h30 <text:s text:c="2"/>S. 15h-16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Allée du Théâtre</text:p>
          </table:table-cell>
          <table:table-cell table:style-name="ce3" office:value-type="float" office:value="44320">
            <text:p>44320</text:p>
          </table:table-cell>
          <table:table-cell table:style-name="ce5" office:value-type="string">
            <text:p>CHAUVE</text:p>
          </table:table-cell>
          <table:table-cell table:style-name="ce6" office:value-type="string">
            <text:p>02.40.64.37.34</text:p>
          </table:table-cell>
          <table:table-cell table:style-name="ce1" office:value-type="string">
            <text:p>Ma 16h30-17h30 <text:s/>Mer <text:s/>10h-12h30 <text:s text:c="2"/>V 16h30-18h30. 10h-12h30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Municipale</text:p>
          </table:table-cell>
          <table:table-cell table:style-name="ce1" office:value-type="string">
            <text:p>3 place Saint Martin</text:p>
          </table:table-cell>
          <table:table-cell table:style-name="ce3" office:value-type="float" office:value="44640">
            <text:p>44640</text:p>
          </table:table-cell>
          <table:table-cell table:style-name="ce5" office:value-type="string">
            <text:p>CHEIX EN RETZ</text:p>
          </table:table-cell>
          <table:table-cell table:style-name="ce6"/>
          <table:table-cell table:style-name="ce1" office:value-type="string">
            <text:p>Ma 18h-19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0 rue de Pornic</text:p>
          </table:table-cell>
          <table:table-cell table:style-name="ce3" office:value-type="float" office:value="44680">
            <text:p>44680</text:p>
          </table:table-cell>
          <table:table-cell table:style-name="ce5" office:value-type="string">
            <text:p>CHEMERE</text:p>
          </table:table-cell>
          <table:table-cell table:style-name="ce6" office:value-type="string">
            <text:p>02.40.21.30.37</text:p>
          </table:table-cell>
          <table:table-cell table:style-name="ce1" office:value-type="string">
            <text:p>Ma 18h-19h <text:s text:c="2"/>Mer <text:s/>10h-12h <text:s text:c="2"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iothèque "Au plaisir de lire"</text:p>
          </table:table-cell>
          <table:table-cell table:style-name="ce1" office:value-type="string">
            <text:p>Rue Traversière</text:p>
          </table:table-cell>
          <table:table-cell table:style-name="ce3" office:value-type="float" office:value="44810">
            <text:p>44810</text:p>
          </table:table-cell>
          <table:table-cell table:style-name="ce5" office:value-type="string">
            <text:p>CHEVALLERAIS (LA)</text:p>
          </table:table-cell>
          <table:table-cell table:style-name="ce6"/>
          <table:table-cell table:style-name="ce1" office:value-type="string">
            <text:p>Me. 10h-12h <text:s text:c="2"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Le GrandLieu"</text:p>
          </table:table-cell>
          <table:table-cell table:style-name="ce1" office:value-type="string">
            <text:p>3 place Saint Martin</text:p>
          </table:table-cell>
          <table:table-cell table:style-name="ce3" office:value-type="float" office:value="44118">
            <text:p>44118</text:p>
          </table:table-cell>
          <table:table-cell table:style-name="ce5" office:value-type="string">
            <text:p>LA CHEVROLIERE (LA)</text:p>
          </table:table-cell>
          <table:table-cell table:style-name="ce6" office:value-type="string">
            <text:p>02.40.31.32.58</text:p>
          </table:table-cell>
          <table:table-cell table:style-name="ce1" office:value-type="string">
            <text:p>Ma 17h-18h30 <text:s text:c="2"/>Me 10h-12h/15h-17h <text:s text:c="2"/>V. 17h-18h30 <text:s text:c="2"/>S. 10h-12h <text:s/></text:p>
            <text:p>D. 11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</text:p>
          </table:table-cell>
          <table:table-cell table:style-name="ce1" office:value-type="string">
            <text:p>36 rue des Halles</text:p>
          </table:table-cell>
          <table:table-cell table:style-name="ce3" office:value-type="float" office:value="44190">
            <text:p>44190</text:p>
          </table:table-cell>
          <table:table-cell table:style-name="ce5" office:value-type="string">
            <text:p>CLISSON</text:p>
          </table:table-cell>
          <table:table-cell table:style-name="ce6"/>
          <table:table-cell table:style-name="ce1" office:value-type="string">
            <text:p>Ma 16h30-18h30 <text:s/>Mer 15h30-17h30 <text:s/>V. 10h-11h/16h30-19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22 bis place de l'Eglise</text:p>
          </table:table-cell>
          <table:table-cell table:style-name="ce3" office:value-type="float" office:value="44290">
            <text:p>44290</text:p>
          </table:table-cell>
          <table:table-cell table:style-name="ce5" office:value-type="string">
            <text:p>CONQUEREUIL</text:p>
          </table:table-cell>
          <table:table-cell table:style-name="ce6" office:value-type="string">
            <text:p>02.40.87.65.02<text:span text:style-name="T5"> </text:span></text:p>
          </table:table-cell>
          <table:table-cell table:style-name="ce1" office:value-type="string">
            <text:p>Mer 14h30-16h30 <text:s text:c="2"/>J. 9h30-11h30 <text:s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 rue du 8 mai</text:p>
          </table:table-cell>
          <table:table-cell table:style-name="ce3" office:value-type="float" office:value="44650">
            <text:p>44650</text:p>
          </table:table-cell>
          <table:table-cell table:style-name="ce5" office:value-type="string">
            <text:p>CORCOUE SUR LOGNE</text:p>
          </table:table-cell>
          <table:table-cell table:style-name="ce6" office:value-type="string">
            <text:p>02.40.05.87.28</text:p>
          </table:table-cell>
          <table:table-cell table:style-name="ce1" office:value-type="string">
            <text:p>Mer 10h30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édiathèque "Jacques Feirand" </text:p>
          </table:table-cell>
          <table:table-cell table:style-name="ce1" office:value-type="string">
            <text:p>Avenue des 4 Vents </text:p>
          </table:table-cell>
          <table:table-cell table:style-name="ce3" office:value-type="float" office:value="44360">
            <text:p>44360</text:p>
          </table:table-cell>
          <table:table-cell table:style-name="ce5" office:value-type="string">
            <text:p>CORDEMAIS</text:p>
          </table:table-cell>
          <table:table-cell table:style-name="ce6" office:value-type="string">
            <text:p>02.40.57.82.20</text:p>
          </table:table-cell>
          <table:table-cell table:style-name="ce1" office:value-type="string">
            <text:p>Mar 16h30-18h30 Mer 10h-12h/14h-18h30 Jeu 16h-18h30 Sam 10h-13h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Rue des Prés</text:p>
          </table:table-cell>
          <table:table-cell table:style-name="ce3" office:value-type="float" office:value="44560">
            <text:p>44560</text:p>
          </table:table-cell>
          <table:table-cell table:style-name="ce5" office:value-type="string">
            <text:p>CORSEPT</text:p>
          </table:table-cell>
          <table:table-cell table:style-name="ce6" office:value-type="string">
            <text:p>02.40.27.85.35 </text:p>
          </table:table-cell>
          <table:table-cell table:style-name="ce1" office:value-type="string">
            <text:p>Ma 10h-12h <text:s/>Me 16h-18h <text:s/>V. 16h-18h <text:s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3 rue des Marquises</text:p>
          </table:table-cell>
          <table:table-cell table:style-name="ce3" office:value-type="float" office:value="44520">
            <text:p>44520</text:p>
          </table:table-cell>
          <table:table-cell table:style-name="ce5" office:value-type="string">
            <text:p>COUFFE</text:p>
          </table:table-cell>
          <table:table-cell table:style-name="ce6" office:value-type="string">
            <text:p>02.40.96.37.28</text:p>
          </table:table-cell>
          <table:table-cell table:style-name="ce1" office:value-type="string">
            <text:p/>
            <text:p>Mer 16h-17h <text:s/>V. 18h30-19h30 (2e et 4e) <text:s/>D. 11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DE LA COTE SAUVAGE</text:p>
          </table:table-cell>
          <table:table-cell table:style-name="ce1" office:value-type="string">
            <text:p>15 rue Jean-Jacques Rousseau</text:p>
          </table:table-cell>
          <table:table-cell table:style-name="ce3" office:value-type="float" office:value="44490">
            <text:p>44490</text:p>
          </table:table-cell>
          <table:table-cell table:style-name="ce5" office:value-type="string">
            <text:p>CROISIC (LE)</text:p>
          </table:table-cell>
          <table:table-cell table:style-name="ce6" office:value-type="string">
            <text:p>02.40.23.20.89</text:p>
          </table:table-cell>
          <table:table-cell table:style-name="ce1" office:value-type="string">
            <text:p/>
            <text:p>L. 16h-18h30 <text:s/>Me 14h30-17h <text:s/>J. 10h-12h <text:s/>V. 16h-18h30 <text:s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Impasse des Petits Matelots</text:p>
          </table:table-cell>
          <table:table-cell table:style-name="ce3" office:value-type="float" office:value="44160">
            <text:p>44160</text:p>
          </table:table-cell>
          <table:table-cell table:style-name="ce5" office:value-type="string">
            <text:p>CROSSAC</text:p>
          </table:table-cell>
          <table:table-cell table:style-name="ce6" office:value-type="string">
            <text:p>02.40.01.06.08</text:p>
          </table:table-cell>
          <table:table-cell table:style-name="ce1" office:value-type="string">
            <text:p>Ma 16h-18h30 <text:s/>Me 10h-12h/15h-18h <text:s/>S. 9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5 rue de la Tour Saint Clair</text:p>
          </table:table-cell>
          <table:table-cell table:style-name="ce3" office:value-type="float" office:value="44590">
            <text:p>44590</text:p>
          </table:table-cell>
          <table:table-cell table:style-name="ce5" office:value-type="string">
            <text:p>DERVAL</text:p>
          </table:table-cell>
          <table:table-cell table:style-name="ce6" office:value-type="string">
            <text:p>02.40.28.03.96</text:p>
          </table:table-cell>
          <table:table-cell table:style-name="ce1" office:value-type="string">
            <text:p>Ma 16h30-18h45 <text:s text:c="2"/>Mer 10h-12h/15h-17h <text:s text:c="2"/>S. 10h-12h <text:s text:c="3"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Jules Verne"</text:p>
          </table:table-cell>
          <table:table-cell table:style-name="ce1" office:value-type="string">
            <text:p>13 rue Laënnec</text:p>
          </table:table-cell>
          <table:table-cell table:style-name="ce3" office:value-type="float" office:value="44480">
            <text:p>44480</text:p>
          </table:table-cell>
          <table:table-cell table:style-name="ce5" office:value-type="string">
            <text:p>DONGES</text:p>
          </table:table-cell>
          <table:table-cell table:style-name="ce6" office:value-type="string">
            <text:p><text:s/>02.40.91.01.31</text:p>
          </table:table-cell>
          <table:table-cell table:style-name="ce1" office:value-type="string">
            <text:p>Ma 9h30-12h15 <text:s/>Mer 9h30-12h15/14h30-18h <text:s/></text:p>
            <text:p>J. 9h30-12h15 <text:s text:c="2"/>V. 14h30-18h <text:s text:c="3"/>S. 9h30-12h15 <text:s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Rue des Tilleuls</text:p>
          </table:table-cell>
          <table:table-cell table:style-name="ce3" office:value-type="float" office:value="44530">
            <text:p>44530</text:p>
          </table:table-cell>
          <table:table-cell table:style-name="ce5" office:value-type="string">
            <text:p>DREFFEAC</text:p>
          </table:table-cell>
          <table:table-cell table:style-name="ce6" office:value-type="string">
            <text:p>02.40.17.60.54</text:p>
          </table:table-cell>
          <table:table-cell table:style-name="ce1" office:value-type="string">
            <text:p>Mer 10h-12h/16h-18h <text:s/>V. 16h-18h <text:s text:c="2"/>S. 10h-12h <text:s text:c="2"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4 place de la Mairie</text:p>
          </table:table-cell>
          <table:table-cell table:style-name="ce3" office:value-type="float" office:value="44110">
            <text:p>44110</text:p>
          </table:table-cell>
          <table:table-cell table:style-name="ce5" office:value-type="string">
            <text:p>ERBRAY</text:p>
          </table:table-cell>
          <table:table-cell table:style-name="ce6" office:value-type="string">
            <text:p>02.40.28.35.32</text:p>
          </table:table-cell>
          <table:table-cell table:style-name="ce1" office:value-type="string">
            <text:p>L. 10h-12h <text:s text:c="2"/>Ma 17h30-19h <text:s/>S. 10h30-12h <text:s text:c="2"/>D. 11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édiathèque "La grange" </text:p>
          </table:table-cell>
          <table:table-cell table:style-name="ce1" office:value-type="string">
            <text:p>2 rue Georges Sicard</text:p>
          </table:table-cell>
          <table:table-cell table:style-name="ce3" office:value-type="float" office:value="44130">
            <text:p>44130</text:p>
          </table:table-cell>
          <table:table-cell table:style-name="ce5" office:value-type="string">
            <text:p>FAY DE BRETAGNE</text:p>
          </table:table-cell>
          <table:table-cell table:style-name="ce6" office:value-type="string">
            <text:p>02.40.87.33.65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2 rue Jean du Dresnay</text:p>
          </table:table-cell>
          <table:table-cell table:style-name="ce3" office:value-type="float" office:value="44460">
            <text:p>44460</text:p>
          </table:table-cell>
          <table:table-cell table:style-name="ce5" office:value-type="string">
            <text:p>FEGREAC</text:p>
          </table:table-cell>
          <table:table-cell table:style-name="ce6" office:value-type="string">
            <text:p>02.40.91.28.62</text:p>
          </table:table-cell>
          <table:table-cell table:style-name="ce1" office:value-type="string">
            <text:p/>
            <text:p>Mer 10h30-12h <text:s/>S. 10h30-12h <text:s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2 place des Souvenirs</text:p>
          </table:table-cell>
          <table:table-cell table:style-name="ce3" office:value-type="float" office:value="44660">
            <text:p>44660</text:p>
          </table:table-cell>
          <table:table-cell table:style-name="ce5" office:value-type="string">
            <text:p>FERCE</text:p>
          </table:table-cell>
          <table:table-cell table:style-name="ce6" office:value-type="string">
            <text:p>02.40.28.75.53</text:p>
          </table:table-cell>
          <table:table-cell table:style-name="ce1" office:value-type="string">
            <text:p><text:s/></text:p>
            <text:p>Me 10h30-11h30/16h-17h30 <text:s/>V. 14h-16h30 <text:s/>S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Fresnay Lecture" </text:p>
            <text:p/>
          </table:table-cell>
          <table:table-cell table:style-name="ce1" office:value-type="string">
            <text:p>Allée des Sports</text:p>
          </table:table-cell>
          <table:table-cell table:style-name="ce3" office:value-type="float" office:value="44580">
            <text:p>44580</text:p>
          </table:table-cell>
          <table:table-cell table:style-name="ce5" office:value-type="string">
            <text:p>FRESNAY EN RETZ</text:p>
          </table:table-cell>
          <table:table-cell table:style-name="ce6" office:value-type="string">
            <text:p>02.51.74.50.27</text:p>
          </table:table-cell>
          <table:table-cell table:style-name="ce1" office:value-type="string">
            <text:p>Mer 14h-16h <text:s text:c="2"/>S. 14h30-16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Rue du Calvaire</text:p>
          </table:table-cell>
          <table:table-cell table:style-name="ce3" office:value-type="float" office:value="44320">
            <text:p>44320</text:p>
          </table:table-cell>
          <table:table-cell table:style-name="ce5" office:value-type="string">
            <text:p>FROSSAY</text:p>
          </table:table-cell>
          <table:table-cell table:style-name="ce6"/>
          <table:table-cell table:style-name="ce9"/>
          <table:table-cell table:number-columns-repeated="1018"/>
        </table:table-row>
        <table:table-row table:style-name="ro1">
          <table:table-cell table:style-name="ce1" office:value-type="string">
            <text:p>BIBLIOTHEQUE "De la Forêt aux livres"</text:p>
          </table:table-cell>
          <table:table-cell table:style-name="ce1" office:value-type="string">
            <text:p>Impasse du Muguet</text:p>
          </table:table-cell>
          <table:table-cell table:style-name="ce3" office:value-type="float" office:value="44130">
            <text:p>44130</text:p>
          </table:table-cell>
          <table:table-cell table:style-name="ce5" office:value-type="string">
            <text:p>GAVRE (LE)</text:p>
          </table:table-cell>
          <table:table-cell table:style-name="ce6"/>
          <table:table-cell table:style-name="ce1" office:value-type="string">
            <text:p>Mer 10h30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Place de la Madeleine</text:p>
          </table:table-cell>
          <table:table-cell table:style-name="ce3" office:value-type="float" office:value="44140">
            <text:p>44140</text:p>
          </table:table-cell>
          <table:table-cell table:style-name="ce5" office:value-type="string">
            <text:p>GENESTON</text:p>
          </table:table-cell>
          <table:table-cell table:style-name="ce6" office:value-type="string">
            <text:p>02.40.26.18.83</text:p>
          </table:table-cell>
          <table:table-cell table:style-name="ce1" office:value-type="string">
            <text:p/>
            <text:p>Ma 16h45-17h45 <text:s text:c="2"/>Me 15h-17h <text:s text:c="2"/>S. 10h30-12h1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des Ch@nges</text:p>
          </table:table-cell>
          <table:table-cell table:style-name="ce1" office:value-type="string">
            <text:p>3 rue des Changes</text:p>
          </table:table-cell>
          <table:table-cell table:style-name="ce3" office:value-type="float" office:value="44190">
            <text:p>44190</text:p>
          </table:table-cell>
          <table:table-cell table:style-name="ce5" office:value-type="string">
            <text:p>GETIGNE</text:p>
          </table:table-cell>
          <table:table-cell table:style-name="ce6" office:value-type="string">
            <text:p>02.40.36.13.96</text:p>
          </table:table-cell>
          <table:table-cell table:style-name="ce1" office:value-type="string">
            <text:p>L. 16h30-18h30 <text:s/>Me 10h30-12h30/15h-18h30 <text:s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Au fil des mots"</text:p>
          </table:table-cell>
          <table:table-cell table:style-name="ce1" office:value-type="string">
            <text:p>Rue Boisteau</text:p>
          </table:table-cell>
          <table:table-cell table:style-name="ce3" office:value-type="float" office:value="44190">
            <text:p>44190</text:p>
          </table:table-cell>
          <table:table-cell table:style-name="ce5" office:value-type="string">
            <text:p>GORGES</text:p>
          </table:table-cell>
          <table:table-cell table:style-name="ce6" office:value-type="string">
            <text:p>02.40.06.93.90</text:p>
          </table:table-cell>
          <table:table-cell table:style-name="ce1" office:value-type="string">
            <text:p>L. 17h-19h <text:s/>Mer 9h30-12h/17h-18h30 <text:s text:c="2"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Place Saint Henri</text:p>
          </table:table-cell>
          <table:table-cell table:style-name="ce3" office:value-type="float" office:value="44520">
            <text:p>44520</text:p>
          </table:table-cell>
          <table:table-cell table:style-name="ce5" office:value-type="string">
            <text:p>GRAND AUVERNE</text:p>
          </table:table-cell>
          <table:table-cell table:style-name="ce6" office:value-type="string">
            <text:p>02.40.07.72.38</text:p>
          </table:table-cell>
          <table:table-cell table:style-name="ce1" office:value-type="string">
            <text:p/>
            <text:p>Me 14h-16h <text:s/>D. 11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PALE</text:p>
          </table:table-cell>
          <table:table-cell table:style-name="ce1" office:value-type="string">
            <text:p>Rue de Cèdres</text:p>
          </table:table-cell>
          <table:table-cell table:style-name="ce3" office:value-type="float" office:value="44119">
            <text:p>44119</text:p>
          </table:table-cell>
          <table:table-cell table:style-name="ce5" office:value-type="string">
            <text:p>GRANDCHAMP DES FONTAINES</text:p>
          </table:table-cell>
          <table:table-cell table:style-name="ce6" office:value-type="string">
            <text:p>02.40.77.13.47</text:p>
          </table:table-cell>
          <table:table-cell table:style-name="ce1" office:value-type="string">
            <text:p>Mer 10h-12h/14h-17h <text:s text:c="2"/>V. 16h-18h <text:s text:c="2"/>S. 10h-12h <text:s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"Le Cirque des pages"</text:p>
          </table:table-cell>
          <table:table-cell table:style-name="ce1" office:value-type="string">
            <text:p><text:s/>rue de l'Abbé Mérel</text:p>
          </table:table-cell>
          <table:table-cell table:style-name="ce3" office:value-type="float" office:value="44170">
            <text:p>44170</text:p>
          </table:table-cell>
          <table:table-cell table:style-name="ce5" office:value-type="string">
            <text:p>GRIGONNAIS (LA)</text:p>
          </table:table-cell>
          <table:table-cell table:style-name="ce6" office:value-type="string">
            <text:p>02.40.87.52.07</text:p>
          </table:table-cell>
          <table:table-cell table:style-name="ce1" office:value-type="string">
            <text:p>Mer 10h-12h <text:s text:c="2"/>S. 10h-12h <text:s text:c="2"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Marcelle MAURETTE"</text:p>
          </table:table-cell>
          <table:table-cell table:style-name="ce1" office:value-type="string">
            <text:p>5 rue Saint Jean</text:p>
          </table:table-cell>
          <table:table-cell table:style-name="ce3" office:value-type="float" office:value="44290">
            <text:p>44290</text:p>
          </table:table-cell>
          <table:table-cell table:style-name="ce5" office:value-type="string">
            <text:p>GUEMENE PENFAO</text:p>
          </table:table-cell>
          <table:table-cell table:style-name="ce6" office:value-type="string">
            <text:p>02.40.51.14.73</text:p>
          </table:table-cell>
          <table:table-cell table:style-name="ce1" office:value-type="string">
            <text:p>Ma 14h-18h30 Mer 10h-12h30/14h-18h <text:s text:c="2"/>J. 16h-18h <text:s/>V. 10h-12h30/16h-18h <text:s text:c="2"/>S. 10h-13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INTERCOMMUNALE <text:s text:c="21"/></text:p>
          </table:table-cell>
          <table:table-cell table:style-name="ce1" office:value-type="string">
            <text:p/>
            <text:p>12 rue André Caux <text:s text:c="23"/></text:p>
          </table:table-cell>
          <table:table-cell table:style-name="ce3" office:value-type="float" office:value="44530">
            <text:p>44530</text:p>
          </table:table-cell>
          <table:table-cell table:style-name="ce5" office:value-type="string">
            <text:p>GUENROUET</text:p>
          </table:table-cell>
          <table:table-cell table:style-name="ce6" office:value-type="string">
            <text:p>02.40.87.80.06</text:p>
          </table:table-cell>
          <table:table-cell table:style-name="ce1" office:value-type="string">
            <text:p>Ma 16h30-19h Me 15h30-18h <text:s/>J. 16h30-18h <text:s/>S. 10h-12h <text:s/>D. 10h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6 rue de la Gare</text:p>
          </table:table-cell>
          <table:table-cell table:style-name="ce3" office:value-type="float" office:value="44690">
            <text:p>44690</text:p>
          </table:table-cell>
          <table:table-cell table:style-name="ce5" office:value-type="string">
            <text:p>HAYE FOUASSIERE (LA)</text:p>
          </table:table-cell>
          <table:table-cell table:style-name="ce6" office:value-type="string">
            <text:p>02.40.54.87.10</text:p>
          </table:table-cell>
          <table:table-cell table:style-name="ce1" office:value-type="string">
            <text:p>Ma 16h-18h <text:s/>Mer 10h-12h30/16h-19h <text:s/>V. 16h-18h <text:s text:c="2"/>S. 1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PALE</text:p>
          </table:table-cell>
          <table:table-cell table:style-name="ce1" office:value-type="string">
            <text:p>Espace de la Treille</text:p>
            <text:p>2 place Beau Soleil <text:s text:c="3"/></text:p>
          </table:table-cell>
          <table:table-cell table:style-name="ce3" office:value-type="float" office:value="44115">
            <text:p>44115</text:p>
          </table:table-cell>
          <table:table-cell table:style-name="ce5" office:value-type="string">
            <text:p>HAUTE GOULAINE</text:p>
          </table:table-cell>
          <table:table-cell table:style-name="ce6" office:value-type="string">
            <text:p>02.40.06.24.75</text:p>
          </table:table-cell>
          <table:table-cell table:style-name="ce1" office:value-type="string">
            <text:p>L. 14h-15h <text:s/>Ma <text:s/>9h30-12h <text:s text:c="2"/>Mer 10h-12h/14h-17h30 <text:s/></text:p>
            <text:p>V. 16h30-18h30 <text:s text:c="4"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space Culturel François Mitterrand <text:s text:c="9"/></text:p>
          </table:table-cell>
          <table:table-cell table:style-name="ce1" office:value-type="string">
            <text:p>1 rue Fontaine Saint Jean <text:s text:c="72"/></text:p>
          </table:table-cell>
          <table:table-cell table:style-name="ce3" office:value-type="float" office:value="44410">
            <text:p>44410</text:p>
          </table:table-cell>
          <table:table-cell table:style-name="ce5" office:value-type="string">
            <text:p>HERBIGNAC</text:p>
          </table:table-cell>
          <table:table-cell table:style-name="ce6" office:value-type="string">
            <text:p>02.51.76.90.40</text:p>
          </table:table-cell>
          <table:table-cell table:style-name="ce1" office:value-type="string">
            <text:p>Ma 16h30-18h30 <text:s text:c="2"/>Me 10h-12h/14h-17h <text:s/>V. 16h30-18h30 <text:s/>S 10h-12h/14h-17h <text:s text:c="3"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La Médiathèque"</text:p>
          </table:table-cell>
          <table:table-cell table:style-name="ce1" office:value-type="string">
            <text:p>Rue Saint Pierre</text:p>
          </table:table-cell>
          <table:table-cell table:style-name="ce3" office:value-type="float" office:value="44810">
            <text:p>44810</text:p>
          </table:table-cell>
          <table:table-cell table:style-name="ce5" office:value-type="string">
            <text:p>HERIC</text:p>
          </table:table-cell>
          <table:table-cell table:style-name="ce6" office:value-type="string">
            <text:p>02.40.57.96.01</text:p>
          </table:table-cell>
          <table:table-cell table:style-name="ce1" office:value-type="string">
            <text:p>Ma 16h-18h30 Mer 10h-12h30/14h-17h <text:s/>J. 10h-12h30 <text:s text:c="2"/>V. 16h-18h30 <text:s/></text:p>
            <text:p>S. 10h-12h30/14h-17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Maison des Associations</text:p>
            <text:p>2 rue du Stade </text:p>
          </table:table-cell>
          <table:table-cell table:style-name="ce3" office:value-type="float" office:value="44610">
            <text:p>44610</text:p>
          </table:table-cell>
          <table:table-cell table:style-name="ce5" office:value-type="string">
            <text:p>INDRE</text:p>
          </table:table-cell>
          <table:table-cell table:style-name="ce6" office:value-type="string">
            <text:p>02.40.85.46.16</text:p>
          </table:table-cell>
          <table:table-cell table:style-name="ce1" office:value-type="string">
            <text:p>Ma 9h-12h <text:s text:c="2"/>Mer 9h-12h/14h-18h <text:s text:c="2"/>J. 9h-12h <text:s/>S. 9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2 rue du Chêne Piraud</text:p>
          </table:table-cell>
          <table:table-cell table:style-name="ce3" office:value-type="float" office:value="44520">
            <text:p>44520</text:p>
          </table:table-cell>
          <table:table-cell table:style-name="ce5" office:value-type="string">
            <text:p>ISSE</text:p>
          </table:table-cell>
          <table:table-cell table:style-name="ce6" office:value-type="string">
            <text:p>02.40.55.17.56</text:p>
          </table:table-cell>
          <table:table-cell table:style-name="ce1" office:value-type="string">
            <text:p>Ma 16h-18h <text:s text:c="2"/>Mer 14h30-18h <text:s/>V 9h-10h30/16h-18h <text:s text:c="2"/>S. 10h30-12h <text:s text:c="3"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8 place de l'Eglise</text:p>
          </table:table-cell>
          <table:table-cell table:style-name="ce3" office:value-type="float" office:value="44170">
            <text:p>44170</text:p>
          </table:table-cell>
          <table:table-cell table:style-name="ce5" office:value-type="string">
            <text:p>JANS</text:p>
          </table:table-cell>
          <table:table-cell table:style-name="ce6"/>
          <table:table-cell table:style-name="ce1" office:value-type="string">
            <text:p/>
            <text:p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de l'Escapade" </text:p>
          </table:table-cell>
          <table:table-cell table:style-name="ce1" office:value-type="string">
            <text:p>141 rue du Bocage</text:p>
          </table:table-cell>
          <table:table-cell table:style-name="ce3" office:value-type="float" office:value="44440">
            <text:p>44440</text:p>
          </table:table-cell>
          <table:table-cell table:style-name="ce5" office:value-type="string">
            <text:p>JOUE SUR ERDRE </text:p>
          </table:table-cell>
          <table:table-cell table:style-name="ce6" office:value-type="string">
            <text:p>02.40.72.39.77</text:p>
          </table:table-cell>
          <table:table-cell table:style-name="ce1" office:value-type="string">
            <text:p>Mer 10h30-12h30 <text:s/>S. 10h30-12h30/15h-17h <text:s text:c="3"/>D.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12 rue de Chanteloup</text:p>
          </table:table-cell>
          <table:table-cell table:style-name="ce3" office:value-type="float" office:value="44670">
            <text:p>44670</text:p>
          </table:table-cell>
          <table:table-cell table:style-name="ce5" office:value-type="string">
            <text:p>JUIGNE LES MOUTIERS</text:p>
          </table:table-cell>
          <table:table-cell table:style-name="ce6"/>
          <table:table-cell table:style-name="ce1" office:value-type="string">
            <text:p>L. 14h-16h30 <text:s text:c="2"/>Ma 16h30-17h1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 "Comme un roman" </text:p>
          </table:table-cell>
          <table:table-cell table:style-name="ce1" office:value-type="string">
            <text:p><text:s text:c="25"/></text:p>
            <text:p>9 rue Bouteiller de l'Isle</text:p>
          </table:table-cell>
          <table:table-cell table:style-name="ce3" office:value-type="float" office:value="44430">
            <text:p>44430</text:p>
          </table:table-cell>
          <table:table-cell table:style-name="ce5" office:value-type="string">
            <text:p>LANDREAU (LE)</text:p>
          </table:table-cell>
          <table:table-cell table:style-name="ce6" office:value-type="string">
            <text:p>02.40.03.76.31</text:p>
          </table:table-cell>
          <table:table-cell table:style-name="ce1" office:value-type="string">
            <text:p>Mer 10h30-12h30/14h30-17h <text:s text:c="2"/>V. 16h30-19h <text:s/>S. 10h-12h <text:s text:c="2"/>D. 10h30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1 bis rue de la Mairie</text:p>
          </table:table-cell>
          <table:table-cell table:style-name="ce3" office:value-type="float" office:value="44260">
            <text:p>44260</text:p>
          </table:table-cell>
          <table:table-cell table:style-name="ce5" office:value-type="string">
            <text:p>LAVAU SUR LOIRE</text:p>
          </table:table-cell>
          <table:table-cell table:style-name="ce6" office:value-type="string">
            <text:p>02.40.04.08.76</text:p>
          </table:table-cell>
          <table:table-cell table:style-name="ce1" office:value-type="string">
            <text:p>Me. 16h30-17h30 <text:s text:c="2"/>D. 10h30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 "Atout Lire"</text:p>
          </table:table-cell>
          <table:table-cell table:style-name="ce1" office:value-type="string">
            <text:p>8 rue de la Chaussée</text:p>
          </table:table-cell>
          <table:table-cell table:style-name="ce3" office:value-type="float" office:value="44650">
            <text:p>44650</text:p>
          </table:table-cell>
          <table:table-cell table:style-name="ce5" office:value-type="string">
            <text:p>LEGE</text:p>
          </table:table-cell>
          <table:table-cell table:style-name="ce6" office:value-type="string">
            <text:p>02.40.26.35.00</text:p>
          </table:table-cell>
          <table:table-cell table:style-name="ce1" office:value-type="string">
            <text:p>Mer <text:s/>15h30-17h30 <text:s text:c="2"/>S. 11h30-12h30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 "<text:span text:style-name="T2">Antoine de Saint-Exupéry"</text:span></text:p>
          </table:table-cell>
          <table:table-cell table:style-name="ce1" office:value-type="string">
            <text:p><text:s/>40 rue de Vieillevigne</text:p>
          </table:table-cell>
          <table:table-cell table:style-name="ce3" office:value-type="float" office:value="44850">
            <text:p>44850</text:p>
          </table:table-cell>
          <table:table-cell table:style-name="ce5" office:value-type="string">
            <text:p>LIGNE</text:p>
          </table:table-cell>
          <table:table-cell table:style-name="ce6" office:value-type="string">
            <text:p>02.51.12.26.11</text:p>
          </table:table-cell>
          <table:table-cell table:style-name="ce1" office:value-type="string">
            <text:p>Me 10h-12h/14h-18h30 <text:s/>V. 16h-18H30 <text:s text:c="2"/>S. 10h-12h <text:s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<text:s/>"Espace Jean de la Fontaine"</text:p>
          </table:table-cell>
          <table:table-cell table:style-name="ce1" office:value-type="string">
            <text:p>Place Sainte-Thérèse</text:p>
          </table:table-cell>
          <table:table-cell table:style-name="ce3" office:value-type="float" office:value="44310">
            <text:p>44310</text:p>
          </table:table-cell>
          <table:table-cell table:style-name="ce5" office:value-type="string">
            <text:p>LIMOUZINIERE (LA)</text:p>
          </table:table-cell>
          <table:table-cell table:style-name="ce6" office:value-type="string">
            <text:p>02.40.05.99.19</text:p>
          </table:table-cell>
          <table:table-cell table:style-name="ce1" office:value-type="string">
            <text:p>Ma 15h30-18h <text:s/>Mer 10h-12h/14h-16h <text:s text:c="3"/>J. 17h30-19h <text:s text:c="3"/>S. 14h30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Les Quatre Vents"</text:p>
          </table:table-cell>
          <table:table-cell table:style-name="ce1" office:value-type="string">
            <text:p>4 rue du Jeu de Paume <text:s text:c="2"/></text:p>
          </table:table-cell>
          <table:table-cell table:style-name="ce3" office:value-type="float" office:value="44430">
            <text:p>44430</text:p>
          </table:table-cell>
          <table:table-cell table:style-name="ce5" office:value-type="string">
            <text:p>LOROUX BOTTEREAU (LE)</text:p>
          </table:table-cell>
          <table:table-cell table:style-name="ce6" office:value-type="string">
            <text:p>02.40.33.82.76</text:p>
          </table:table-cell>
          <table:table-cell table:style-name="ce1" office:value-type="string">
            <text:p>Mer 10h30-12h/14h-18h <text:s text:c="2"/>J. 16h30-19h <text:s text:c="2"/></text:p>
            <text:p>S. 10h30-12h/15h-17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"<text:span text:style-name="T2">La Grande aux Poètes</text:span><text:span text:style-name="T3">"</text:span><text:span text:style-name="T1"> </text:span></text:p>
          </table:table-cell>
          <table:table-cell table:style-name="ce1" office:value-type="string">
            <text:p>3 rue de la Cure</text:p>
          </table:table-cell>
          <table:table-cell table:style-name="ce3" office:value-type="float" office:value="44110">
            <text:p>44110</text:p>
          </table:table-cell>
          <table:table-cell table:style-name="ce5" office:value-type="string">
            <text:p>LOUISFERT</text:p>
          </table:table-cell>
          <table:table-cell table:style-name="ce6"/>
          <table:table-cell table:style-name="ce1" office:value-type="string">
            <text:p>Mer 10h-12h <text:s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"Au fil des mots"</text:p>
          </table:table-cell>
          <table:table-cell table:style-name="ce1" office:value-type="string">
            <text:p>Espace Harmonie</text:p>
            <text:p>1 rue de la Gare</text:p>
          </table:table-cell>
          <table:table-cell table:style-name="ce3" office:value-type="float" office:value="44590">
            <text:p>44590</text:p>
          </table:table-cell>
          <table:table-cell table:style-name="ce5" office:value-type="string">
            <text:p>LUSANGER</text:p>
          </table:table-cell>
          <table:table-cell table:style-name="ce6" office:value-type="string">
            <text:p>02.40.07.65.10</text:p>
          </table:table-cell>
          <table:table-cell table:style-name="ce1" office:value-type="string">
            <text:p>Mer 14h30-17h <text:s text:c="2"/>S. 10h-12h <text:s text:c="2"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7 rue des Bouchers </text:p>
          </table:table-cell>
          <table:table-cell table:style-name="ce3" office:value-type="float" office:value="44270">
            <text:p>44270</text:p>
          </table:table-cell>
          <table:table-cell table:style-name="ce5" office:value-type="string">
            <text:p>MACHECOUL</text:p>
          </table:table-cell>
          <table:table-cell table:style-name="ce6" office:value-type="string">
            <text:p>02.40.31.47.61</text:p>
          </table:table-cell>
          <table:table-cell table:style-name="ce1" office:value-type="string">
            <text:p>L. 16h-18h Ma 16h-18h <text:s text:c="2"/>Mer 9h30-12h/16h-18h</text:p>
            <text:p>V. 9h30-12h/16h-18h <text:s text:c="2"/>S. 9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A livre ouvert"</text:p>
          </table:table-cell>
          <table:table-cell table:style-name="ce1" office:value-type="string">
            <text:p>19 rue de la Mairie</text:p>
          </table:table-cell>
          <table:table-cell table:style-name="ce3" office:value-type="float" office:value="44690">
            <text:p>44690</text:p>
          </table:table-cell>
          <table:table-cell table:style-name="ce5" office:value-type="string">
            <text:p>MAISDON SUR SEVRE</text:p>
          </table:table-cell>
          <table:table-cell table:style-name="ce6"/>
          <table:table-cell table:style-name="ce1" office:value-type="string">
            <text:p>Mer 10h15-11h45 <text:s/>J.18h30-19h30 <text:s text:c="2"/>D. 10h15-11h4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Espace Thalweg</text:p>
            <text:p>8 place de l'Eglise</text:p>
          </table:table-cell>
          <table:table-cell table:style-name="ce3" office:value-type="float" office:value="44260">
            <text:p>44260</text:p>
          </table:table-cell>
          <table:table-cell table:style-name="ce5" office:value-type="string">
            <text:p>MALVILLE</text:p>
          </table:table-cell>
          <table:table-cell table:style-name="ce6" office:value-type="string">
            <text:p>02.40.56.02.24</text:p>
          </table:table-cell>
          <table:table-cell table:style-name="ce1" office:value-type="string">
            <text:p/>
            <text:p>Ma 16h-18h <text:s text:c="2"/>Mer 14h-18h <text:s/>S. 9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/>
            <text:p>Bibliothèque "La Marne ce livre" <text:s text:c="31"/></text:p>
          </table:table-cell>
          <table:table-cell table:style-name="ce1" office:value-type="string">
            <text:p>Salle de l'Ormeau</text:p>
            <text:p>Rue des Sports</text:p>
          </table:table-cell>
          <table:table-cell table:style-name="ce3" office:value-type="float" office:value="44270">
            <text:p>44270</text:p>
          </table:table-cell>
          <table:table-cell table:style-name="ce5" office:value-type="string">
            <text:p>MARNE (LA)</text:p>
          </table:table-cell>
          <table:table-cell table:style-name="ce6" office:value-type="string">
            <text:p>02.40.26.29.32</text:p>
          </table:table-cell>
          <table:table-cell table:style-name="ce1" office:value-type="string">
            <text:p>Mer 16h30/18h <text:s text:c="2"/>S. 11h-12h30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Intercommunale "Mille et une pages" <text:s text:c="8"/></text:p>
          </table:table-cell>
          <table:table-cell table:style-name="ce1" office:value-type="string">
            <text:p>18 rue Saint Martin</text:p>
          </table:table-cell>
          <table:table-cell table:style-name="ce3" office:value-type="float" office:value="44170">
            <text:p>44170</text:p>
          </table:table-cell>
          <table:table-cell table:style-name="ce5" office:value-type="string">
            <text:p>MARSAC SUR DON</text:p>
          </table:table-cell>
          <table:table-cell table:style-name="ce6"/>
          <table:table-cell table:style-name="ce1" office:value-type="string">
            <text:p>Ma 17h-19h <text:s/>Me 15h30-17h30 <text:s/>S. 10h-12h <text:s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 ter rue Saint Benoît</text:p>
          </table:table-cell>
          <table:table-cell table:style-name="ce3" office:value-type="float" office:value="44290">
            <text:p>44290</text:p>
          </table:table-cell>
          <table:table-cell table:style-name="ce5" office:value-type="string">
            <text:p>MASSERAC</text:p>
          </table:table-cell>
          <table:table-cell table:style-name="ce6" office:value-type="string">
            <text:p>02.40.79.35.12</text:p>
          </table:table-cell>
          <table:table-cell table:style-name="ce1" office:value-type="string">
            <text:p>Ma 14h30-16h30 <text:s/>Mer 15h-17h <text:s/>V. 16h30-18h <text:s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<text:s/>MUNICIPALE "George Sand"</text:p>
          </table:table-cell>
          <table:table-cell table:style-name="ce1" office:value-type="string">
            <text:p>15 rue du Cellier</text:p>
          </table:table-cell>
          <table:table-cell table:style-name="ce3" office:value-type="float" office:value="44470">
            <text:p>44470</text:p>
          </table:table-cell>
          <table:table-cell table:style-name="ce5" office:value-type="string">
            <text:p>MAUVES SUR LOIRE</text:p>
          </table:table-cell>
          <table:table-cell table:style-name="ce6" office:value-type="string">
            <text:p>02.40.25.05.63</text:p>
          </table:table-cell>
          <table:table-cell table:style-name="ce1" office:value-type="string">
            <text:p>Ma 16h-19h <text:s text:c="2"/>Mer 16h-19h <text:s text:c="2"/>V. 16h-19h <text:s text:c="2"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72 rue des Frères Templé</text:p>
          </table:table-cell>
          <table:table-cell table:style-name="ce3" office:value-type="float" office:value="44520">
            <text:p>44520</text:p>
          </table:table-cell>
          <table:table-cell table:style-name="ce5" office:value-type="string">
            <text:p>MEILLERAYE DE BRETAGNE (LA)</text:p>
          </table:table-cell>
          <table:table-cell table:style-name="ce6" office:value-type="string">
            <text:p>02.28.50.44.78</text:p>
          </table:table-cell>
          <table:table-cell table:style-name="ce1" office:value-type="string">
            <text:p>Ma 16h30-18h30 <text:s text:c="2"/>Mer 15h-17h <text:s text:c="2"/>S. 10h30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Les Mille et une Pages"</text:p>
          </table:table-cell>
          <table:table-cell table:style-name="ce1" office:value-type="string">
            <text:p>Rue des Arts</text:p>
          </table:table-cell>
          <table:table-cell table:style-name="ce3" office:value-type="float" office:value="44522">
            <text:p>44522</text:p>
          </table:table-cell>
          <table:table-cell table:style-name="ce5" office:value-type="string">
            <text:p>MESANGER</text:p>
          </table:table-cell>
          <table:table-cell table:style-name="ce6" office:value-type="string">
            <text:p>02.40.96.86.87</text:p>
          </table:table-cell>
          <table:table-cell table:style-name="ce1" office:value-type="string">
            <text:p>Mer 10h-12h/15h-18h <text:s text:c="2"/>V. 15h-18h <text:s text:c="2"/>S. 10h30-12h30 <text:s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4 rue de la Fontaine St Jean</text:p>
          </table:table-cell>
          <table:table-cell table:style-name="ce3" office:value-type="float" office:value="44780">
            <text:p>44780</text:p>
          </table:table-cell>
          <table:table-cell table:style-name="ce5" office:value-type="string">
            <text:p>MISSILLAC</text:p>
          </table:table-cell>
          <table:table-cell table:style-name="ce6" office:value-type="string">
            <text:p>02.40.19.32.31</text:p>
          </table:table-cell>
          <table:table-cell table:style-name="ce1" office:value-type="string">
            <text:p>Mer 10h-12h30/15h-18h <text:s text:c="2"/>V. 16h-18h <text:s text:c="2"/>S. 10h-12h30 <text:s text:c="2"/>D. 10h-11h4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3 place de l'Eglise</text:p>
          </table:table-cell>
          <table:table-cell table:style-name="ce3" office:value-type="float" office:value="44520">
            <text:p>44520</text:p>
          </table:table-cell>
          <table:table-cell table:style-name="ce5" office:value-type="string">
            <text:p>MOISDON LA RIVIERE</text:p>
          </table:table-cell>
          <table:table-cell table:style-name="ce6" office:value-type="string">
            <text:p>02.40.07.59.88</text:p>
          </table:table-cell>
          <table:table-cell table:style-name="ce1" office:value-type="string">
            <text:p>Me. 14h-18h <text:s text:c="2"/>V. 15h-18h30 <text:s text:c="2"/>S. 9h30-13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Au plaisir de Lire"</text:p>
          </table:table-cell>
          <table:table-cell table:style-name="ce1" office:value-type="string">
            <text:p>7 rue de la Poste</text:p>
          </table:table-cell>
          <table:table-cell table:style-name="ce3" office:value-type="float" office:value="44690">
            <text:p>44690</text:p>
          </table:table-cell>
          <table:table-cell table:style-name="ce5" office:value-type="string">
            <text:p>MONNIERES</text:p>
          </table:table-cell>
          <table:table-cell table:style-name="ce6" office:value-type="string">
            <text:p>02.28.21.66.19</text:p>
          </table:table-cell>
          <table:table-cell table:style-name="ce1" office:value-type="string">
            <text:p>Mer <text:s/>10h-12h <text:s text:c="2"/>V. 18h-19h <text:s text:c="2"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Yves et René Gaudin"</text:p>
          </table:table-cell>
          <table:table-cell table:style-name="ce1" office:value-type="string">
            <text:p>92 rue Violin</text:p>
          </table:table-cell>
          <table:table-cell table:style-name="ce3" office:value-type="float" office:value="44620">
            <text:p>44620</text:p>
          </table:table-cell>
          <table:table-cell table:style-name="ce5" office:value-type="string">
            <text:p>MONTAGNE (LA)</text:p>
          </table:table-cell>
          <table:table-cell table:style-name="ce6" office:value-type="string">
            <text:p>02.40.65.66.24</text:p>
          </table:table-cell>
          <table:table-cell table:style-name="ce1" office:value-type="string">
            <text:p>92 rue Violin</text:p>
            <text:p>Ma 16h-19h <text:s/>Mer 10h-12h/14h-18h <text:s text:c="2"/>V. 15h-18h <text:s text:c="2"/>S. 10h-12h/14h-16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Rue de la Mairie</text:p>
          </table:table-cell>
          <table:table-cell table:style-name="ce3" office:value-type="float" office:value="44140">
            <text:p>44140</text:p>
          </table:table-cell>
          <table:table-cell table:style-name="ce5" office:value-type="string">
            <text:p>MONTBERT</text:p>
          </table:table-cell>
          <table:table-cell table:style-name="ce6" office:value-type="string">
            <text:p>02.40.26.79.20</text:p>
          </table:table-cell>
          <table:table-cell table:style-name="ce1" office:value-type="string">
            <text:p>Rue de la Mairie</text:p>
            <text:p>Mer <text:s/>10h-12h/14h-16h30 <text:s text:c="2"/>J. 16h30-18h <text:s text:c="2"/>S.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MUNICIPALE "Barbara"</text:p>
          </table:table-cell>
          <table:table-cell table:style-name="ce1" office:value-type="string">
            <text:p>7 rue du Berry</text:p>
          </table:table-cell>
          <table:table-cell table:style-name="ce3" office:value-type="float" office:value="44550">
            <text:p>44550</text:p>
          </table:table-cell>
          <table:table-cell table:style-name="ce5" office:value-type="string">
            <text:p>MONTOIR DE BRETAGNE</text:p>
          </table:table-cell>
          <table:table-cell table:style-name="ce6" office:value-type="string">
            <text:p>02.40.70.11.51</text:p>
          </table:table-cell>
          <table:table-cell table:style-name="ce1" office:value-type="string">
            <text:p>Ma 15h-18h <text:s/>Mer 10h-12h30/14h-18h <text:s text:c="2"/>J 15h-18h <text:s/>V. 15h-19h <text:s text:c="3"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ire, Lire, Là", </text:p>
          </table:table-cell>
          <table:table-cell table:style-name="ce1" office:value-type="string">
            <text:p>3 place de l'Eglise</text:p>
          </table:table-cell>
          <table:table-cell table:style-name="ce3" office:value-type="float" office:value="44590">
            <text:p>44590</text:p>
          </table:table-cell>
          <table:table-cell table:style-name="ce5" office:value-type="string">
            <text:p>MOUAIS</text:p>
          </table:table-cell>
          <table:table-cell table:style-name="ce6" office:value-type="string">
            <text:p>02.40.07.67.34</text:p>
          </table:table-cell>
          <table:table-cell table:style-name="ce1" office:value-type="string">
            <text:p>Mer 14h-17h <text:s/>D. 10h30-11h30 (dernier du mois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 "Raymond Devos"</text:p>
          </table:table-cell>
          <table:table-cell table:style-name="ce1" office:value-type="string">
            <text:p>Quartier du Diable, Rue des Lutins</text:p>
          </table:table-cell>
          <table:table-cell table:style-name="ce3" office:value-type="float" office:value="44760">
            <text:p>44760</text:p>
          </table:table-cell>
          <table:table-cell table:style-name="ce5" office:value-type="string">
            <text:p>MOUTIERS EN RETZ (LES)</text:p>
          </table:table-cell>
          <table:table-cell table:style-name="ce6" office:value-type="string">
            <text:p>02.40.82.75.77</text:p>
          </table:table-cell>
          <table:table-cell table:style-name="ce1" office:value-type="string">
            <text:p>Mer 16h-18h30 <text:s text:c="3"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5 rue du Bourg Drapé</text:p>
          </table:table-cell>
          <table:table-cell table:style-name="ce3" office:value-type="float" office:value="44850">
            <text:p>44850</text:p>
          </table:table-cell>
          <table:table-cell table:style-name="ce5" office:value-type="string">
            <text:p>MOUZEIL</text:p>
          </table:table-cell>
          <table:table-cell table:style-name="ce6"/>
          <table:table-cell table:style-name="ce1" office:value-type="string">
            <text:p>Ma 16h-17h30 (période scolaire) <text:s text:c="2"/>S. 11h-12h30 <text:s/>D. 10h30-12h (1er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Source et Rêverie"</text:p>
          </table:table-cell>
          <table:table-cell table:style-name="ce1" office:value-type="string">
            <text:p>15 route d'Ancenis</text:p>
          </table:table-cell>
          <table:table-cell table:style-name="ce3" office:value-type="float" office:value="44330">
            <text:p>44330</text:p>
          </table:table-cell>
          <table:table-cell table:style-name="ce5" office:value-type="string">
            <text:p>MOUZILLON</text:p>
          </table:table-cell>
          <table:table-cell table:style-name="ce6" office:value-type="string">
            <text:p>02.28.06.09.58</text:p>
          </table:table-cell>
          <table:table-cell table:style-name="ce1" office:value-type="string">
            <text:p>Ma 16h30-18h <text:s/>Mer 16h30-18h <text:s text:c="2"/>S. 10H30-11h30 <text:s text:c="3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35 rue du Général Leclerc</text:p>
          </table:table-cell>
          <table:table-cell table:style-name="ce3" office:value-type="float" office:value="44390">
            <text:p>44390</text:p>
          </table:table-cell>
          <table:table-cell table:style-name="ce5" office:value-type="string">
            <text:p>NORT SUR ERDRE</text:p>
          </table:table-cell>
          <table:table-cell table:style-name="ce6" office:value-type="string">
            <text:p>02.40.29.51.90</text:p>
          </table:table-cell>
          <table:table-cell table:style-name="ce1" office:value-type="string">
            <text:p>Ma 16h-18h <text:s text:c="2"/>Me 10h-12h/15h-17h <text:s text:c="2"/>V. 16h-19h <text:s text:c="2"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 rue Pierre Civel</text:p>
          </table:table-cell>
          <table:table-cell table:style-name="ce3" office:value-type="float" office:value="44130">
            <text:p>44130</text:p>
          </table:table-cell>
          <table:table-cell table:style-name="ce5" office:value-type="string">
            <text:p>NOTRE DAME DES LANDES</text:p>
          </table:table-cell>
          <table:table-cell table:style-name="ce6" office:value-type="string">
            <text:p>02.40.57.25.29</text:p>
          </table:table-cell>
          <table:table-cell table:style-name="ce1" office:value-type="string">
            <text:p>Mer 10h30-12h <text:s text:c="2"/>S. 10h30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5 rue des Troënes</text:p>
          </table:table-cell>
          <table:table-cell table:style-name="ce3" office:value-type="float" office:value="44110">
            <text:p>44110</text:p>
          </table:table-cell>
          <table:table-cell table:style-name="ce5" office:value-type="string">
            <text:p>NOYAL SUR BRUTZ</text:p>
          </table:table-cell>
          <table:table-cell table:style-name="ce6" office:value-type="string">
            <text:p>02.40.28.09.58</text:p>
          </table:table-cell>
          <table:table-cell table:style-name="ce1" office:value-type="string">
            <text:p>Ma 10h-12h <text:s text:c="2"/>Mer 14h-15h <text:s text:c="2"/>S. 11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"Tournepage"</text:p>
          </table:table-cell>
          <table:table-cell table:style-name="ce1" office:value-type="string">
            <text:p>21 rue Alexis Létourneau</text:p>
          </table:table-cell>
          <table:table-cell table:style-name="ce3" office:value-type="float" office:value="44170">
            <text:p>44170</text:p>
          </table:table-cell>
          <table:table-cell table:style-name="ce5" office:value-type="string">
            <text:p>NOZAY</text:p>
          </table:table-cell>
          <table:table-cell table:style-name="ce6" office:value-type="string">
            <text:p>02.40.79.31.65</text:p>
          </table:table-cell>
          <table:table-cell table:style-name="ce1" office:value-type="string">
            <text:p>Ma 10h-12h/16h-18h30 <text:s text:c="2"/>Mer 10h-12h/14h-18h30 <text:s text:c="3"/>V. 16h-18h30</text:p>
            <text:p>S. 10h-13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72 rue Alphonse Fouschard</text:p>
          </table:table-cell>
          <table:table-cell table:style-name="ce3" office:value-type="float" office:value="44521">
            <text:p>44521</text:p>
          </table:table-cell>
          <table:table-cell table:style-name="ce5" office:value-type="string">
            <text:p>OUDON</text:p>
          </table:table-cell>
          <table:table-cell table:style-name="ce6" office:value-type="string">
            <text:p>02.40.83.61.95</text:p>
          </table:table-cell>
          <table:table-cell table:style-name="ce1" office:value-type="string">
            <text:p>Mer 10h-12h30/14h30-17h30 <text:s text:c="2"/>S. 10h-12h30 <text:s text:c="2"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15 place de l'Eglise</text:p>
          </table:table-cell>
          <table:table-cell table:style-name="ce3" office:value-type="float" office:value="44330">
            <text:p>44330</text:p>
          </table:table-cell>
          <table:table-cell table:style-name="ce5" office:value-type="string">
            <text:p>PALLET (LE)</text:p>
          </table:table-cell>
          <table:table-cell table:style-name="ce6" office:value-type="string">
            <text:p>02.40.80.99.29</text:p>
          </table:table-cell>
          <table:table-cell table:style-name="ce1" office:value-type="string">
            <text:p>Mer 10h-12h/16h30-18h30 <text:s text:c="2"/>J. 16h30-18h30 <text:s/>S. 10h-12h <text:s text:c="2"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Bouillons de lecture"</text:p>
          </table:table-cell>
          <table:table-cell table:style-name="ce1" office:value-type="string">
            <text:p>234 rue du Stade</text:p>
          </table:table-cell>
          <table:table-cell table:style-name="ce3" office:value-type="float" office:value="44440">
            <text:p>44440</text:p>
          </table:table-cell>
          <table:table-cell table:style-name="ce5" office:value-type="string">
            <text:p>PANNECE</text:p>
          </table:table-cell>
          <table:table-cell table:style-name="ce6" office:value-type="string">
            <text:p>02.40.97.54.63</text:p>
          </table:table-cell>
          <table:table-cell table:style-name="ce1" office:value-type="string">
            <text:p>Mer 11h-12h <text:s/>S. 11h-12h <text:s/>D.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Bibliorêve"</text:p>
          </table:table-cell>
          <table:table-cell table:style-name="ce1" office:value-type="string">
            <text:p>Place des Basses Marches</text:p>
          </table:table-cell>
          <table:table-cell table:style-name="ce3" office:value-type="float" office:value="44270">
            <text:p>44270</text:p>
          </table:table-cell>
          <table:table-cell table:style-name="ce5" office:value-type="string">
            <text:p>PAULX</text:p>
          </table:table-cell>
          <table:table-cell table:style-name="ce6"/>
          <table:table-cell table:style-name="ce1" office:value-type="string">
            <text:p>Ma 15h-16h30 (2/mois) <text:s text:c="2"/>Me 17h-18h15 <text:s text:c="2"/>S. 11h-12h1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édiathèque "George Sand"</text:p>
          </table:table-cell>
          <table:table-cell table:style-name="ce1" office:value-type="string">
            <text:p>Allée George Sand</text:p>
          </table:table-cell>
          <table:table-cell table:style-name="ce3" office:value-type="float" office:value="44640">
            <text:p>44640</text:p>
          </table:table-cell>
          <table:table-cell table:style-name="ce5" office:value-type="string">
            <text:p>PELLERIN (LE)</text:p>
          </table:table-cell>
          <table:table-cell table:style-name="ce6" office:value-type="string">
            <text:p>02.51.79.81.90</text:p>
          </table:table-cell>
          <table:table-cell table:style-name="ce1" office:value-type="string">
            <text:p>Mer 10h30-12h/15h-17h30 <text:s text:c="2"/>V. 16h-19h <text:s text:c="2"/>S. 10h30-12h/15h-17h30 <text:s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8 rue de la Mairie</text:p>
          </table:table-cell>
          <table:table-cell table:style-name="ce3" office:value-type="float" office:value="44670">
            <text:p>44670</text:p>
          </table:table-cell>
          <table:table-cell table:style-name="ce5" office:value-type="string">
            <text:p>PETIT AUVERNE</text:p>
          </table:table-cell>
          <table:table-cell table:style-name="ce6" office:value-type="string">
            <text:p>02.40.07.79.76</text:p>
          </table:table-cell>
          <table:table-cell table:style-name="ce1" office:value-type="string">
            <text:p>Ma 16h30-18h (2e et 4e) <text:s text:c="2"/>V. 16h30-18h (1er) <text:s/>S. 11h-12h (3e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IOTHEQUE MUNICIPALE</text:p>
          </table:table-cell>
          <table:table-cell table:style-name="ce1" office:value-type="string">
            <text:p>Centre René Gassin</text:p>
            <text:p>Route de Nort sur Erdre</text:p>
          </table:table-cell>
          <table:table-cell table:style-name="ce3" office:value-type="float" office:value="44390">
            <text:p>44390</text:p>
          </table:table-cell>
          <table:table-cell table:style-name="ce5" office:value-type="string">
            <text:p>PETIT MARS</text:p>
          </table:table-cell>
          <table:table-cell table:style-name="ce6" office:value-type="string">
            <text:p>02.51.12.67.96</text:p>
          </table:table-cell>
          <table:table-cell table:style-name="ce1" office:value-type="string">
            <text:p>Mer 10h-12h/16h30-18h30 <text:s text:c="2"/>V.16h30-18h30 <text:s/>S. 10h-12h <text:s text:c="82"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Place de la Mairie <text:s/></text:p>
          </table:table-cell>
          <table:table-cell table:style-name="ce3" office:value-type="float" office:value="44290">
            <text:p>44290</text:p>
          </table:table-cell>
          <table:table-cell table:style-name="ce5" office:value-type="string">
            <text:p>PIERRIC</text:p>
          </table:table-cell>
          <table:table-cell table:style-name="ce6" office:value-type="string">
            <text:p>02.40.28.94.86</text:p>
          </table:table-cell>
          <table:table-cell table:style-name="ce1" office:value-type="string">
            <text:p>Mer 15h-17h <text:s/>S.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4 rue du Sapin</text:p>
          </table:table-cell>
          <table:table-cell table:style-name="ce3" office:value-type="float" office:value="44540">
            <text:p>44540</text:p>
          </table:table-cell>
          <table:table-cell table:style-name="ce5" office:value-type="string">
            <text:p>PIN (LE)</text:p>
          </table:table-cell>
          <table:table-cell table:style-name="ce6"/>
          <table:table-cell table:style-name="ce1" office:value-type="string">
            <text:p>Me 14h-15h (2/mois) <text:s text:c="2"/>D. 10h30-11h15 (1/2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Joseph Rousse"</text:p>
          </table:table-cell>
          <table:table-cell table:style-name="ce1" office:value-type="string">
            <text:p>Place du Fort Gentil </text:p>
          </table:table-cell>
          <table:table-cell table:style-name="ce3" office:value-type="float" office:value="44770">
            <text:p>44770</text:p>
          </table:table-cell>
          <table:table-cell table:style-name="ce5" office:value-type="string">
            <text:p>PLAINE SUR MER (LA)</text:p>
          </table:table-cell>
          <table:table-cell table:style-name="ce6" office:value-type="string">
            <text:p>02.51.74.81.92</text:p>
          </table:table-cell>
          <table:table-cell table:style-name="ce1" office:value-type="string">
            <text:p>Mer <text:s/>10h-12h/14h-17h <text:s text:c="2"/>V. 10h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es Amis du Livre"</text:p>
          </table:table-cell>
          <table:table-cell table:style-name="ce1" office:value-type="string">
            <text:p>Centre Jacques Brel</text:p>
            <text:p/>
          </table:table-cell>
          <table:table-cell table:style-name="ce3" office:value-type="float" office:value="44140">
            <text:p>44140</text:p>
          </table:table-cell>
          <table:table-cell table:style-name="ce5" office:value-type="string">
            <text:p>PLANCHE (LA)</text:p>
          </table:table-cell>
          <table:table-cell table:style-name="ce6" office:value-type="string">
            <text:p>02.40.31.90.22</text:p>
            <text:p>06.80.30.41.26</text:p>
          </table:table-cell>
          <table:table-cell table:style-name="ce1" office:value-type="string">
            <text:p>Mer 10h-11h30 <text:s text:c="2"/>S. 10h30-12h1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<text:span text:style-name="T2">Michel Manoll</text:span><text:span text:style-name="T3">"</text:span><text:span text:style-name="T1"> <text:s text:c="8"/></text:span></text:p>
          </table:table-cell>
          <table:table-cell table:style-name="ce1" office:value-type="string">
            <text:p>1 rue Jules Verne</text:p>
          </table:table-cell>
          <table:table-cell table:style-name="ce3" office:value-type="float" office:value="44630">
            <text:p>44630</text:p>
          </table:table-cell>
          <table:table-cell table:style-name="ce5" office:value-type="string">
            <text:p>PLESSE (BOURG)</text:p>
          </table:table-cell>
          <table:table-cell table:style-name="ce6" office:value-type="string">
            <text:p>02.40.51.96.12</text:p>
          </table:table-cell>
          <table:table-cell table:style-name="ce1" office:value-type="string">
            <text:p>Mer 10h-12h <text:s text:c="2"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e Jardin des livres"</text:p>
          </table:table-cell>
          <table:table-cell table:style-name="ce1" office:value-type="string">
            <text:p>6 route de Plessé</text:p>
          </table:table-cell>
          <table:table-cell table:style-name="ce3" office:value-type="float" office:value="44630">
            <text:p>44630</text:p>
          </table:table-cell>
          <table:table-cell table:style-name="ce5" office:value-type="string">
            <text:p>PLESSE (LE COUDRAY)</text:p>
          </table:table-cell>
          <table:table-cell table:style-name="ce6"/>
          <table:table-cell table:style-name="ce1" office:value-type="string">
            <text:p>Mer 10h30-11h30 <text:s text:c="2"/>S. 10h30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ASSOCIATION Les Fables de la Fontaines</text:p>
          </table:table-cell>
          <table:table-cell table:style-name="ce1" office:value-type="string">
            <text:p>1 rue du Calvaire</text:p>
          </table:table-cell>
          <table:table-cell table:style-name="ce3" office:value-type="float" office:value="44630">
            <text:p>44630</text:p>
          </table:table-cell>
          <table:table-cell table:style-name="ce5" office:value-type="string">
            <text:p>PLESSE (LE DRESNY)</text:p>
          </table:table-cell>
          <table:table-cell table:style-name="ce6" office:value-type="string">
            <text:p>02.40.51.39.83</text:p>
          </table:table-cell>
          <table:table-cell table:style-name="ce1" office:value-type="string">
            <text:p>Me 10h30-12h <text:s text:c="2"/>J. 15-16h30 <text:s text:c="2"/>S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Centre culturel</text:p>
            <text:p>10 rue Toulifaut</text:p>
          </table:table-cell>
          <table:table-cell table:style-name="ce3" office:value-type="float" office:value="44160">
            <text:p>44160</text:p>
          </table:table-cell>
          <table:table-cell table:style-name="ce5" office:value-type="string">
            <text:p>PONTCHATEAU</text:p>
          </table:table-cell>
          <table:table-cell table:style-name="ce6" office:value-type="string">
            <text:p>02.40.01.61.17</text:p>
          </table:table-cell>
          <table:table-cell table:style-name="ce1" office:value-type="string">
            <text:p>L. 14h30-16h30 <text:s text:c="3"/>Ma 16h30-18h30 <text:s/>Mer 10h-12h/14h30-17h30 <text:s text:c="2"/>V. 16h30-18h30 <text:s text:c="2"/></text:p>
            <text:p>S. 10h-12h/14h30-16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Place de la Mairie</text:p>
          </table:table-cell>
          <table:table-cell table:style-name="ce3" office:value-type="float" office:value="44860">
            <text:p>44860</text:p>
          </table:table-cell>
          <table:table-cell table:style-name="ce5" office:value-type="string">
            <text:p>PONT SAINT MARTIN</text:p>
          </table:table-cell>
          <table:table-cell table:style-name="ce6" office:value-type="string">
            <text:p>02.40.32.79.27</text:p>
          </table:table-cell>
          <table:table-cell table:style-name="ce1" office:value-type="string">
            <text:p>L. 16h30-19h <text:s/>Ma 10h-12h <text:s/>Mer 10h-12h/15h-17h30 <text:s text:c="2"/>V. 16h30-18h <text:s text:c="2"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 </text:p>
          </table:table-cell>
          <table:table-cell table:style-name="ce1" office:value-type="string">
            <text:p>Route de Pornic</text:p>
          </table:table-cell>
          <table:table-cell table:style-name="ce3" office:value-type="float" office:value="44710">
            <text:p>44710</text:p>
          </table:table-cell>
          <table:table-cell table:style-name="ce5" office:value-type="string">
            <text:p>PORT SAINT PERE</text:p>
          </table:table-cell>
          <table:table-cell table:style-name="ce6"/>
          <table:table-cell table:style-name="ce1" office:value-type="string">
            <text:p>Mer 10h30-11h30 <text:s text:c="2"/>V. 16h30-17h30 <text:s/>D. 10h45-11h4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76 rue de la Mairie</text:p>
          </table:table-cell>
          <table:table-cell table:style-name="ce3" office:value-type="float" office:value="44522">
            <text:p>44522</text:p>
          </table:table-cell>
          <table:table-cell table:style-name="ce5" office:value-type="string">
            <text:p>POUILLE LES COTEAUX</text:p>
          </table:table-cell>
          <table:table-cell table:style-name="ce6" office:value-type="string">
            <text:p>02.40.09.94.46</text:p>
          </table:table-cell>
          <table:table-cell table:style-name="ce1" office:value-type="string">
            <text:p>Mer 16h-18h <text:s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DE LA COTE SAUVAGE</text:p>
          </table:table-cell>
          <table:table-cell table:style-name="ce1" office:value-type="string">
            <text:p>3 rue du Croisic</text:p>
          </table:table-cell>
          <table:table-cell table:style-name="ce3" office:value-type="float" office:value="44510">
            <text:p>44510</text:p>
          </table:table-cell>
          <table:table-cell table:style-name="ce5" office:value-type="string">
            <text:p>POULIGUEN (LE)</text:p>
          </table:table-cell>
          <table:table-cell table:style-name="ce6" office:value-type="string">
            <text:p>02.40.62.31.38</text:p>
          </table:table-cell>
          <table:table-cell table:style-name="ce1" office:value-type="string">
            <text:p>L. 16h-18h30 <text:s text:c="2"/>Ma 16h-18h30 <text:s text:c="2"/>Mer 14h30-17h <text:s text:c="2"/>V. 10h-12h <text:s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/>
          <table:table-cell table:style-name="ce3" office:value-type="float" office:value="44260">
            <text:p>44260</text:p>
          </table:table-cell>
          <table:table-cell table:style-name="ce5" office:value-type="string">
            <text:p>PRINQUIAU</text:p>
          </table:table-cell>
          <table:table-cell table:style-name="ce6" office:value-type="string">
            <text:p>02.28.01.76.72</text:p>
          </table:table-cell>
          <table:table-cell table:style-name="ce1" office:value-type="string">
            <text:p>Ma 16h30-18h30 <text:s/>Mer 10h-12h/15h-17h <text:s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"Au Puits du Livre" </text:p>
          </table:table-cell>
          <table:table-cell table:style-name="ce1" office:value-type="string">
            <text:p>1 rue des Gremets</text:p>
          </table:table-cell>
          <table:table-cell table:style-name="ce3" office:value-type="float" office:value="44390">
            <text:p>44390</text:p>
          </table:table-cell>
          <table:table-cell table:style-name="ce5" office:value-type="string">
            <text:p>PUCEUL</text:p>
          </table:table-cell>
          <table:table-cell table:style-name="ce6" office:value-type="string">
            <text:p>02.40.79.28.12</text:p>
          </table:table-cell>
          <table:table-cell table:style-name="ce1" office:value-type="string">
            <text:p>L 18h-19h <text:s text:c="3"/>Me 10h-12h <text:s/>S 11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Rue de la Mairie</text:p>
          </table:table-cell>
          <table:table-cell table:style-name="ce3" office:value-type="float" office:value="44750">
            <text:p>44750</text:p>
          </table:table-cell>
          <table:table-cell table:style-name="ce5" office:value-type="string">
            <text:p>QUILLY</text:p>
          </table:table-cell>
          <table:table-cell table:style-name="ce6" office:value-type="string">
            <text:p>02.40.91.88.10</text:p>
          </table:table-cell>
          <table:table-cell table:style-name="ce1" office:value-type="string">
            <text:p>Ma 16h30-18h30 <text:s/>Mer 10h-12h <text:s/>V. 16h30-18h30 <text:s text:c="2"/>S. 10h-12h <text:s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Place du Prieuré</text:p>
          </table:table-cell>
          <table:table-cell table:style-name="ce3" office:value-type="float" office:value="44330">
            <text:p>44330</text:p>
          </table:table-cell>
          <table:table-cell table:style-name="ce5" office:value-type="string">
            <text:p>REGRIPPIERE (LA)</text:p>
          </table:table-cell>
          <table:table-cell table:style-name="ce6" office:value-type="string">
            <text:p>02.40.34.12.04</text:p>
          </table:table-cell>
          <table:table-cell table:style-name="ce1" office:value-type="string">
            <text:p>Mer 10h-12h/15h30-18h <text:s/>S. 10h30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a Remaudiothèque"</text:p>
          </table:table-cell>
          <table:table-cell table:style-name="ce1" office:value-type="string">
            <text:p>Place de l'Eglise</text:p>
          </table:table-cell>
          <table:table-cell table:style-name="ce3" office:value-type="float" office:value="44430">
            <text:p>44430</text:p>
          </table:table-cell>
          <table:table-cell table:style-name="ce5" office:value-type="string">
            <text:p>REMAUDIERE (LA)</text:p>
          </table:table-cell>
          <table:table-cell table:style-name="ce6"/>
          <table:table-cell table:style-name="ce1" office:value-type="string">
            <text:p>Me 10h30-12h <text:s text:c="3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othèque "D'un livre à l'autre"</text:p>
          </table:table-cell>
          <table:table-cell table:style-name="ce1" office:value-type="string">
            <text:p>Chemin de la Tour</text:p>
          </table:table-cell>
          <table:table-cell table:style-name="ce3" office:value-type="float" office:value="44140">
            <text:p>44140</text:p>
          </table:table-cell>
          <table:table-cell table:style-name="ce5" office:value-type="string">
            <text:p>REMOUILLE</text:p>
          </table:table-cell>
          <table:table-cell table:style-name="ce6" office:value-type="string">
            <text:p>02.40.34.46.57</text:p>
          </table:table-cell>
          <table:table-cell table:style-name="ce1" office:value-type="string">
            <text:p>Mer 10h-12h <text:s/>S. 10h-12h <text:s/>D. 11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 "L'orange bleue" <text:s text:c="3"/><text:span text:style-name="T4"><text:s text:c="8"/></text:span><text:span text:style-name="T1"><text:s text:c="15"/></text:span></text:p>
          </table:table-cell>
          <table:table-cell table:style-name="ce1" office:value-type="string">
            <text:p>Rue des Lilas</text:p>
          </table:table-cell>
          <table:table-cell table:style-name="ce3" office:value-type="float" office:value="44440">
            <text:p>44440</text:p>
          </table:table-cell>
          <table:table-cell table:style-name="ce5" office:value-type="string">
            <text:p>RIAILLE</text:p>
          </table:table-cell>
          <table:table-cell table:style-name="ce6" office:value-type="string">
            <text:p>02.40.97.85.92</text:p>
          </table:table-cell>
          <table:table-cell table:style-name="ce1" office:value-type="string">
            <text:p>Mer 15h-17h30 <text:s/>V. 16h30-18h30 <text:s/>S. 11h-12h30 <text:s text:c="2"/>D. 10h30-12h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Plaisir de lire"</text:p>
          </table:table-cell>
          <table:table-cell table:style-name="ce1" office:value-type="string">
            <text:p>Rue Saint Michel</text:p>
          </table:table-cell>
          <table:table-cell table:style-name="ce3" office:value-type="float" office:value="44522">
            <text:p>44522</text:p>
          </table:table-cell>
          <table:table-cell table:style-name="ce5" office:value-type="string">
            <text:p>ROCHE BLANCHE (LA)</text:p>
          </table:table-cell>
          <table:table-cell table:style-name="ce6" office:value-type="string">
            <text:p>09.66.90.06.65</text:p>
          </table:table-cell>
          <table:table-cell table:style-name="ce1" office:value-type="string">
            <text:p>Mer 15h30-17h30 <text:s text:c="2"/>S.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18 rue du Vieux Port</text:p>
          </table:table-cell>
          <table:table-cell table:style-name="ce3" office:value-type="float" office:value="44640">
            <text:p>44640</text:p>
          </table:table-cell>
          <table:table-cell table:style-name="ce5" office:value-type="string">
            <text:p>ROUANS</text:p>
          </table:table-cell>
          <table:table-cell table:style-name="ce6" office:value-type="string">
            <text:p>02.40.64.28.42</text:p>
          </table:table-cell>
          <table:table-cell table:style-name="ce1" office:value-type="string">
            <text:p>Mer 15h30-17h30 <text:s text:c="2"/>S. 10h30-12h <text:s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1 rue du Vieux Rougé</text:p>
          </table:table-cell>
          <table:table-cell table:style-name="ce3" office:value-type="float" office:value="44660">
            <text:p>44660</text:p>
          </table:table-cell>
          <table:table-cell table:style-name="ce5" office:value-type="string">
            <text:p>ROUGE</text:p>
          </table:table-cell>
          <table:table-cell table:style-name="ce6" office:value-type="string">
            <text:p>02.40.28.70.30</text:p>
          </table:table-cell>
          <table:table-cell table:style-name="ce1" office:value-type="string">
            <text:p>Mer 16h-17h30 <text:s text:c="2"/>V. 10h-12h <text:s text:c="2"/>S. 11h-12h30 <text:s text:c="2"/>D. 11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a Cryptolivre"</text:p>
          </table:table-cell>
          <table:table-cell table:style-name="ce1" office:value-type="string">
            <text:p>48 place de l'Eglise</text:p>
          </table:table-cell>
          <table:table-cell table:style-name="ce3" office:value-type="float" office:value="44370">
            <text:p>44370</text:p>
          </table:table-cell>
          <table:table-cell table:style-name="ce5" office:value-type="string">
            <text:p>ROUXIERE (LA)</text:p>
          </table:table-cell>
          <table:table-cell table:style-name="ce6" office:value-type="string">
            <text:p>02.40.96.88.26</text:p>
          </table:table-cell>
          <table:table-cell table:style-name="ce1" office:value-type="string">
            <text:p>Ma 15h30-18h <text:s/>Mer <text:s/>10h15-12h <text:s text:c="2"/>D. 10h15-12h1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8 rue des Jonquilles</text:p>
          </table:table-cell>
          <table:table-cell table:style-name="ce3" office:value-type="float" office:value="44660">
            <text:p>44660</text:p>
          </table:table-cell>
          <table:table-cell table:style-name="ce5" office:value-type="string">
            <text:p>RUFFIGNE</text:p>
          </table:table-cell>
          <table:table-cell table:style-name="ce6" office:value-type="string">
            <text:p>02.40.28.00.81</text:p>
          </table:table-cell>
          <table:table-cell table:style-name="ce1" office:value-type="string">
            <text:p>Ma 14h30-16h30 <text:s/>Mer 10h30-12h/16h-18h30 <text:s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"Saffré-Lire" </text:p>
          </table:table-cell>
          <table:table-cell table:style-name="ce1" office:value-type="string">
            <text:p>Place du Séquoia</text:p>
          </table:table-cell>
          <table:table-cell table:style-name="ce3" office:value-type="float" office:value="44390">
            <text:p>44390</text:p>
          </table:table-cell>
          <table:table-cell table:style-name="ce5" office:value-type="string">
            <text:p>SAFFRE</text:p>
          </table:table-cell>
          <table:table-cell table:style-name="ce6" office:value-type="string">
            <text:p>02.51.81.56.62</text:p>
          </table:table-cell>
          <table:table-cell table:style-name="ce1" office:value-type="string">
            <text:p>Mer 11h-12h30 <text:s text:c="2"/>V 16h30-18h <text:s/>S 11h-12h30 <text:s text:c="2"/>D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Le Jardin de lecture"</text:p>
          </table:table-cell>
          <table:table-cell table:style-name="ce1" office:value-type="string">
            <text:p>39 rue des Frères Rousseau</text:p>
          </table:table-cell>
          <table:table-cell table:style-name="ce3" office:value-type="float" office:value="44860">
            <text:p>44860</text:p>
          </table:table-cell>
          <table:table-cell table:style-name="ce5" office:value-type="string">
            <text:p>ST AIGNAN DE GRANDLIEU</text:p>
          </table:table-cell>
          <table:table-cell table:style-name="ce6" office:value-type="string">
            <text:p>02.40.26.44.55</text:p>
          </table:table-cell>
          <table:table-cell table:style-name="ce1" office:value-type="string">
            <text:p>L. 16h15-19h <text:s text:c="2"/>Mer 10h30-12h30 <text:s/>V. 16h15-19h <text:s/>S.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1 rue Jules Ferry</text:p>
          </table:table-cell>
          <table:table-cell table:style-name="ce3" office:value-type="float" office:value="44117">
            <text:p>44117</text:p>
          </table:table-cell>
          <table:table-cell table:style-name="ce5" office:value-type="string">
            <text:p>ST ANDRE DES EAUX</text:p>
          </table:table-cell>
          <table:table-cell table:style-name="ce6" office:value-type="string">
            <text:p>02.51.10.62.64</text:p>
          </table:table-cell>
          <table:table-cell table:style-name="ce1" office:value-type="string">
            <text:p>Ma 16h-18h <text:s text:c="2"/>Mer 10h-12h/14h-18h <text:s text:c="2"/>S. 9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2 place de l'Eglise</text:p>
          </table:table-cell>
          <table:table-cell table:style-name="ce3" office:value-type="float" office:value="44110">
            <text:p>44110</text:p>
          </table:table-cell>
          <table:table-cell table:style-name="ce5" office:value-type="string">
            <text:p>ST AUBIN LES CHATEAUX</text:p>
          </table:table-cell>
          <table:table-cell table:style-name="ce6" office:value-type="string">
            <text:p>02.40.28.27.73</text:p>
          </table:table-cell>
          <table:table-cell table:style-name="ce1" office:value-type="string">
            <text:p>Ma 14h-16h30 <text:s text:c="2"/>Mer <text:s/>15h30-17h <text:s text:c="2"/>D. 10h30-12h30 <text:s text:c="6"/><text:span text:style-name="T3"><text:s/></text:span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Saint Co Lecture"</text:p>
          </table:table-cell>
          <table:table-cell table:style-name="ce1" office:value-type="string">
            <text:p>30 rue de l'Hôtel de Ville</text:p>
          </table:table-cell>
          <table:table-cell table:style-name="ce3" office:value-type="float" office:value="44310">
            <text:p>44310</text:p>
          </table:table-cell>
          <table:table-cell table:style-name="ce5" office:value-type="string">
            <text:p>ST COLOMBAN</text:p>
          </table:table-cell>
          <table:table-cell table:style-name="ce6"/>
          <table:table-cell table:style-name="ce1" office:value-type="string">
            <text:p>Me 15h-17h <text:s text:c="2"/>V. 17h-19h <text:s/>S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L'Envol des livres"</text:p>
          </table:table-cell>
          <table:table-cell table:style-name="ce1" office:value-type="string">
            <text:p>12 rue Jean Garçon </text:p>
          </table:table-cell>
          <table:table-cell table:style-name="ce3" office:value-type="float" office:value="44130">
            <text:p>44130</text:p>
          </table:table-cell>
          <table:table-cell table:style-name="ce5" office:value-type="string">
            <text:p>ST EMILIEN DE BLAIN</text:p>
          </table:table-cell>
          <table:table-cell table:style-name="ce6" office:value-type="string">
            <text:p>02.72.94.56.28</text:p>
          </table:table-cell>
          <table:table-cell table:style-name="ce1" office:value-type="string">
            <text:p>Mer 11h-12h <text:s text:c="3"/>S. 11h-12h <text:s text:c="2"/>D. 11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6 rue de l'Eglise</text:p>
          </table:table-cell>
          <table:table-cell table:style-name="ce3" office:value-type="float" office:value="44270">
            <text:p>44270</text:p>
          </table:table-cell>
          <table:table-cell table:style-name="ce5" office:value-type="string">
            <text:p>ST ETIENNE DE MER MORTE</text:p>
          </table:table-cell>
          <table:table-cell table:style-name="ce6"/>
          <table:table-cell table:style-name="ce1" office:value-type="string">
            <text:p>D. 11h15-12h15 <text:s/>(2e et 4e du mois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3 rue de la Paix</text:p>
          </table:table-cell>
          <table:table-cell table:style-name="ce3" office:value-type="float" office:value="44360">
            <text:p>44360</text:p>
          </table:table-cell>
          <table:table-cell table:style-name="ce5" office:value-type="string">
            <text:p>ST ETIENNE DE MONTLUC</text:p>
          </table:table-cell>
          <table:table-cell table:style-name="ce6" office:value-type="string">
            <text:p>02.40.86.97.35</text:p>
          </table:table-cell>
          <table:table-cell table:style-name="ce1" office:value-type="string">
            <text:p>Ma 15h-18h30 <text:s text:c="2"/>Mer 9h30-12h/14h-17h <text:s text:c="2"/>J 14h/17h <text:s/>V. 9h30-12h/15h-18h30</text:p>
            <text:p>S. 9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17 rue des Forges</text:p>
          </table:table-cell>
          <table:table-cell table:style-name="ce3" office:value-type="float" office:value="44530">
            <text:p>44530</text:p>
          </table:table-cell>
          <table:table-cell table:style-name="ce5" office:value-type="string">
            <text:p>ST GILDAS DES BOIS</text:p>
          </table:table-cell>
          <table:table-cell table:style-name="ce6" office:value-type="string">
            <text:p>02.40.66.74.64</text:p>
          </table:table-cell>
          <table:table-cell table:style-name="ce1" office:value-type="string">
            <text:p>Me 15h-17h <text:s text:c="2"/>V. 16h30-18h30 <text:s text:c="2"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Récré à lire"</text:p>
          </table:table-cell>
          <table:table-cell table:style-name="ce1" office:value-type="string">
            <text:p>2 impasse des Magnolias</text:p>
          </table:table-cell>
          <table:table-cell table:style-name="ce3" office:value-type="float" office:value="44150">
            <text:p>44150</text:p>
          </table:table-cell>
          <table:table-cell table:style-name="ce5" office:value-type="string">
            <text:p>ST <text:s/>HERBLON</text:p>
          </table:table-cell>
          <table:table-cell table:style-name="ce6" office:value-type="string">
            <text:p>02.40.09.64.38</text:p>
          </table:table-cell>
          <table:table-cell table:style-name="ce1" office:value-type="string">
            <text:p>Mer 15h30-17h <text:s/>S. 10h30-12h <text:s text:c="3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3 bis rue de la Bonne Fontaine</text:p>
          </table:table-cell>
          <table:table-cell table:style-name="ce3" office:value-type="float" office:value="44680">
            <text:p>44680</text:p>
          </table:table-cell>
          <table:table-cell table:style-name="ce5" office:value-type="string">
            <text:p>ST HILAIRE DE CHALEONS</text:p>
          </table:table-cell>
          <table:table-cell table:style-name="ce6" office:value-type="string">
            <text:p>02.40.31.73.30</text:p>
          </table:table-cell>
          <table:table-cell table:style-name="ce1" office:value-type="string">
            <text:p>Ma 16h30-18h30 <text:s text:c="2"/>Mer 10h30-12h/14h30-16h30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2 rue de la Vergnaie</text:p>
          </table:table-cell>
          <table:table-cell table:style-name="ce3" office:value-type="float" office:value="44190">
            <text:p>44190</text:p>
          </table:table-cell>
          <table:table-cell table:style-name="ce5" office:value-type="string">
            <text:p>ST HILAIRE DE CLISSON</text:p>
          </table:table-cell>
          <table:table-cell table:style-name="ce6" office:value-type="string">
            <text:p>02.40.54.35.13</text:p>
          </table:table-cell>
          <table:table-cell table:style-name="ce1" office:value-type="string">
            <text:p>Mer 10h30-12h/16h30-18h30 <text:s text:c="2"/>J. 16h30-18h30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édiathèque "Edmond Bertreux"</text:p>
          </table:table-cell>
          <table:table-cell table:style-name="ce1" office:value-type="string">
            <text:p>Rue du 14 juillet</text:p>
          </table:table-cell>
          <table:table-cell table:style-name="ce3" office:value-type="float" office:value="44640">
            <text:p>44640</text:p>
          </table:table-cell>
          <table:table-cell table:style-name="ce5" office:value-type="string">
            <text:p>ST JEAN DE BOISEAU</text:p>
          </table:table-cell>
          <table:table-cell table:style-name="ce6" office:value-type="string">
            <text:p>02.40.32.97.31</text:p>
          </table:table-cell>
          <table:table-cell table:style-name="ce1" office:value-type="string">
            <text:p>Ma 16h-18h30 <text:s/>Mer 10h-12h30/14h-18h <text:s/>V. 16h-18h30 <text:s/>S.10h-12h30/14h-17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Louise Michel"</text:p>
          </table:table-cell>
          <table:table-cell table:style-name="ce1" office:value-type="string">
            <text:p>77 rue Joliot Curie</text:p>
          </table:table-cell>
          <table:table-cell table:style-name="ce3" office:value-type="float" office:value="44720">
            <text:p>44720</text:p>
          </table:table-cell>
          <table:table-cell table:style-name="ce5" office:value-type="string">
            <text:p>ST JOACHIM</text:p>
          </table:table-cell>
          <table:table-cell table:style-name="ce6" office:value-type="string">
            <text:p>02.40.61.69.22</text:p>
          </table:table-cell>
          <table:table-cell table:style-name="ce1" office:value-type="string">
            <text:p>L. 16h-18h <text:s text:c="2"/>Ma 10h-13h/14h-18h <text:s/>V. 18h-20h <text:s text:c="2"/>S. 10h-13h/14h-18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Le Passe-Muraille"</text:p>
          </table:table-cell>
          <table:table-cell table:style-name="ce1" office:value-type="string">
            <text:p>5 rue des Heurthauds</text:p>
          </table:table-cell>
          <table:table-cell table:style-name="ce3" office:value-type="float" office:value="44450">
            <text:p>44450</text:p>
          </table:table-cell>
          <table:table-cell table:style-name="ce5" office:value-type="string">
            <text:p>ST JULIEN DE CONCELLES</text:p>
          </table:table-cell>
          <table:table-cell table:style-name="ce6" office:value-type="string">
            <text:p>02.40.36.50.00</text:p>
          </table:table-cell>
          <table:table-cell table:style-name="ce1" office:value-type="string">
            <text:p>Ma 16h-18h <text:s/>Me 10h-12h30/14h-18h <text:s/>V. 16h-19h </text:p>
            <text:p>S. 10h-12h30/14h30-17h <text:s text:c="2"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39 rue de la Libération</text:p>
          </table:table-cell>
          <table:table-cell table:style-name="ce3" office:value-type="float" office:value="44670">
            <text:p>44670</text:p>
          </table:table-cell>
          <table:table-cell table:style-name="ce5" office:value-type="string">
            <text:p>ST JULIEN DE VOUVANTES</text:p>
          </table:table-cell>
          <table:table-cell table:style-name="ce6"/>
          <table:table-cell table:style-name="ce1" office:value-type="string">
            <text:p>Ma 14h-16h30 <text:s text:c="2"/>S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e Jardin des Livres"</text:p>
          </table:table-cell>
          <table:table-cell table:style-name="ce1" office:value-type="string">
            <text:p>6 rue de Nantes</text:p>
          </table:table-cell>
          <table:table-cell table:style-name="ce3" office:value-type="float" office:value="44710">
            <text:p>44710</text:p>
          </table:table-cell>
          <table:table-cell table:style-name="ce5" office:value-type="string">
            <text:p>ST LEGER LES VIGNES</text:p>
          </table:table-cell>
          <table:table-cell table:style-name="ce6" office:value-type="string">
            <text:p>02.40.34.97.11</text:p>
          </table:table-cell>
          <table:table-cell table:style-name="ce1" office:value-type="string">
            <text:p>Ma 16h30-18h <text:s text:c="2"/>V. 16h30-18h <text:s text:c="2"/>S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2 route de la Vendée</text:p>
          </table:table-cell>
          <table:table-cell table:style-name="ce3" office:value-type="float" office:value="44190">
            <text:p>44190</text:p>
          </table:table-cell>
          <table:table-cell table:style-name="ce5" office:value-type="string">
            <text:p>ST LUMINE DE CLISSON</text:p>
          </table:table-cell>
          <table:table-cell table:style-name="ce6" office:value-type="string">
            <text:p>02.28.21.51.95</text:p>
          </table:table-cell>
          <table:table-cell table:style-name="ce1" office:value-type="string">
            <text:p>Mer 10h30-12h <text:s text:c="2"/>S. 10h30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e PotAmots" </text:p>
          </table:table-cell>
          <table:table-cell table:style-name="ce1" office:value-type="string">
            <text:p>6 place Notre Dame du Châtelier</text:p>
          </table:table-cell>
          <table:table-cell table:style-name="ce3" office:value-type="float" office:value="44310">
            <text:p>44310</text:p>
          </table:table-cell>
          <table:table-cell table:style-name="ce5" office:value-type="string">
            <text:p>ST LUMINE DE COUTAIS</text:p>
          </table:table-cell>
          <table:table-cell table:style-name="ce6" office:value-type="string">
            <text:p>02.40.02.94.56</text:p>
          </table:table-cell>
          <table:table-cell table:style-name="ce1" office:value-type="string">
            <text:p>Mer <text:s/>10h30-12h <text:s text:c="2"/>S. 10h30-12h <text:s text:c="3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<text:s/>Médiathèque "Colette"</text:p>
          </table:table-cell>
          <table:table-cell table:style-name="ce1" office:value-type="string">
            <text:p>Rue Jean Macé</text:p>
          </table:table-cell>
          <table:table-cell table:style-name="ce3" office:value-type="float" office:value="44550">
            <text:p>44550</text:p>
          </table:table-cell>
          <table:table-cell table:style-name="ce5" office:value-type="string">
            <text:p>ST MALO DE GUERSAC</text:p>
          </table:table-cell>
          <table:table-cell table:style-name="ce6" office:value-type="string">
            <text:p>02.40.91.10.21</text:p>
          </table:table-cell>
          <table:table-cell table:style-name="ce1" office:value-type="string">
            <text:p>Ma 16h-18h <text:s/>Mer 10h-12h30/14h-18h <text:s text:c="2"/>V. 16h-19h <text:s text:c="2"/>S. 10h-12h30/14h-17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</text:p>
          </table:table-cell>
          <table:table-cell table:style-name="ce1" office:value-type="string">
            <text:p>14 rue Saint Médard</text:p>
          </table:table-cell>
          <table:table-cell table:style-name="ce3" office:value-type="float" office:value="44680">
            <text:p>44680</text:p>
          </table:table-cell>
          <table:table-cell table:style-name="ce5" office:value-type="string">
            <text:p>ST MARS DE COUTAIS</text:p>
          </table:table-cell>
          <table:table-cell table:style-name="ce6" office:value-type="string">
            <text:p>02.40.31.54.62</text:p>
          </table:table-cell>
          <table:table-cell table:style-name="ce1" office:value-type="string">
            <text:p>Ma 16h45-17h45 <text:s text:c="2"/>Me 16h45-17h45 <text:s text:c="2"/>S. 11h30-12h30 <text:s text:c="2"/>D. 10h30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</text:p>
          </table:table-cell>
          <table:table-cell table:style-name="ce1" office:value-type="string">
            <text:p>Espace Culturel St Martin</text:p>
            <text:p>25 rue du 3 août 1944</text:p>
          </table:table-cell>
          <table:table-cell table:style-name="ce3" office:value-type="float" office:value="44850">
            <text:p>44850</text:p>
          </table:table-cell>
          <table:table-cell table:style-name="ce5" office:value-type="string">
            <text:p>ST MARS DU DESERT</text:p>
          </table:table-cell>
          <table:table-cell table:style-name="ce6" office:value-type="string">
            <text:p>02.40.29.62.09</text:p>
          </table:table-cell>
          <table:table-cell table:style-name="ce1" office:value-type="string">
            <text:p>Mer 10h-12h/15h-17h <text:s text:c="2"/>V. 17h-18h30 <text:s text:c="2"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es Mots passant"</text:p>
          </table:table-cell>
          <table:table-cell table:style-name="ce1" office:value-type="string">
            <text:p><text:s/>18 avenue C.H. de Cossé Brissac Ma 10h-11h30</text:p>
            <text:p>Mer 10h-11h30/15h-18h <text:s/>V. 18h-19h30 <text:s/>S. 10h-11h30 <text:s/>D. 10h-11h30</text:p>
          </table:table-cell>
          <table:table-cell table:style-name="ce3" office:value-type="float" office:value="44540">
            <text:p>44540</text:p>
          </table:table-cell>
          <table:table-cell table:style-name="ce5" office:value-type="string">
            <text:p>ST MARS LA JAILLE</text:p>
          </table:table-cell>
          <table:table-cell table:style-name="ce6" office:value-type="string">
            <text:p>02.40.34.46.64</text:p>
          </table:table-cell>
          <table:table-cell table:style-name="ce1" office:value-type="string">
            <text:p>Bib "Les Mots passant" 18 avenue C.H. de Cossé Brissac Ma 10h-11h30</text:p>
            <text:p>Mer 10h-11h30/15h-18h <text:s/>V. 18h-19h30 <text:s/>S. 10h-11h30 <text:s/>D. 10h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A Même de lire"</text:p>
          </table:table-cell>
          <table:table-cell table:style-name="ce1" office:value-type="string">
            <text:p>Rue de la Ville en bois</text:p>
          </table:table-cell>
          <table:table-cell table:style-name="ce3" office:value-type="float" office:value="44270">
            <text:p>44270</text:p>
          </table:table-cell>
          <table:table-cell table:style-name="ce5" office:value-type="string">
            <text:p>ST MEME LE TENU</text:p>
          </table:table-cell>
          <table:table-cell table:style-name="ce6" office:value-type="string">
            <text:p>02.40.02.23.83</text:p>
          </table:table-cell>
          <table:table-cell table:style-name="ce1" office:value-type="string">
            <text:p>S. 11h-12h <text:s text:c="2"/>D. 10h30-12h1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Lettres de mon moulin"</text:p>
          </table:table-cell>
          <table:table-cell table:style-name="ce1" office:value-type="string">
            <text:p>22 bis rue du Redois</text:p>
          </table:table-cell>
          <table:table-cell table:style-name="ce3" office:value-type="float" office:value="44730">
            <text:p>44730</text:p>
          </table:table-cell>
          <table:table-cell table:style-name="ce5" office:value-type="string">
            <text:p>ST MICHEL CHEF CHEF</text:p>
          </table:table-cell>
          <table:table-cell table:style-name="ce6" office:value-type="string">
            <text:p>02.40.27.86.30</text:p>
          </table:table-cell>
          <table:table-cell table:style-name="ce1" office:value-type="string">
            <text:p>Ma 16h-18h30 <text:s text:c="2"/>Mer 10h-12h/14h-18h30 <text:s text:c="2"/>J. 16h-18h30 <text:s text:c="2"/>V. 16h-19h <text:s/></text:p>
            <text:p>S. 10h-12h/14h-18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2 place de Tabago</text:p>
          </table:table-cell>
          <table:table-cell table:style-name="ce3" office:value-type="float" office:value="44460">
            <text:p>44460</text:p>
          </table:table-cell>
          <table:table-cell table:style-name="ce5" office:value-type="string">
            <text:p>ST NICOLAS DE REDON</text:p>
          </table:table-cell>
          <table:table-cell table:style-name="ce6" office:value-type="string">
            <text:p>02.99.71.10.92</text:p>
          </table:table-cell>
          <table:table-cell table:style-name="ce1" office:value-type="string">
            <text:p>Ma 16h30-18h30 <text:s/>Mer 10h-12h/14h-17h30 <text:s/>V. 16h30-18h30 <text:s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ivres Y Médias"</text:p>
          </table:table-cell>
          <table:table-cell table:style-name="ce1" office:value-type="string">
            <text:p>2 rue de la Gare</text:p>
          </table:table-cell>
          <table:table-cell table:style-name="ce3" office:value-type="float" office:value="44320">
            <text:p>44320</text:p>
          </table:table-cell>
          <table:table-cell table:style-name="ce5" office:value-type="string">
            <text:p>ST PERE EN RETZ</text:p>
          </table:table-cell>
          <table:table-cell table:style-name="ce6" office:value-type="string">
            <text:p>02.40.21.78.27</text:p>
          </table:table-cell>
          <table:table-cell table:style-name="ce1" office:value-type="string">
            <text:p>Ma 9h-12h/16h30-18h30 <text:s text:c="2"/>Mer 9h-12h/14h-17h <text:s text:c="2"/>V. 16h30-18h30 <text:s/></text:p>
            <text:p>Sa 9h30-12h30 <text:s text:c="2"/>D. 10h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André Malraux"</text:p>
          </table:table-cell>
          <table:table-cell table:style-name="ce1" office:value-type="string">
            <text:p>Rue Sainte Barbe</text:p>
          </table:table-cell>
          <table:table-cell table:style-name="ce3" office:value-type="float" office:value="44310">
            <text:p>44310</text:p>
          </table:table-cell>
          <table:table-cell table:style-name="ce5" office:value-type="string">
            <text:p>ST PHILBERT DE GRANDLIEU</text:p>
          </table:table-cell>
          <table:table-cell table:style-name="ce6" office:value-type="string">
            <text:p>02.40.78.98.56</text:p>
          </table:table-cell>
          <table:table-cell table:style-name="ce1" office:value-type="string">
            <text:p>Mer 9h30-12h/14h-17h <text:s text:c="2"/>V. 15h-18h <text:s/>S. 9h30-12h/14h-16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'Des Landes à Prévert"</text:p>
          </table:table-cell>
          <table:table-cell table:style-name="ce1" office:value-type="string">
            <text:p>2 place de la Mairie</text:p>
          </table:table-cell>
          <table:table-cell table:style-name="ce3" office:value-type="float" office:value="44540">
            <text:p>44540</text:p>
          </table:table-cell>
          <table:table-cell table:style-name="ce5" office:value-type="string">
            <text:p>ST SULPICE DES LANDES</text:p>
          </table:table-cell>
          <table:table-cell table:style-name="ce6"/>
          <table:table-cell table:style-name="ce1" office:value-type="string">
            <text:p>Mer 10h30-12h <text:s text:c="2"/>S. 10h30-12h (1er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CIPALE</text:p>
          </table:table-cell>
          <table:table-cell table:style-name="ce1" office:value-type="string">
            <text:p>18 rue du Faubourg Saint Jean</text:p>
          </table:table-cell>
          <table:table-cell table:style-name="ce3" office:value-type="float" office:value="44320">
            <text:p>44320</text:p>
          </table:table-cell>
          <table:table-cell table:style-name="ce5" office:value-type="string">
            <text:p>ST VIAUD</text:p>
          </table:table-cell>
          <table:table-cell table:style-name="ce6" office:value-type="string">
            <text:p>02.40.27.63.04</text:p>
          </table:table-cell>
          <table:table-cell table:style-name="ce1" office:value-type="string">
            <text:p>Mer 9h30-11h30 <text:s text:c="2"/>V. 17h30-18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Rue de la Mairie</text:p>
          </table:table-cell>
          <table:table-cell table:style-name="ce3" office:value-type="float" office:value="44590">
            <text:p>44590</text:p>
          </table:table-cell>
          <table:table-cell table:style-name="ce5" office:value-type="string">
            <text:p>ST VINCENT DES LANDES</text:p>
          </table:table-cell>
          <table:table-cell table:style-name="ce6" office:value-type="string">
            <text:p><text:s/></text:p>
          </table:table-cell>
          <table:table-cell table:style-name="ce1" office:value-type="string">
            <text:p>Mer 10h30-11h30 <text:s/>S. 11h-12h <text:s text:c="2"/>D. 11h-12h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Rue du Mortier plat, Les Pirogues</text:p>
          </table:table-cell>
          <table:table-cell table:style-name="ce3" office:value-type="float" office:value="44160">
            <text:p>44160</text:p>
          </table:table-cell>
          <table:table-cell table:style-name="ce5" office:value-type="string">
            <text:p>STE ANNE SUR BRIVET</text:p>
          </table:table-cell>
          <table:table-cell table:style-name="ce6" office:value-type="string">
            <text:p>02.40.91.84.88</text:p>
          </table:table-cell>
          <table:table-cell table:style-name="ce1" office:value-type="string">
            <text:p>Mer 14h30-18h <text:s text:c="3"/>V. 16h-18h30 <text:s text:c="2"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A livre ouvert"</text:p>
          </table:table-cell>
          <table:table-cell table:style-name="ce1" office:value-type="string">
            <text:p>32 avenue de la Source</text:p>
          </table:table-cell>
          <table:table-cell table:style-name="ce3" office:value-type="float" office:value="44680">
            <text:p>44680</text:p>
          </table:table-cell>
          <table:table-cell table:style-name="ce5" office:value-type="string">
            <text:p>STE PAZANNE</text:p>
          </table:table-cell>
          <table:table-cell table:style-name="ce6" office:value-type="string">
            <text:p>02.40.02.69.13</text:p>
          </table:table-cell>
          <table:table-cell table:style-name="ce1" office:value-type="string">
            <text:p>Mer 10h-12h30/14h-17h <text:s text:c="2"/>V. 10h-12h30/17h-19h <text:s text:c="3"/>S. 10h-15h <text:s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</text:p>
          </table:table-cell>
          <table:table-cell table:style-name="ce1" office:value-type="string">
            <text:p>7 rue du Père Montfort</text:p>
          </table:table-cell>
          <table:table-cell table:style-name="ce3" office:value-type="float" office:value="44160">
            <text:p>44160</text:p>
          </table:table-cell>
          <table:table-cell table:style-name="ce5" office:value-type="string">
            <text:p>STE REINE DE BRETAGNE</text:p>
          </table:table-cell>
          <table:table-cell table:style-name="ce6" office:value-type="string">
            <text:p>02.51.10.86.48</text:p>
          </table:table-cell>
          <table:table-cell table:style-name="ce1" office:value-type="string">
            <text:p>Mer 14h-17h <text:s text:c="2"/>J. 16h-19h <text:s/>S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33 rue de la Vallée</text:p>
          </table:table-cell>
          <table:table-cell table:style-name="ce3" office:value-type="float" office:value="44880">
            <text:p>44880</text:p>
          </table:table-cell>
          <table:table-cell table:style-name="ce5" office:value-type="string">
            <text:p>SAUTRON</text:p>
          </table:table-cell>
          <table:table-cell table:style-name="ce6" office:value-type="string">
            <text:p>02.40.63.52.21</text:p>
          </table:table-cell>
          <table:table-cell table:style-name="ce1" office:value-type="string">
            <text:p>L. 16h30-18h30 <text:s/>Ma 16h30-18h30 <text:s/>Me 10h30-12h/14h30-18h30 <text:s/>V.16h30-18h30 <text:s/>S.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Place de l'Hôtel de Ville</text:p>
          </table:table-cell>
          <table:table-cell table:style-name="ce3" office:value-type="float" office:value="44260">
            <text:p>44260</text:p>
          </table:table-cell>
          <table:table-cell table:style-name="ce5" office:value-type="string">
            <text:p>SAVENAY</text:p>
          </table:table-cell>
          <table:table-cell table:style-name="ce6" office:value-type="string">
            <text:p>02.40.56.96.95</text:p>
          </table:table-cell>
          <table:table-cell table:style-name="ce1" office:value-type="string">
            <text:p>L 16h30-18h30 <text:s text:c="2"/>Ma 16h30-18h30 <text:s/>Mer 10h-12h30/15h-18h30 <text:s text:c="2"/>V. 16h30-18h30 <text:s text:c="2"/></text:p>
            <text:p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</text:p>
          </table:table-cell>
          <table:table-cell table:style-name="ce1" office:value-type="string">
            <text:p>2 rue de la Gagnerie</text:p>
          </table:table-cell>
          <table:table-cell table:style-name="ce3" office:value-type="float" office:value="44530">
            <text:p>44530</text:p>
          </table:table-cell>
          <table:table-cell table:style-name="ce5" office:value-type="string">
            <text:p>SEVERAC</text:p>
          </table:table-cell>
          <table:table-cell table:style-name="ce6" office:value-type="string">
            <text:p>02.40.88.73.23</text:p>
          </table:table-cell>
          <table:table-cell table:style-name="ce1" office:value-type="string">
            <text:p>Mer <text:s/>14h-18h <text:s text:c="2"/>V. 16h-18h <text:s text:c="2"/>S. 9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"Le Coeur à lire"</text:p>
          </table:table-cell>
          <table:table-cell table:style-name="ce1" office:value-type="string">
            <text:p>Place du Breil </text:p>
          </table:table-cell>
          <table:table-cell table:style-name="ce3" office:value-type="float" office:value="44590">
            <text:p>44590</text:p>
          </table:table-cell>
          <table:table-cell table:style-name="ce5" office:value-type="string">
            <text:p>SION LES MINES</text:p>
          </table:table-cell>
          <table:table-cell table:style-name="ce6" office:value-type="string">
            <text:p>02.40.28.96.09</text:p>
          </table:table-cell>
          <table:table-cell table:style-name="ce1" office:value-type="string">
            <text:p>Mer 10h30-12h <text:s text:c="2"/>J. 17h30-18h30 (1er) <text:s text:c="2"/>S. 10h30-12h <text:s text:c="3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CIPALE</text:p>
          </table:table-cell>
          <table:table-cell table:style-name="ce1" office:value-type="string">
            <text:p>35 rue des Ecoles</text:p>
          </table:table-cell>
          <table:table-cell table:style-name="ce3" office:value-type="float" office:value="44840">
            <text:p>44840</text:p>
          </table:table-cell>
          <table:table-cell table:style-name="ce5" office:value-type="string">
            <text:p>SORINIERES (LES)</text:p>
          </table:table-cell>
          <table:table-cell table:style-name="ce6" office:value-type="string">
            <text:p>02.40.04.48.92</text:p>
          </table:table-cell>
          <table:table-cell table:style-name="ce1" office:value-type="string">
            <text:p>Ma 10h-12h/16h-18h <text:s text:c="3"/>Mer 10h-12h/14h-18h <text:s/>V. 10h-12h/16h-18h30 <text:s text:c="3"/>S. 9h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7 rue Julien Masson</text:p>
          </table:table-cell>
          <table:table-cell table:style-name="ce3" office:value-type="float" office:value="44110">
            <text:p>44110</text:p>
          </table:table-cell>
          <table:table-cell table:style-name="ce5" office:value-type="string">
            <text:p>SOUDAN</text:p>
          </table:table-cell>
          <table:table-cell table:style-name="ce6"/>
          <table:table-cell table:style-name="ce1" office:value-type="string">
            <text:p>Mer 14h30-16h <text:s text:c="2"/>J.14h-16h30 <text:s text:c="2"/>S. 10h-11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2 rue de Brutz</text:p>
          </table:table-cell>
          <table:table-cell table:style-name="ce3" office:value-type="float" office:value="44660">
            <text:p>44660</text:p>
          </table:table-cell>
          <table:table-cell table:style-name="ce5" office:value-type="string">
            <text:p>SOULVACHE</text:p>
          </table:table-cell>
          <table:table-cell table:style-name="ce6"/>
          <table:table-cell table:style-name="ce1" office:value-type="string">
            <text:p>Mer 16h30-18h <text:s text:c="2"/>J. 14h-16h30 <text:s text:c="2"/>S. 11h-12h30 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101 rue de la Mairie </text:p>
          </table:table-cell>
          <table:table-cell table:style-name="ce3" office:value-type="float" office:value="44240">
            <text:p>44240</text:p>
          </table:table-cell>
          <table:table-cell table:style-name="ce5" office:value-type="string">
            <text:p>SUCE SUR ERDRE</text:p>
          </table:table-cell>
          <table:table-cell table:style-name="ce6" office:value-type="string">
            <text:p>02.40.77.95.21</text:p>
          </table:table-cell>
          <table:table-cell table:style-name="ce1" office:value-type="string">
            <text:p>Mer 10h-12h/14h30-18h30 <text:s text:c="2"/>V. 16h30-18h30 <text:s/>S. 10h-12h <text:s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Rue du Clos Olivier</text:p>
          </table:table-cell>
          <table:table-cell table:style-name="ce3" office:value-type="float" office:value="44440">
            <text:p>44440</text:p>
          </table:table-cell>
          <table:table-cell table:style-name="ce5" office:value-type="string">
            <text:p>TEILLE</text:p>
          </table:table-cell>
          <table:table-cell table:style-name="ce6" office:value-type="string">
            <text:p>02.40.97.23.15</text:p>
          </table:table-cell>
          <table:table-cell table:style-name="ce1" office:value-type="string">
            <text:p>Mer 10h30-12h30 <text:s text:c="2"/>S. 10h30-12h30 <text:s text:c="2"/>D.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Le Marque-Page"</text:p>
          </table:table-cell>
          <table:table-cell table:style-name="ce1" office:value-type="string">
            <text:p>6 bis rue Georges Bonnet</text:p>
          </table:table-cell>
          <table:table-cell table:style-name="ce3" office:value-type="float" office:value="44360">
            <text:p>44360</text:p>
          </table:table-cell>
          <table:table-cell table:style-name="ce5" office:value-type="string">
            <text:p>TEMPLE DE BRETAGNE (LE)</text:p>
          </table:table-cell>
          <table:table-cell table:style-name="ce6" office:value-type="string">
            <text:p>02.40.05.46.70</text:p>
          </table:table-cell>
          <table:table-cell table:style-name="ce1" office:value-type="string">
            <text:p>Mer 10h-12h30/15h-18h <text:s/>V. 16h30-18h30 <text:s text:c="2"/>S. 10h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 "Expression plurielle"</text:p>
          </table:table-cell>
          <table:table-cell table:style-name="ce1" office:value-type="string">
            <text:p>23 bis rue de Mauves</text:p>
          </table:table-cell>
          <table:table-cell table:style-name="ce3" office:value-type="float" office:value="44470">
            <text:p>44470</text:p>
          </table:table-cell>
          <table:table-cell table:style-name="ce5" office:value-type="string">
            <text:p>THOUARE SUR LOIRE</text:p>
          </table:table-cell>
          <table:table-cell table:style-name="ce6" office:value-type="string">
            <text:p>02.51.85.90.57</text:p>
          </table:table-cell>
          <table:table-cell table:style-name="ce1" office:value-type="string">
            <text:p>L. 16h-19h <text:s/>Me 10h-12h/14h-19h <text:s/>S. 10h-12h/14h-19h <text:s/>D. 10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"Mille et une pages"</text:p>
          </table:table-cell>
          <table:table-cell table:style-name="ce1" office:value-type="string">
            <text:p>Rue du Mont Juillet</text:p>
          </table:table-cell>
          <table:table-cell table:style-name="ce3" office:value-type="float" office:value="44390">
            <text:p>44390</text:p>
          </table:table-cell>
          <table:table-cell table:style-name="ce5" office:value-type="string">
            <text:p>TOUCHES (LES)</text:p>
          </table:table-cell>
          <table:table-cell table:style-name="ce6" office:value-type="string">
            <text:p>02.40.72.43.96</text:p>
          </table:table-cell>
          <table:table-cell table:style-name="ce1" office:value-type="string">
            <text:p>Mer 10h30-12h30/16h-17h30 <text:s text:c="2"/>S. 10h30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a Touvoisienne"</text:p>
          </table:table-cell>
          <table:table-cell table:style-name="ce1" office:value-type="string">
            <text:p>Rue de l'Eglise</text:p>
          </table:table-cell>
          <table:table-cell table:style-name="ce3" office:value-type="float" office:value="44650">
            <text:p>44650</text:p>
          </table:table-cell>
          <table:table-cell table:style-name="ce5" office:value-type="string">
            <text:p>TOUVOIS</text:p>
          </table:table-cell>
          <table:table-cell table:style-name="ce6"/>
          <table:table-cell table:style-name="ce1" office:value-type="string">
            <text:p>Me 10h-11h30 <text:s/>S. 14h30-16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text:span text:style-name="T1"> <text:s text:c="17"/></text:span></text:p>
          </table:table-cell>
          <table:table-cell table:style-name="ce1" office:value-type="string">
            <text:p>Rue des Blés noirs</text:p>
          </table:table-cell>
          <table:table-cell table:style-name="ce3" office:value-type="float" office:value="44440">
            <text:p>44440</text:p>
          </table:table-cell>
          <table:table-cell table:style-name="ce5" office:value-type="string">
            <text:p>TRANS SUR ERDRE</text:p>
          </table:table-cell>
          <table:table-cell table:style-name="ce6" office:value-type="string">
            <text:p>02.28.21.84.77</text:p>
          </table:table-cell>
          <table:table-cell table:style-name="ce1" office:value-type="string">
            <text:p>Mer 10h30-12h <text:s text:c="2"/>V 18h30-19h45 <text:s/>D. 11h15-12h3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"L'Arbre aux Livres" <text:s text:c="31"/></text:p>
          </table:table-cell>
          <table:table-cell table:style-name="ce1" office:value-type="string">
            <text:p>2 place Saint Grégoire</text:p>
          </table:table-cell>
          <table:table-cell table:style-name="ce3" office:value-type="float" office:value="44170">
            <text:p>44170</text:p>
          </table:table-cell>
          <table:table-cell table:style-name="ce5" office:value-type="string">
            <text:p>TREFFIEUX</text:p>
          </table:table-cell>
          <table:table-cell table:style-name="ce6" office:value-type="string">
            <text:p>02.40.87.41.59</text:p>
          </table:table-cell>
          <table:table-cell table:style-name="ce1" office:value-type="string">
            <text:p>Me 10h30-12h <text:s text:c="2"/>S. 10h30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 "A Tout Lire"</text:p>
          </table:table-cell>
          <table:table-cell table:style-name="ce1" office:value-type="string">
            <text:p>12 place de la Liberté</text:p>
          </table:table-cell>
          <table:table-cell table:style-name="ce3" office:value-type="float" office:value="44119">
            <text:p>44119</text:p>
          </table:table-cell>
          <table:table-cell table:style-name="ce5" office:value-type="string">
            <text:p>TREILLIERES</text:p>
          </table:table-cell>
          <table:table-cell table:style-name="ce6" office:value-type="string">
            <text:p>02.40.94.61.76</text:p>
          </table:table-cell>
          <table:table-cell table:style-name="ce1" office:value-type="string">
            <text:p>Ma 16h-18h <text:s/>Mer 10h-12h/14h-18h <text:s text:c="2"/>J. 10h-12h/16h-18h <text:s/></text:p>
            <text:p>S. 10h-12h30/14h-16h30 <text:s text:c="3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Rue Emile Combes</text:p>
          </table:table-cell>
          <table:table-cell table:style-name="ce3" office:value-type="float" office:value="44570">
            <text:p>44570</text:p>
          </table:table-cell>
          <table:table-cell table:style-name="ce5" office:value-type="string">
            <text:p>TRIGNAC</text:p>
          </table:table-cell>
          <table:table-cell table:style-name="ce6" office:value-type="string">
            <text:p>02.40.90.32.66</text:p>
          </table:table-cell>
          <table:table-cell table:style-name="ce1" office:value-type="string">
            <text:p>Ma 16h-18h30 <text:s/>Mer 10h-12h30/14h-18h J. 16h-18h30 V. 16h-18h</text:p>
            <text:p>S. 10h-12h30/14h-17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<text:s/>MUNICIPALE</text:p>
          </table:table-cell>
          <table:table-cell table:style-name="ce1" office:value-type="string">
            <text:p>Espace Garlahy</text:p>
            <text:p>Place du Marché</text:p>
          </table:table-cell>
          <table:table-cell table:style-name="ce3" office:value-type="float" office:value="44420">
            <text:p>44420</text:p>
          </table:table-cell>
          <table:table-cell table:style-name="ce5" office:value-type="string">
            <text:p>TURBALLE (LA)</text:p>
          </table:table-cell>
          <table:table-cell table:style-name="ce6" office:value-type="string">
            <text:p>02.40.23.33.28</text:p>
          </table:table-cell>
          <table:table-cell table:style-name="ce1" office:value-type="string">
            <text:p>Ma 16h-19h <text:s text:c="3"/>Mer 9h-12h/14h-18h <text:s text:c="2"/>V. 16h-19h <text:s text:c="2"/></text:p>
            <text:p>S. 9h-12h/14h-18h <text:s text:c="2"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DIATHEQUE "Mille et une pages"</text:p>
          </table:table-cell>
          <table:table-cell table:style-name="ce1" office:value-type="string">
            <text:p>16 rue Emile Gabory </text:p>
          </table:table-cell>
          <table:table-cell table:style-name="ce3" office:value-type="float" office:value="44330">
            <text:p>44330</text:p>
          </table:table-cell>
          <table:table-cell table:style-name="ce5" office:value-type="string">
            <text:p>VALLET</text:p>
          </table:table-cell>
          <table:table-cell table:style-name="ce6" office:value-type="string">
            <text:p>02.40.33.91.84</text:p>
          </table:table-cell>
          <table:table-cell table:style-name="ce1" office:value-type="string">
            <text:p>Ma 16h30-18h <text:s/>Mer 10h30-12h/15h-18h <text:s/>V. 15h-19h <text:s/>S. 10h30-12h/15h-17h <text:s/></text:p>
            <text:p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</text:p>
          </table:table-cell>
          <table:table-cell table:style-name="ce1" office:value-type="string">
            <text:p>L'Ecole Buissonnière</text:p>
          </table:table-cell>
          <table:table-cell table:style-name="ce3" office:value-type="float" office:value="44370">
            <text:p>44370</text:p>
          </table:table-cell>
          <table:table-cell table:style-name="ce5" office:value-type="string">
            <text:p>VARADES</text:p>
          </table:table-cell>
          <table:table-cell table:style-name="ce6" office:value-type="string">
            <text:p>02.40.98.33.89</text:p>
          </table:table-cell>
          <table:table-cell table:style-name="ce1" office:value-type="string">
            <text:p><text:s/>Mer 10h-12h/14h-18h <text:s text:c="2"/>J. 10h-12h <text:s/>V. 16h-19h <text:s/>S. 10h-13h/14h30-17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INTERCOMMUNALE "La Grande aux Livres"</text:p>
          </table:table-cell>
          <table:table-cell table:style-name="ce1" office:value-type="string">
            <text:p><text:s/>5 rue Principale</text:p>
          </table:table-cell>
          <table:table-cell table:style-name="ce3" office:value-type="float" office:value="44170">
            <text:p>44170</text:p>
          </table:table-cell>
          <table:table-cell table:style-name="ce5" office:value-type="string">
            <text:p>VAY</text:p>
          </table:table-cell>
          <table:table-cell table:style-name="ce6" office:value-type="string">
            <text:p>02.40.79.56.46</text:p>
          </table:table-cell>
          <table:table-cell table:style-name="ce1" office:value-type="string">
            <text:p>Me 10h30-12h/17h-18h30 <text:s text:c="2"/>S. 10h30-12h <text:s text:c="2"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èque "La Petite B" <text:s text:c="15"/></text:p>
          </table:table-cell>
          <table:table-cell table:style-name="ce1" office:value-type="string">
            <text:p>Espace Paul Claudel</text:p>
            <text:p>10 rue du Pré au Bois</text:p>
          </table:table-cell>
          <table:table-cell table:style-name="ce3" office:value-type="float" office:value="44116">
            <text:p>44116</text:p>
          </table:table-cell>
          <table:table-cell table:style-name="ce5" office:value-type="string">
            <text:p>VIEILLEVIGNE</text:p>
          </table:table-cell>
          <table:table-cell table:style-name="ce6" office:value-type="string">
            <text:p>02.40.32.57.56</text:p>
          </table:table-cell>
          <table:table-cell table:style-name="ce1" office:value-type="string">
            <text:p>Mer 15h-18h <text:s text:c="2"/>V. 18h30-19h30 <text:s/>S. 11h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</text:p>
          </table:table-cell>
          <table:table-cell table:style-name="ce1" office:value-type="string">
            <text:p>8 rue Anne de Bretagne</text:p>
          </table:table-cell>
          <table:table-cell table:style-name="ce3" office:value-type="float" office:value="44360">
            <text:p>44360</text:p>
          </table:table-cell>
          <table:table-cell table:style-name="ce5" office:value-type="string">
            <text:p>VIGNEUX DE BRETAGNE</text:p>
          </table:table-cell>
          <table:table-cell table:style-name="ce6"/>
          <table:table-cell table:style-name="ce1" office:value-type="string">
            <text:p>Mer 10h30-12h <text:s text:c="3"/>D. 10h30-12h <text:s text:c="14"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Place de l'Eglise</text:p>
          </table:table-cell>
          <table:table-cell table:style-name="ce3" office:value-type="float" office:value="44110">
            <text:p>44110</text:p>
          </table:table-cell>
          <table:table-cell table:style-name="ce5" office:value-type="string">
            <text:p>VILLEPOT</text:p>
          </table:table-cell>
          <table:table-cell table:style-name="ce6" office:value-type="string">
            <text:p>02.40.28.10.39</text:p>
          </table:table-cell>
          <table:table-cell table:style-name="ce1" office:value-type="string">
            <text:p>Ma 10h-12h <text:s text:c="2"/>Mer 14h30-15h30 <text:s/>D. 10h30-12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</text:p>
          </table:table-cell>
          <table:table-cell table:style-name="ce1" office:value-type="string">
            <text:p>Place de l'Eglise</text:p>
            <text:p/>
          </table:table-cell>
          <table:table-cell table:style-name="ce3" office:value-type="float" office:value="44540">
            <text:p>44540</text:p>
          </table:table-cell>
          <table:table-cell table:style-name="ce5" office:value-type="string">
            <text:p>VRITZ</text:p>
          </table:table-cell>
          <table:table-cell table:style-name="ce6"/>
          <table:table-cell table:style-name="ce1" office:value-type="string">
            <text:p>Mer 10h-11h30 (2/mois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BIBLIOTHEQUE MUNICIPALE "La Pause lecture" <text:s text:c="30"/></text:p>
          </table:table-cell>
          <table:table-cell table:style-name="ce1" office:value-type="string">
            <text:p>13 route de Nantes</text:p>
          </table:table-cell>
          <table:table-cell table:style-name="ce3" office:value-type="float" office:value="44640">
            <text:p>44640</text:p>
          </table:table-cell>
          <table:table-cell table:style-name="ce5" office:value-type="string">
            <text:p>VUE</text:p>
          </table:table-cell>
          <table:table-cell table:style-name="ce6" office:value-type="string">
            <text:p>02.40.21.24.87</text:p>
          </table:table-cell>
          <table:table-cell table:style-name="ce1" office:value-type="string">
            <text:p>Mer 10h30-12h <text:s/>S. 10h30-11h30</text:p>
          </table:table-cell>
          <table:table-cell table:number-columns-repeated="1018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06.13" table:style-name="ta4">
        <office:forms form:automatic-focus="false" form:apply-design-mode="false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23"/>
        <table:table-column table:style-name="co13" table:default-cell-style-name="ce27"/>
        <table:table-column table:style-name="co14" table:default-cell-style-name="ce27"/>
        <table:table-column table:style-name="co15" table:number-columns-repeated="250" table:default-cell-style-name="ce17"/>
        <table:table-column table:style-name="co15" table:number-columns-repeated="767" table:default-cell-style-name="ce29"/>
        <table:table-row table:style-name="ro3">
          <table:table-cell table:style-name="ce12" office:value-type="string">
            <text:p>NOM DE LA BIBLIOTHEQUE</text:p>
          </table:table-cell>
          <table:table-cell table:style-name="ce12" office:value-type="string">
            <text:p>ADRESSE PHYSIQUE</text:p>
          </table:table-cell>
          <table:table-cell table:style-name="ce12" office:value-type="string">
            <text:p>CP</text:p>
          </table:table-cell>
          <table:table-cell table:style-name="ce12" office:value-type="string">
            <text:p>COMMUNE</text:p>
          </table:table-cell>
          <table:table-cell table:style-name="ce19" office:value-type="string">
            <text:p>TELEPHONE</text:p>
          </table:table-cell>
          <table:table-cell table:style-name="ce19" office:value-type="string">
            <text:p>ADRESSE MAIL</text:p>
          </table:table-cell>
          <table:table-cell table:style-name="ce12" office:value-type="string">
            <text:p>HORAIRES D_OUVERTURE</text:p>
          </table:table-cell>
          <table:table-cell table:style-name="Default" table:number-columns-repeated="2"/>
          <table:table-cell table:style-name="ce28" table:number-columns-repeated="1015"/>
        </table:table-row>
        <table:table-row table:style-name="ro3">
          <table:table-cell table:style-name="ce13" office:value-type="string">
            <text:p>BIBLIOTHEQUE INTERCOMMUNALE "La Mine du Livre"</text:p>
          </table:table-cell>
          <table:table-cell table:style-name="ce13" office:value-type="string">
            <text:p>8 rue des Ecoles <text:s/></text:p>
          </table:table-cell>
          <table:table-cell table:style-name="ce13" office:value-type="float" office:value="44170">
            <text:p>44170</text:p>
          </table:table-cell>
          <table:table-cell table:style-name="ce13" office:value-type="string">
            <text:p>ABBARETZ</text:p>
          </table:table-cell>
          <table:table-cell table:style-name="ce20" office:value-type="string">
            <text:p>02.40.87.21.84</text:p>
          </table:table-cell>
          <table:table-cell table:style-name="ce13" office:value-type="string">
            <text:p>bibliotheque.abbaretz@orange.fr</text:p>
          </table:table-cell>
          <table:table-cell table:style-name="ce13" office:value-type="string">
            <text:p>Me 10h30-12h <text:s/>V. 16h30-18h30 </text:p>
          </table:table-cell>
          <table:table-cell table:style-name="Default" office:value-type="float" office:value="47.548679">
            <text:p>47.548679</text:p>
          </table:table-cell>
          <table:table-cell table:style-name="Default" office:value-type="float" office:value="-1.532216">
            <text:p>-1.53221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24 avenue des Acacias</text:p>
          </table:table-cell>
          <table:table-cell table:style-name="ce13" office:value-type="float" office:value="44140">
            <text:p>44140</text:p>
          </table:table-cell>
          <table:table-cell table:style-name="ce13" office:value-type="string">
            <text:p>AIGREFEUILLE SUR MAINE</text:p>
          </table:table-cell>
          <table:table-cell table:style-name="ce20"/>
          <table:table-cell table:style-name="ce13" office:value-type="string">
            <text:p>biblio.aigrefeuille@gmail.com</text:p>
          </table:table-cell>
          <table:table-cell table:style-name="ce13" office:value-type="string">
            <text:p>Mer 10h-12h <text:s text:c="2"/>S. 10h-12h</text:p>
          </table:table-cell>
          <table:table-cell table:style-name="Default" office:value-type="float" office:value="47.07872">
            <text:p>47.07872</text:p>
          </table:table-cell>
          <table:table-cell table:style-name="Default" office:value-type="float" office:value="-1.405909">
            <text:p>-1.40590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La Pléiade"</text:p>
          </table:table-cell>
          <table:table-cell table:style-name="ce13" office:value-type="string">
            <text:p>Place de la République</text:p>
          </table:table-cell>
          <table:table-cell table:style-name="ce13" office:value-type="float" office:value="44150">
            <text:p>44150</text:p>
          </table:table-cell>
          <table:table-cell table:style-name="ce13" office:value-type="string">
            <text:p>ANCENIS</text:p>
          </table:table-cell>
          <table:table-cell table:style-name="ce20" office:value-type="string">
            <text:p>02.40.83.22.30</text:p>
          </table:table-cell>
          <table:table-cell table:style-name="ce13" office:value-type="string">
            <text:p>mediathequeancenis@yahoo.fr</text:p>
          </table:table-cell>
          <table:table-cell table:style-name="ce13" office:value-type="string">
            <text:p>Ma 14h-18h <text:s/>Mer 10h-18h <text:s text:c="3"/>J. 10h-13h</text:p>
            <text:p>V. 14h-18h <text:s text:c="3"/>S. 10h-18h</text:p>
          </table:table-cell>
          <table:table-cell table:style-name="Default" office:value-type="float" office:value="47.3647">
            <text:p>47.3647</text:p>
          </table:table-cell>
          <table:table-cell table:style-name="Default" office:value-type="float" office:value="-1.183289">
            <text:p>-1.18328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"Marcel Rouvreau"</text:p>
          </table:table-cell>
          <table:table-cell table:style-name="ce13" office:value-type="string">
            <text:p>Impasse des Sports</text:p>
          </table:table-cell>
          <table:table-cell table:style-name="ce13" office:value-type="float" office:value="44150">
            <text:p>44150</text:p>
          </table:table-cell>
          <table:table-cell table:style-name="ce13" office:value-type="string">
            <text:p>ANETZ</text:p>
          </table:table-cell>
          <table:table-cell table:style-name="ce20" office:value-type="string">
            <text:p>02.40.83.31.95</text:p>
          </table:table-cell>
          <table:table-cell table:style-name="ce13" office:value-type="string">
            <text:p>bibliotheque-anetz@wanadoo.fr</text:p>
          </table:table-cell>
          <table:table-cell table:style-name="ce13" office:value-type="string">
            <text:p>Me 10h-12h/15h-18h <text:s text:c="2"/>V. 17h-18h30 <text:s text:c="2"/>S. 10h-12h <text:s text:c="2"/>D. 10h30-11h30</text:p>
          </table:table-cell>
          <table:table-cell table:style-name="Default" office:value-type="float" office:value="47.381945">
            <text:p>47.381945</text:p>
          </table:table-cell>
          <table:table-cell table:style-name="Default" office:value-type="float" office:value="-1.103324">
            <text:p>-1.10332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Mairie</text:p>
          </table:table-cell>
          <table:table-cell table:style-name="ce13" office:value-type="float" office:value="44320">
            <text:p>44320</text:p>
          </table:table-cell>
          <table:table-cell table:style-name="ce13" office:value-type="string">
            <text:p>ARTHON EN RETZ</text:p>
          </table:table-cell>
          <table:table-cell table:style-name="ce20" office:value-type="string">
            <text:p>09.80.59.25.65</text:p>
          </table:table-cell>
          <table:table-cell table:style-name="ce13"/>
          <table:table-cell table:style-name="ce13" office:value-type="string">
            <text:p>Mer 9h30-11h30 <text:s text:c="2"/>S. 10h-11h30 <text:s text:c="2"/>D. 11h-11h30</text:p>
          </table:table-cell>
          <table:table-cell table:style-name="Default" office:value-type="float" office:value="47.119515">
            <text:p>47.119515</text:p>
          </table:table-cell>
          <table:table-cell table:style-name="Default" office:value-type="float" office:value="-1.956273">
            <text:p>-1.956273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Mairie</text:p>
          </table:table-cell>
          <table:table-cell table:style-name="ce13" office:value-type="float" office:value="44320">
            <text:p>44320</text:p>
          </table:table-cell>
          <table:table-cell table:style-name="ce13" office:value-type="string">
            <text:p>ARTHON EN RETZ - LA SICAUDAIS</text:p>
          </table:table-cell>
          <table:table-cell table:style-name="ce20"/>
          <table:table-cell table:style-name="ce13"/>
          <table:table-cell table:style-name="ce13" office:value-type="string">
            <text:p>Mer 10h-12h <text:s text:c="2"/>S. 11h-12h30 <text:s text:c="2"/></text:p>
          </table:table-cell>
          <table:table-cell table:style-name="Default" office:value-type="float" office:value="47.205706">
            <text:p>47.205706</text:p>
          </table:table-cell>
          <table:table-cell table:style-name="Default" office:value-type="float" office:value="-2.044069">
            <text:p>-2.04406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e Pré aux livres"</text:p>
          </table:table-cell>
          <table:table-cell table:style-name="ce13" office:value-type="string">
            <text:p>Rue de la Fontaine</text:p>
          </table:table-cell>
          <table:table-cell table:style-name="ce13" office:value-type="float" office:value="44410">
            <text:p>44410</text:p>
          </table:table-cell>
          <table:table-cell table:style-name="ce13" office:value-type="string">
            <text:p>ASSERAC</text:p>
          </table:table-cell>
          <table:table-cell table:style-name="ce20" office:value-type="string">
            <text:p>02.40.01.72.86</text:p>
          </table:table-cell>
          <table:table-cell table:style-name="ce13" office:value-type="string">
            <text:p>bibliotheque.asserac@orange.fr</text:p>
          </table:table-cell>
          <table:table-cell table:style-name="ce13" office:value-type="string">
            <text:p>Mer 10h-12h/16h30-18h30 <text:s/>V. 16h30/18h30 <text:s/>S. 10h-12h </text:p>
          </table:table-cell>
          <table:table-cell table:style-name="Default" office:value-type="float" office:value="47.4303">
            <text:p>47.4303</text:p>
          </table:table-cell>
          <table:table-cell table:style-name="Default" office:value-type="float" office:value="-2.391894">
            <text:p>-2.39189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24 rue de Plessé </text:p>
          </table:table-cell>
          <table:table-cell table:style-name="ce13" office:value-type="float" office:value="44460">
            <text:p>44460</text:p>
          </table:table-cell>
          <table:table-cell table:style-name="ce13" office:value-type="string">
            <text:p>AVESSAC</text:p>
          </table:table-cell>
          <table:table-cell table:style-name="ce20" office:value-type="string">
            <text:p>02.99.91.00.97</text:p>
          </table:table-cell>
          <table:table-cell table:style-name="ce13" office:value-type="string">
            <text:p>bibliotheque.avessac@orange.fr</text:p>
          </table:table-cell>
          <table:table-cell table:style-name="ce13" office:value-type="string">
            <text:p>Ma 16h30-18h <text:s text:c="2"/>Mer 14h30-18h <text:s/>J.16h30-18h45 <text:s text:c="2"/>S. 10h-12h30</text:p>
          </table:table-cell>
          <table:table-cell table:style-name="Default" office:value-type="float" office:value="47.652175">
            <text:p>47.652175</text:p>
          </table:table-cell>
          <table:table-cell table:style-name="Default" office:value-type="float" office:value="-1.986671">
            <text:p>-1.986671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5 rue des Landes</text:p>
          </table:table-cell>
          <table:table-cell table:style-name="ce13" office:value-type="float" office:value="44450">
            <text:p>44450</text:p>
          </table:table-cell>
          <table:table-cell table:style-name="ce13" office:value-type="string">
            <text:p>BARBECHAT</text:p>
          </table:table-cell>
          <table:table-cell table:style-name="ce20" office:value-type="string">
            <text:p>02.51.79.74.08</text:p>
          </table:table-cell>
          <table:table-cell table:style-name="ce13"/>
          <table:table-cell table:style-name="ce13" office:value-type="string">
            <text:p>Me 16h30-18h30 (2e et 4e) <text:s text:c="2"/>S. 10h45-12h (1er et 3e) <text:s text:c="2"/>D. 11h-12h</text:p>
          </table:table-cell>
          <table:table-cell table:style-name="Default" office:value-type="float" office:value="47.276978">
            <text:p>47.276978</text:p>
          </table:table-cell>
          <table:table-cell table:style-name="Default" office:value-type="float" office:value="-1.290546">
            <text:p>-1.290546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René Guy Cadou"</text:p>
          </table:table-cell>
          <table:table-cell table:style-name="ce13" office:value-type="string">
            <text:p>Place de la Chantrie</text:p>
          </table:table-cell>
          <table:table-cell table:style-name="ce13" office:value-type="float" office:value="44115">
            <text:p>44115</text:p>
          </table:table-cell>
          <table:table-cell table:style-name="ce13" office:value-type="string">
            <text:p>BASSE GOULAINE</text:p>
          </table:table-cell>
          <table:table-cell table:style-name="ce21" office:value-type="string">
            <text:p>02.40.06.00.22</text:p>
          </table:table-cell>
          <table:table-cell table:style-name="ce13" office:value-type="string">
            <text:p>mediatheque@basse-goulaine.fr</text:p>
          </table:table-cell>
          <table:table-cell table:style-name="ce13" office:value-type="string">
            <text:p>Ma <text:s/>16h-18h30 <text:s text:c="2"/>Mer 10h-12h/14-18h <text:s text:c="2"/>J. 16h-18h30 <text:s/>V. 16h-18h30 <text:s text:c="2"/>S. 10h-12h/14h-17h</text:p>
          </table:table-cell>
          <table:table-cell table:style-name="Default" office:value-type="float" office:value="47.216015">
            <text:p>47.216015</text:p>
          </table:table-cell>
          <table:table-cell table:style-name="Default" office:value-type="float" office:value="-1.465625">
            <text:p>-1.465625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INTERCOMMUNALE DE LA COTE SAUVAGE</text:p>
          </table:table-cell>
          <table:table-cell table:style-name="ce13" office:value-type="string">
            <text:p>11 rue de la Plage</text:p>
          </table:table-cell>
          <table:table-cell table:style-name="ce13" office:value-type="float" office:value="44740">
            <text:p>44740</text:p>
          </table:table-cell>
          <table:table-cell table:style-name="ce13" office:value-type="string">
            <text:p>BATZ SUR MER</text:p>
          </table:table-cell>
          <table:table-cell table:style-name="ce20" office:value-type="string">
            <text:p>02.40.23.89.51</text:p>
          </table:table-cell>
          <table:table-cell table:style-name="ce13" office:value-type="string">
            <text:p>bicsbatz@wanadoo.fr</text:p>
          </table:table-cell>
          <table:table-cell table:style-name="ce13" office:value-type="string">
            <text:p>L. 10h-12h <text:s/>Ma 16h-18h30 <text:s text:c="2"/>Mer 10h-12h30 <text:s/>V. 16h-18h30 <text:s text:c="2"/>S. 14h30-17h</text:p>
          </table:table-cell>
          <table:table-cell table:style-name="Default" office:value-type="float" office:value="47.276853">
            <text:p>47.276853</text:p>
          </table:table-cell>
          <table:table-cell table:style-name="Default" office:value-type="float" office:value="-2.480827">
            <text:p>-2.480827</text:p>
          </table:table-cell>
          <table:table-cell table:number-columns-repeated="1015"/>
        </table:table-row>
        <table:table-row table:style-name="ro5">
          <table:table-cell table:style-name="ce13" office:value-type="string">
            <text:p>BIBLIOTHEQUE "Les Belles lignes"</text:p>
          </table:table-cell>
          <table:table-cell table:style-name="ce13" office:value-type="string">
            <text:p>7 rue de l'Océane </text:p>
          </table:table-cell>
          <table:table-cell table:style-name="ce13" office:value-type="float" office:value="44370">
            <text:p>44370</text:p>
          </table:table-cell>
          <table:table-cell table:style-name="ce13" office:value-type="string">
            <text:p>BELLIGNE</text:p>
          </table:table-cell>
          <table:table-cell table:style-name="ce20" office:value-type="string">
            <text:p>02.40.96.90.70</text:p>
          </table:table-cell>
          <table:table-cell table:style-name="ce13" office:value-type="string">
            <text:p>biblio.belligne@orange.fr</text:p>
          </table:table-cell>
          <table:table-cell table:style-name="ce13" office:value-type="string">
            <text:p>Ma 16h30-18h30 <text:s/></text:p>
            <text:p>Mer 10h-12h/14h30-18h <text:s/>V. 16h30-18h30 <text:s/>S. 10h-12h <text:s text:c="2"/>D. 10h30-12h</text:p>
          </table:table-cell>
          <table:table-cell table:style-name="Default" office:value-type="float" office:value="47.46521">
            <text:p>47.46521</text:p>
          </table:table-cell>
          <table:table-cell table:style-name="Default" office:value-type="float" office:value="-1.034329">
            <text:p>-1.03432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CLUB</text:p>
          </table:table-cell>
          <table:table-cell table:style-name="ce13" office:value-type="string">
            <text:p>3 chaussée du Pays de Retz </text:p>
          </table:table-cell>
          <table:table-cell table:style-name="ce13" office:value-type="float" office:value="44760">
            <text:p>44760</text:p>
          </table:table-cell>
          <table:table-cell table:style-name="ce13" office:value-type="string">
            <text:p>BERNERIE EN RETZ (LA)</text:p>
          </table:table-cell>
          <table:table-cell table:style-name="ce20" office:value-type="string">
            <text:p>02.51.74.68.47</text:p>
          </table:table-cell>
          <table:table-cell table:style-name="ce13" office:value-type="string">
            <text:p>biblio.club@wanadoo.fr</text:p>
          </table:table-cell>
          <table:table-cell table:style-name="ce13" office:value-type="string">
            <text:p>Ma 10h-12h/16h30-17h30 <text:s text:c="3"/>Mer 10h-12h <text:s/></text:p>
            <text:p>V. 10h-12h <text:s text:c="2"/>S. 10h-12h/15h-18h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MEDIATHEQUE MUNICIPALE "George Sand"</text:p>
          </table:table-cell>
          <table:table-cell table:style-name="ce13" office:value-type="string">
            <text:p>25 rue de la Mairie</text:p>
          </table:table-cell>
          <table:table-cell table:style-name="ce13" office:value-type="float" office:value="44160">
            <text:p>44160</text:p>
          </table:table-cell>
          <table:table-cell table:style-name="ce13" office:value-type="string">
            <text:p>BESNE</text:p>
          </table:table-cell>
          <table:table-cell table:style-name="ce20" office:value-type="string">
            <text:p>02.40.61.76.35</text:p>
          </table:table-cell>
          <table:table-cell table:style-name="ce13" office:value-type="string">
            <text:p>bibliotheque.besne@wanadoo.fr</text:p>
          </table:table-cell>
          <table:table-cell table:style-name="ce13" office:value-type="string">
            <text:p>Ma 15h-18h <text:s/>Me 10h-12h30/15h-18h <text:s text:c="2"/>V. 15h-18h <text:s text:c="2"/>S. 10h-12h30</text:p>
          </table:table-cell>
          <table:table-cell table:style-name="Default" office:value-type="float" office:value="47.396263">
            <text:p>47.396263</text:p>
          </table:table-cell>
          <table:table-cell table:style-name="Default" office:value-type="float" office:value="-2.092172">
            <text:p>-2.092172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 "René Guy Cadou"</text:p>
          </table:table-cell>
          <table:table-cell table:style-name="ce13" office:value-type="string">
            <text:p>4 place de la poste</text:p>
          </table:table-cell>
          <table:table-cell table:style-name="ce13" office:value-type="float" office:value="44140">
            <text:p>44140</text:p>
          </table:table-cell>
          <table:table-cell table:style-name="ce13" office:value-type="string">
            <text:p>BIGNON (LE)</text:p>
          </table:table-cell>
          <table:table-cell table:style-name="ce20" office:value-type="string">
            <text:p>02.51.70.13.93 </text:p>
          </table:table-cell>
          <table:table-cell table:style-name="ce13" office:value-type="string">
            <text:p>biblio.lebignon@gmail.com</text:p>
          </table:table-cell>
          <table:table-cell table:style-name="ce13" office:value-type="string">
            <text:p>L. 17h-19h Me <text:s/>10h30-12h30/14h30-17h V. 17h-19h S.10h30-12h30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 table:style-name="ce13" office:value-type="string">
            <text:p>MEDIATHEQUE "Le Puits au Chat"</text:p>
          </table:table-cell>
          <table:table-cell table:style-name="ce13" office:value-type="string">
            <text:p>Passage Sophie Scholl</text:p>
          </table:table-cell>
          <table:table-cell table:style-name="ce13" office:value-type="float" office:value="44130">
            <text:p>44130</text:p>
          </table:table-cell>
          <table:table-cell table:style-name="ce13" office:value-type="string">
            <text:p>BLAIN</text:p>
          </table:table-cell>
          <table:table-cell table:style-name="ce20" office:value-type="string">
            <text:p>02.40.79.05.30</text:p>
          </table:table-cell>
          <table:table-cell table:style-name="ce13" office:value-type="string">
            <text:p>mediatheque@ville-blain.fr</text:p>
          </table:table-cell>
          <table:table-cell table:style-name="ce13" office:value-type="string">
            <text:p>Ma 9h30-13h/16h30-18h Mer 9h30-13h/13h30-18h <text:s/>J. 16h30-18h <text:s/></text:p>
            <text:p>V. 16h30-18h30 S. 9h-13h</text:p>
          </table:table-cell>
          <table:table-cell table:style-name="Default" office:value-type="float" office:value="47.47602">
            <text:p>47.47602</text:p>
          </table:table-cell>
          <table:table-cell table:style-name="Default" office:value-type="float" office:value="-1.765249">
            <text:p>-1.76524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 "Aux lettres du moulin"</text:p>
          </table:table-cell>
          <table:table-cell table:style-name="ce13" office:value-type="string">
            <text:p>Place de la Mairie</text:p>
          </table:table-cell>
          <table:table-cell table:style-name="ce13" office:value-type="float" office:value="44430">
            <text:p>44430</text:p>
          </table:table-cell>
          <table:table-cell table:style-name="ce13" office:value-type="string">
            <text:p>BOISSIERE DU DORE (LA)</text:p>
          </table:table-cell>
          <table:table-cell table:style-name="ce20" office:value-type="string">
            <text:p>02.40.97.51.42</text:p>
          </table:table-cell>
          <table:table-cell table:style-name="ce13"/>
          <table:table-cell table:style-name="ce13" office:value-type="string">
            <text:p>Ma 16h30-18h <text:s/>D. 10h30-12h</text:p>
          </table:table-cell>
          <table:table-cell table:style-name="Default" office:value-type="float" office:value="47.917022">
            <text:p>47.917022</text:p>
          </table:table-cell>
          <table:table-cell table:style-name="Default" office:value-type="float" office:value="-104.031251">
            <text:p>-104.031251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Porte-plume"</text:p>
          </table:table-cell>
          <table:table-cell table:style-name="ce13" office:value-type="string">
            <text:p>4 rue de la Garenne</text:p>
          </table:table-cell>
          <table:table-cell table:style-name="ce13" office:value-type="float" office:value="44540">
            <text:p>44540</text:p>
          </table:table-cell>
          <table:table-cell table:style-name="ce13" office:value-type="string">
            <text:p>BONNOEUVRE</text:p>
          </table:table-cell>
          <table:table-cell table:style-name="ce20" office:value-type="string">
            <text:p>02.40.97.03.16</text:p>
          </table:table-cell>
          <table:table-cell table:style-name="ce13" office:value-type="string">
            <text:p>porteplume44@gmail.com</text:p>
          </table:table-cell>
          <table:table-cell table:style-name="ce13" office:value-type="string">
            <text:p>Me 15h-16h30 <text:s/>V. 17h18h30 <text:s/>S. 11h30-12h15</text:p>
          </table:table-cell>
          <table:table-cell table:style-name="Default" office:value-type="float" office:value="47.527632">
            <text:p>47.527632</text:p>
          </table:table-cell>
          <table:table-cell table:style-name="Default" office:value-type="float" office:value="-1.239084">
            <text:p>-1.23908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MUNICIPALE</text:p>
          </table:table-cell>
          <table:table-cell table:style-name="ce13" office:value-type="string">
            <text:p>Place du Marché <text:s text:c="2"/></text:p>
          </table:table-cell>
          <table:table-cell table:style-name="ce13" office:value-type="float" office:value="44830">
            <text:p>44830</text:p>
          </table:table-cell>
          <table:table-cell table:style-name="ce13" office:value-type="string">
            <text:p>BOUAYE</text:p>
          </table:table-cell>
          <table:table-cell table:style-name="ce20" office:value-type="string">
            <text:p>02.40.32.63.03</text:p>
          </table:table-cell>
          <table:table-cell table:style-name="ce13" office:value-type="string">
            <text:p>bibliotheque@mairie-bouaye.fr</text:p>
          </table:table-cell>
          <table:table-cell table:style-name="ce13" office:value-type="string">
            <text:p>Mer 10h-12h/14h-17h <text:s text:c="2"/>J. 9h-12h <text:s/>V. 16h-19h <text:s/>S. 10h-12h/14h-16h</text:p>
          </table:table-cell>
          <table:table-cell table:style-name="Default" office:value-type="float" office:value="47.142235">
            <text:p>47.142235</text:p>
          </table:table-cell>
          <table:table-cell table:style-name="Default" office:value-type="float" office:value="-1.689184">
            <text:p>-1.68918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8 place de l'Eglise</text:p>
          </table:table-cell>
          <table:table-cell table:style-name="ce13" office:value-type="float" office:value="44260">
            <text:p>44260</text:p>
          </table:table-cell>
          <table:table-cell table:style-name="ce13" office:value-type="string">
            <text:p>BOUEE</text:p>
          </table:table-cell>
          <table:table-cell table:style-name="ce20"/>
          <table:table-cell table:style-name="ce13" office:value-type="string">
            <text:p>bibliotheque.bouee@orange.fr</text:p>
          </table:table-cell>
          <table:table-cell table:style-name="ce13" office:value-type="string">
            <text:p>Ma 16h30-18h <text:s/>Mer 15h-18h <text:s/>S.10h30-12h </text:p>
          </table:table-cell>
          <table:table-cell table:style-name="Default" office:value-type="float" office:value="47.319249">
            <text:p>47.319249</text:p>
          </table:table-cell>
          <table:table-cell table:style-name="Default" office:value-type="float" office:value="-1.909952">
            <text:p>-1.90995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Rue de la Taillée</text:p>
          </table:table-cell>
          <table:table-cell table:style-name="ce13" office:value-type="float" office:value="44580">
            <text:p>44580</text:p>
          </table:table-cell>
          <table:table-cell table:style-name="ce13" office:value-type="string">
            <text:p>BOURGNEUF EN RETZ</text:p>
          </table:table-cell>
          <table:table-cell table:style-name="ce20" office:value-type="string">
            <text:p>02.40.21.95.39</text:p>
          </table:table-cell>
          <table:table-cell table:style-name="ce13" office:value-type="string">
            <text:p>bibliothequebourgneufenretz@gmail.com</text:p>
          </table:table-cell>
          <table:table-cell table:style-name="ce13" office:value-type="string">
            <text:p>Mer 17h-18h30 <text:s text:c="2"/>S. 10h30-12h30</text:p>
          </table:table-cell>
          <table:table-cell table:style-name="Default" office:value-type="float" office:value="47.041455">
            <text:p>47.041455</text:p>
          </table:table-cell>
          <table:table-cell table:style-name="Default" office:value-type="float" office:value="-1.955494">
            <text:p>-1.95549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Place de l'Eglise</text:p>
          </table:table-cell>
          <table:table-cell table:style-name="ce13" office:value-type="float" office:value="44190">
            <text:p>44190</text:p>
          </table:table-cell>
          <table:table-cell table:style-name="ce13" office:value-type="string">
            <text:p>BOUSSAY</text:p>
          </table:table-cell>
          <table:table-cell table:style-name="ce20" office:value-type="string">
            <text:p>02.51.71.89.72</text:p>
          </table:table-cell>
          <table:table-cell table:style-name="ce13"/>
          <table:table-cell table:style-name="ce13" office:value-type="string">
            <text:p>Mer 10h30-12h <text:s text:c="2"/>D. 10h30-12h</text:p>
          </table:table-cell>
          <table:table-cell table:style-name="Default" office:value-type="float" office:value="47.043585">
            <text:p>47.043585</text:p>
          </table:table-cell>
          <table:table-cell table:style-name="Default" office:value-type="float" office:value="-1.186429">
            <text:p>-1.18642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12 rue Louis Guihot</text:p>
          </table:table-cell>
          <table:table-cell table:style-name="ce13" office:value-type="float" office:value="44130">
            <text:p>44130</text:p>
          </table:table-cell>
          <table:table-cell table:style-name="ce13" office:value-type="string">
            <text:p>BOUVRON</text:p>
          </table:table-cell>
          <table:table-cell table:style-name="ce20" office:value-type="string">
            <text:p>02.28.01.20.54</text:p>
          </table:table-cell>
          <table:table-cell table:style-name="ce13" office:value-type="string">
            <text:p>bibliotheque.bouvron@orange.fr</text:p>
          </table:table-cell>
          <table:table-cell table:style-name="ce13" office:value-type="string">
            <text:p>Ma 16h30-18h <text:s/>Me 16h30-18h <text:s/>J. 10h30-12h <text:s/>D. 10h30-12H</text:p>
          </table:table-cell>
          <table:table-cell table:style-name="Default" office:value-type="float" office:value="47.418357">
            <text:p>47.418357</text:p>
          </table:table-cell>
          <table:table-cell table:style-name="Default" office:value-type="float" office:value="-1.849482">
            <text:p>-1.84948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Espace des Clos Mats</text:p>
          </table:table-cell>
          <table:table-cell table:style-name="ce13" office:value-type="float" office:value="44830">
            <text:p>44830</text:p>
          </table:table-cell>
          <table:table-cell table:style-name="ce13" office:value-type="string">
            <text:p>BRAINS</text:p>
          </table:table-cell>
          <table:table-cell table:style-name="ce20" office:value-type="string">
            <text:p>02.40.65.54.40</text:p>
          </table:table-cell>
          <table:table-cell table:style-name="ce13" office:value-type="string">
            <text:p>communication@mairie-brains.fr</text:p>
          </table:table-cell>
          <table:table-cell table:style-name="ce13" office:value-type="string">
            <text:p>Mer 16h30-18h30 <text:s text:c="2"/>V. 16h30-18h <text:s/>S. 10h30-11h30</text:p>
          </table:table-cell>
          <table:table-cell table:style-name="Default" office:value-type="float" office:value="47.169937">
            <text:p>47.169937</text:p>
          </table:table-cell>
          <table:table-cell table:style-name="Default" office:value-type="float" office:value="-1.724726">
            <text:p>-1.72472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L'Arche, Rue Saint-Victor</text:p>
          </table:table-cell>
          <table:table-cell table:style-name="ce13" office:value-type="float" office:value="44260">
            <text:p>44260</text:p>
          </table:table-cell>
          <table:table-cell table:style-name="ce13" office:value-type="string">
            <text:p>CAMPBON</text:p>
          </table:table-cell>
          <table:table-cell table:style-name="ce21" office:value-type="string">
            <text:p>02.28.01.83.10</text:p>
          </table:table-cell>
          <table:table-cell table:style-name="ce13" office:value-type="string">
            <text:p>bibliotheque.campbon@cc-loiresillon.fr</text:p>
          </table:table-cell>
          <table:table-cell table:style-name="ce13" office:value-type="string">
            <text:p>Me 9h30-12h30/14h-18h30 <text:s/>V. 16h-18h30 <text:s/>S. 9h30-12h30</text:p>
          </table:table-cell>
          <table:table-cell table:style-name="Default" office:value-type="float" office:value="47.360867">
            <text:p>47.360867</text:p>
          </table:table-cell>
          <table:table-cell table:style-name="Default" office:value-type="float" office:value="-1.942114">
            <text:p>-1.94211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Place de la Mairie </text:p>
          </table:table-cell>
          <table:table-cell table:style-name="ce13" office:value-type="float" office:value="44390">
            <text:p>44390</text:p>
          </table:table-cell>
          <table:table-cell table:style-name="ce13" office:value-type="string">
            <text:p>CASSON</text:p>
          </table:table-cell>
          <table:table-cell table:style-name="ce20" office:value-type="string">
            <text:p>02.40.77.63.23</text:p>
          </table:table-cell>
          <table:table-cell table:style-name="ce13" office:value-type="string">
            <text:p><text:span text:style-name="T7"><text:a xlink:href="mailto:bibliotheque@casson.fr" xlink:type="simple">bibliotheque@casson.fr</text:a></text:span></text:p>
          </table:table-cell>
          <table:table-cell table:style-name="ce13" office:value-type="string">
            <text:p>Mer 15h-17h <text:s text:c="3"/>S. 10h15-1h45 <text:s text:c="2"/>D. 10h30-12h</text:p>
          </table:table-cell>
          <table:table-cell table:style-name="Default" office:value-type="float" office:value="47.387069">
            <text:p>47.387069</text:p>
          </table:table-cell>
          <table:table-cell table:style-name="Default" office:value-type="float" office:value="-1.557801">
            <text:p>-1.557801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Point-Virgule"</text:p>
          </table:table-cell>
          <table:table-cell table:style-name="ce13" office:value-type="string">
            <text:p>12 rue des Mazères</text:p>
          </table:table-cell>
          <table:table-cell table:style-name="ce13" office:value-type="float" office:value="44850">
            <text:p>44850</text:p>
          </table:table-cell>
          <table:table-cell table:style-name="ce13" office:value-type="string">
            <text:p>CELLIER (LE)</text:p>
          </table:table-cell>
          <table:table-cell table:style-name="ce20" office:value-type="string">
            <text:p>02.40.25.44.82</text:p>
          </table:table-cell>
          <table:table-cell table:style-name="ce13" office:value-type="string">
            <text:p><text:span text:style-name="T7"><text:a xlink:href="mailto:bibliotheque@lecellier.fr" xlink:type="simple">bibliotheque@lecellier.fr</text:a></text:span></text:p>
          </table:table-cell>
          <table:table-cell table:style-name="ce13" office:value-type="string">
            <text:p>Mer 10h-12h/15h-18h30 <text:s/>V. 16h-18h30 <text:s/>S. 10h-12h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Espace Jean Clareboudt</text:p>
            <text:p>Rue du Calvaire</text:p>
          </table:table-cell>
          <table:table-cell table:style-name="ce13" office:value-type="float" office:value="44450">
            <text:p>44450</text:p>
          </table:table-cell>
          <table:table-cell table:style-name="ce13" office:value-type="string">
            <text:p>CHAPELLE BASSE MER (LA)</text:p>
          </table:table-cell>
          <table:table-cell table:style-name="ce20" office:value-type="string">
            <text:p>02.40.33.37.93</text:p>
          </table:table-cell>
          <table:table-cell table:style-name="ce13" office:value-type="string">
            <text:p>bibliocbm@orange.fr</text:p>
          </table:table-cell>
          <table:table-cell table:style-name="ce13" office:value-type="string">
            <text:p>Mer 10h-12h/4h30-17h <text:s text:c="2"/>V. 16h30-18h30 <text:s/>S. 15h-17h <text:s/>D. 10h-12h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MEDIATHEQUE "Gaston Leroux"</text:p>
          </table:table-cell>
          <table:table-cell table:style-name="ce13" office:value-type="string">
            <text:p>Rue de Penlys <text:s/></text:p>
          </table:table-cell>
          <table:table-cell table:style-name="ce13" office:value-type="float" office:value="44410">
            <text:p>44410</text:p>
          </table:table-cell>
          <table:table-cell table:style-name="ce13" office:value-type="string">
            <text:p>CHAPELLE DES MARAIS (LA)</text:p>
          </table:table-cell>
          <table:table-cell table:style-name="ce20" office:value-type="string">
            <text:p>02.40.42.42.00</text:p>
          </table:table-cell>
          <table:table-cell table:style-name="ce13" office:value-type="string">
            <text:p><text:span text:style-name="T7"><text:a xlink:href="mailto:mediatheque@chapelledesmarais.fr" xlink:type="simple">mediatheque@chapelledesmarais.fr</text:a></text:span></text:p>
          </table:table-cell>
          <table:table-cell table:style-name="ce13" office:value-type="string">
            <text:p>Ma 16h30-18h30 <text:s/>Me 10h-13h/14h30-18h30 <text:s/>V. 16h30-18h30 <text:s/>S. 10h-13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Rue Principale</text:p>
          </table:table-cell>
          <table:table-cell table:style-name="ce13" office:value-type="float" office:value="44670">
            <text:p>44670</text:p>
          </table:table-cell>
          <table:table-cell table:style-name="ce13" office:value-type="string">
            <text:p>CHAPELLE GLAIN (LA)</text:p>
          </table:table-cell>
          <table:table-cell table:style-name="ce20" office:value-type="string">
            <text:p>02.40.28.35.96</text:p>
          </table:table-cell>
          <table:table-cell table:style-name="ce13" office:value-type="string">
            <text:p>biblio.chapelle.ccc@orange.fr</text:p>
          </table:table-cell>
          <table:table-cell table:style-name="ce13" office:value-type="string">
            <text:p>Ma 10h -12h15 <text:s text:c="2"/>S. 10h-11h15 <text:s text:c="3"/>D. 10h45-11h30 <text:s/>(1er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INTERCOMMUNALE "Au plaisir de lire"</text:p>
          </table:table-cell>
          <table:table-cell table:style-name="ce13" office:value-type="string">
            <text:p>22 rue Georgette Drouet</text:p>
          </table:table-cell>
          <table:table-cell table:style-name="ce13" office:value-type="float" office:value="44330">
            <text:p>44330</text:p>
          </table:table-cell>
          <table:table-cell table:style-name="ce13" office:value-type="string">
            <text:p>CHAPELLE HEULIN (LA)</text:p>
          </table:table-cell>
          <table:table-cell table:style-name="ce20" office:value-type="string">
            <text:p>02.28.21.60.27</text:p>
          </table:table-cell>
          <table:table-cell table:style-name="ce13"/>
          <table:table-cell table:style-name="ce13" office:value-type="string">
            <text:p>Me 10h30-12h <text:s/>S 10h30-12h <text:s/>D. 10h30-12h</text:p>
          </table:table-cell>
          <table:table-cell table:style-name="Default" office:value-type="float" office:value="47.175037">
            <text:p>47.175037</text:p>
          </table:table-cell>
          <table:table-cell table:style-name="Default" office:value-type="float" office:value="-1.337481">
            <text:p>-1.337481</text:p>
          </table:table-cell>
          <table:table-cell table:number-columns-repeated="1015"/>
        </table:table-row>
        <table:table-row table:style-name="ro4">
          <table:table-cell table:style-name="ce14" office:value-type="string">
            <text:p>BIBLIOTHÈQUE INTERCOMMUNALE</text:p>
          </table:table-cell>
          <table:table-cell table:style-name="ce13" office:value-type="string">
            <text:p>Rue du Sacré Cœur</text:p>
          </table:table-cell>
          <table:table-cell table:style-name="ce13" office:value-type="float" office:value="44260">
            <text:p>44260</text:p>
          </table:table-cell>
          <table:table-cell table:style-name="ce13" office:value-type="string">
            <text:p>CHAPELLE LAUNAY (LA)</text:p>
          </table:table-cell>
          <table:table-cell table:style-name="ce21" office:value-type="string">
            <text:p>09.61.57.01.01</text:p>
          </table:table-cell>
          <table:table-cell table:style-name="ce13" office:value-type="string">
            <text:p>bibliotheque.lachapellelaunay@cc-loiresillon.fr</text:p>
          </table:table-cell>
          <table:table-cell table:style-name="ce13" office:value-type="string">
            <text:p>Mar 16h-18h30 <text:s/>Mer 10h-12h/14h-18h30 <text:s/>S. 10h-12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102 rue du Fresnes</text:p>
          </table:table-cell>
          <table:table-cell table:style-name="ce13" office:value-type="float" office:value="44370">
            <text:p>44370</text:p>
          </table:table-cell>
          <table:table-cell table:style-name="ce13" office:value-type="string">
            <text:p>CHAPELLE SAINT SAUVEUR (LA)</text:p>
          </table:table-cell>
          <table:table-cell table:style-name="ce20"/>
          <table:table-cell table:style-name="ce13" office:value-type="string">
            <text:p>mairie.chapstsauv@wanadoo.fr</text:p>
          </table:table-cell>
          <table:table-cell table:style-name="ce13" office:value-type="string">
            <text:p>Mer 14h30-15h30 <text:s text:c="2"/>S. 11h-12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Centre Culturel du Moulin Chupin</text:p>
          </table:table-cell>
          <table:table-cell table:style-name="ce13" office:value-type="float" office:value="44690">
            <text:p>44690</text:p>
          </table:table-cell>
          <table:table-cell table:style-name="ce13" office:value-type="string">
            <text:p>CHATEAUTHEBAUD</text:p>
          </table:table-cell>
          <table:table-cell table:style-name="ce20"/>
          <table:table-cell table:style-name="ce13"/>
          <table:table-cell table:style-name="ce13" office:value-type="string">
            <text:p>Mer <text:s/>15h-16h30 <text:s text:c="2"/>S. 15h-16h30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Allée du Théâtre</text:p>
          </table:table-cell>
          <table:table-cell table:style-name="ce13" office:value-type="float" office:value="44320">
            <text:p>44320</text:p>
          </table:table-cell>
          <table:table-cell table:style-name="ce13" office:value-type="string">
            <text:p>CHAUVE</text:p>
          </table:table-cell>
          <table:table-cell table:style-name="ce20" office:value-type="string">
            <text:p>02.40.64.37.34</text:p>
          </table:table-cell>
          <table:table-cell table:style-name="ce13" office:value-type="string">
            <text:p>bibliotheque-chauve@orange.fr</text:p>
          </table:table-cell>
          <table:table-cell table:style-name="ce13" office:value-type="string">
            <text:p>Ma 16h30-17h30 <text:s/>Mer <text:s/>10h-12h30 <text:s text:c="2"/>V 16h30-18h30. 10h-12h30 <text:s text:c="2"/>D. 10h30-12h</text:p>
          </table:table-cell>
          <table:table-cell table:style-name="Default" office:value-type="float" office:value="47.150655">
            <text:p>47.150655</text:p>
          </table:table-cell>
          <table:table-cell table:style-name="Default" office:value-type="float" office:value="-1.986339">
            <text:p>-1.98633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3 place Saint Martin</text:p>
          </table:table-cell>
          <table:table-cell table:style-name="ce13" office:value-type="float" office:value="44640">
            <text:p>44640</text:p>
          </table:table-cell>
          <table:table-cell table:style-name="ce13" office:value-type="string">
            <text:p>CHEIX EN RETZ</text:p>
          </table:table-cell>
          <table:table-cell table:style-name="ce20"/>
          <table:table-cell table:style-name="ce13" office:value-type="string">
            <text:p>mairie.cheixenretz@wanadoo.fr</text:p>
          </table:table-cell>
          <table:table-cell table:style-name="ce13" office:value-type="string">
            <text:p>Ma 18h-19h <text:s text:c="2"/>D. 10h30-12h</text:p>
          </table:table-cell>
          <table:table-cell table:style-name="Default" office:value-type="float" office:value="47.18177">
            <text:p>47.18177</text:p>
          </table:table-cell>
          <table:table-cell table:style-name="Default" office:value-type="float" office:value="-1.815174">
            <text:p>-1.81517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e Marque Page"</text:p>
          </table:table-cell>
          <table:table-cell table:style-name="ce13" office:value-type="string">
            <text:p>10 rue de Pornic</text:p>
          </table:table-cell>
          <table:table-cell table:style-name="ce13" office:value-type="float" office:value="44680">
            <text:p>44680</text:p>
          </table:table-cell>
          <table:table-cell table:style-name="ce13" office:value-type="string">
            <text:p>CHEMERE</text:p>
          </table:table-cell>
          <table:table-cell table:style-name="ce20" office:value-type="string">
            <text:p>02.40.21.30.37</text:p>
          </table:table-cell>
          <table:table-cell table:style-name="ce13" office:value-type="string">
            <text:p>bibliotheque.chemere@orange.fr</text:p>
          </table:table-cell>
          <table:table-cell table:style-name="ce13" office:value-type="string">
            <text:p>Ma 18h-19h <text:s text:c="2"/>Mer <text:s/>10h-12h <text:s text:c="2"/>S. 10h-12h</text:p>
          </table:table-cell>
          <table:table-cell table:style-name="Default" office:value-type="float" office:value="47.121818">
            <text:p>47.121818</text:p>
          </table:table-cell>
          <table:table-cell table:style-name="Default" office:value-type="float" office:value="-1.916117">
            <text:p>-1.916117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Au plaisir de lire"</text:p>
          </table:table-cell>
          <table:table-cell table:style-name="ce13" office:value-type="string">
            <text:p>Rue Traversière</text:p>
          </table:table-cell>
          <table:table-cell table:style-name="ce13" office:value-type="float" office:value="44810">
            <text:p>44810</text:p>
          </table:table-cell>
          <table:table-cell table:style-name="ce13" office:value-type="string">
            <text:p>CHEVALLERAIS (LA)</text:p>
          </table:table-cell>
          <table:table-cell table:style-name="ce20"/>
          <table:table-cell table:style-name="ce13"/>
          <table:table-cell table:style-name="ce13" office:value-type="string">
            <text:p>Me. 10h-12h <text:s text:c="2"/>D. 10h-12h</text:p>
          </table:table-cell>
          <table:table-cell table:style-name="Default" office:value-type="float" office:value="47.466045">
            <text:p>47.466045</text:p>
          </table:table-cell>
          <table:table-cell table:style-name="Default" office:value-type="float" office:value="-1.668111">
            <text:p>-1.668111</text:p>
          </table:table-cell>
          <table:table-cell table:number-columns-repeated="1015"/>
        </table:table-row>
        <table:table-row table:style-name="ro5">
          <table:table-cell table:style-name="ce13" office:value-type="string">
            <text:p>MEDIATHEQUE "Le GrandLieu"</text:p>
          </table:table-cell>
          <table:table-cell table:style-name="ce13" office:value-type="string">
            <text:p>3 place Saint Martin</text:p>
          </table:table-cell>
          <table:table-cell table:style-name="ce13" office:value-type="float" office:value="44118">
            <text:p>44118</text:p>
          </table:table-cell>
          <table:table-cell table:style-name="ce13" office:value-type="string">
            <text:p>CHEVROLIERE (LA)</text:p>
          </table:table-cell>
          <table:table-cell table:style-name="ce20" office:value-type="string">
            <text:p>02.40.31.32.58</text:p>
          </table:table-cell>
          <table:table-cell table:style-name="ce13" office:value-type="string">
            <text:p>bibliotheque@mairie-lachevroliere.fr</text:p>
          </table:table-cell>
          <table:table-cell table:style-name="ce13" office:value-type="string">
            <text:p>Ma 17h-18h30 <text:s text:c="2"/>Me 10h-12h/15h-17h <text:s text:c="2"/>V. 17h-18h30 <text:s text:c="2"/>S. 10h-12h <text:s/></text:p>
            <text:p>D. 11h-12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36 rue des Halles <text:s/></text:p>
          </table:table-cell>
          <table:table-cell table:style-name="ce13" office:value-type="float" office:value="44190">
            <text:p>44190</text:p>
          </table:table-cell>
          <table:table-cell table:style-name="ce13" office:value-type="string">
            <text:p>CLISSON</text:p>
          </table:table-cell>
          <table:table-cell table:style-name="ce20"/>
          <table:table-cell table:style-name="ce13"/>
          <table:table-cell table:style-name="ce13" office:value-type="string">
            <text:p>Ma 16h30-18h30 <text:s/>Mer 15h30-17h30 <text:s/>V. 10h-11h/16h30-19h</text:p>
          </table:table-cell>
          <table:table-cell table:style-name="Default" office:value-type="float" office:value="47.086832">
            <text:p>47.086832</text:p>
          </table:table-cell>
          <table:table-cell table:style-name="Default" office:value-type="float" office:value="-1.282297">
            <text:p>-1.282297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22 bis place de l'Eglise</text:p>
          </table:table-cell>
          <table:table-cell table:style-name="ce13" office:value-type="float" office:value="44290">
            <text:p>44290</text:p>
          </table:table-cell>
          <table:table-cell table:style-name="ce13" office:value-type="string">
            <text:p>CONQUEREUIL</text:p>
          </table:table-cell>
          <table:table-cell table:style-name="ce20" office:value-type="string">
            <text:p>02.40.87.65.02 </text:p>
          </table:table-cell>
          <table:table-cell table:style-name="ce13" office:value-type="string">
            <text:p>jmpmairie.conquereuil@orange.fr</text:p>
          </table:table-cell>
          <table:table-cell table:style-name="ce13" office:value-type="string">
            <text:p>Mer 14h30-16h30 <text:s text:c="2"/>J. 9h30-11h30 <text:s/></text:p>
          </table:table-cell>
          <table:table-cell table:style-name="Default" office:value-type="float" office:value="47.624808">
            <text:p>47.624808</text:p>
          </table:table-cell>
          <table:table-cell table:style-name="Default" office:value-type="float" office:value="-1.750669">
            <text:p>-1.75066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1 rue du 8 mai</text:p>
          </table:table-cell>
          <table:table-cell table:style-name="ce13" office:value-type="float" office:value="44650">
            <text:p>44650</text:p>
          </table:table-cell>
          <table:table-cell table:style-name="ce13" office:value-type="string">
            <text:p>CORCOUE SUR LOGNE</text:p>
          </table:table-cell>
          <table:table-cell table:style-name="ce20" office:value-type="string">
            <text:p>02.40.05.87.28</text:p>
          </table:table-cell>
          <table:table-cell table:style-name="ce13"/>
          <table:table-cell table:style-name="ce13" office:value-type="string">
            <text:p>Mer 10h30-12h <text:s text:c="2"/>D. 10h30-12h</text:p>
          </table:table-cell>
          <table:table-cell table:style-name="Default" office:value-type="float" office:value="46.966348">
            <text:p>46.966348</text:p>
          </table:table-cell>
          <table:table-cell table:style-name="Default" office:value-type="float" office:value="-1.576812">
            <text:p>-1.576812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Jacques Feirand"</text:p>
          </table:table-cell>
          <table:table-cell table:style-name="ce13" office:value-type="string">
            <text:p>Avenue des 4 Vents</text:p>
          </table:table-cell>
          <table:table-cell table:style-name="ce13" office:value-type="float" office:value="44360">
            <text:p>44360</text:p>
          </table:table-cell>
          <table:table-cell table:style-name="ce13" office:value-type="string">
            <text:p>CORDEMAIS</text:p>
          </table:table-cell>
          <table:table-cell table:style-name="ce20" office:value-type="string">
            <text:p>02.40.57.82.20</text:p>
          </table:table-cell>
          <table:table-cell table:style-name="ce13" office:value-type="string">
            <text:p>mediatheque@cordemais.fr</text:p>
          </table:table-cell>
          <table:table-cell table:style-name="ce13" office:value-type="string">
            <text:p>Mar 16h30-18h30 Mer 10h-12h/14h-18h30 Jeu 16h-18h30 Sam 10h-13h</text:p>
          </table:table-cell>
          <table:table-cell table:style-name="Default" office:value-type="float" office:value="47.29182">
            <text:p>47.29182</text:p>
          </table:table-cell>
          <table:table-cell table:style-name="Default" office:value-type="float" office:value="-1.876902">
            <text:p>-1.87690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Rue des Prés</text:p>
          </table:table-cell>
          <table:table-cell table:style-name="ce13" office:value-type="float" office:value="44560">
            <text:p>44560</text:p>
          </table:table-cell>
          <table:table-cell table:style-name="ce13" office:value-type="string">
            <text:p>CORSEPT</text:p>
          </table:table-cell>
          <table:table-cell table:style-name="ce20" office:value-type="string">
            <text:p>02.40.27.85.35 </text:p>
          </table:table-cell>
          <table:table-cell table:style-name="ce13" office:value-type="string">
            <text:p>bibliothequecorsept@orange.fr</text:p>
          </table:table-cell>
          <table:table-cell table:style-name="ce13" office:value-type="string">
            <text:p>Ma 10h-12h <text:s/>Me 16h-18h <text:s/>V. 16h-18h <text:s/>S. 10h-12h</text:p>
          </table:table-cell>
          <table:table-cell table:style-name="Default" office:value-type="float" office:value="47.277162">
            <text:p>47.277162</text:p>
          </table:table-cell>
          <table:table-cell table:style-name="Default" office:value-type="float" office:value="-2.057048">
            <text:p>-2.057048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3 rue des Marquises</text:p>
          </table:table-cell>
          <table:table-cell table:style-name="ce13" office:value-type="float" office:value="44521">
            <text:p>44521</text:p>
          </table:table-cell>
          <table:table-cell table:style-name="ce13" office:value-type="string">
            <text:p>COUFFE</text:p>
          </table:table-cell>
          <table:table-cell table:style-name="ce20" office:value-type="string">
            <text:p>02.40.96.37.28</text:p>
          </table:table-cell>
          <table:table-cell table:style-name="ce13"/>
          <table:table-cell table:style-name="ce13" office:value-type="string">
            <text:p>Mer 16h-17h <text:s/>V. 18h30-19h30 (2e et 4e) <text:s/>D. 11h-12h30</text:p>
          </table:table-cell>
          <table:table-cell table:style-name="Default" office:value-type="float" office:value="47.394923">
            <text:p>47.394923</text:p>
          </table:table-cell>
          <table:table-cell table:style-name="Default" office:value-type="float" office:value="-1.285324">
            <text:p>-1.28532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INTERCOMMUNALE DE LA COTE SAUVAGE</text:p>
          </table:table-cell>
          <table:table-cell table:style-name="ce13" office:value-type="string">
            <text:p>15 rue Jean-Jacques Rousseau</text:p>
          </table:table-cell>
          <table:table-cell table:style-name="ce13" office:value-type="float" office:value="44740">
            <text:p>44740</text:p>
          </table:table-cell>
          <table:table-cell table:style-name="ce13" office:value-type="string">
            <text:p>CROISIC (LE)</text:p>
          </table:table-cell>
          <table:table-cell table:style-name="ce20" office:value-type="string">
            <text:p>02.40.23.20.89</text:p>
          </table:table-cell>
          <table:table-cell table:style-name="ce13" office:value-type="string">
            <text:p>bicsbatz@wanadoo.fr</text:p>
          </table:table-cell>
          <table:table-cell table:style-name="ce13" office:value-type="string">
            <text:p>L. 16h-18h30 <text:s/>Me 14h30-17h <text:s/>J. 10h-12h <text:s/>V. 16h-18h30 <text:s/>S. 10h-12h</text:p>
          </table:table-cell>
          <table:table-cell table:style-name="Default" office:value-type="float" office:value="47.293018">
            <text:p>47.293018</text:p>
          </table:table-cell>
          <table:table-cell table:style-name="Default" office:value-type="float" office:value="-2.51282">
            <text:p>-2.5128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Impasse des Petits Matelots</text:p>
          </table:table-cell>
          <table:table-cell table:style-name="ce13" office:value-type="float" office:value="44160">
            <text:p>44160</text:p>
          </table:table-cell>
          <table:table-cell table:style-name="ce13" office:value-type="string">
            <text:p>CROSSAC</text:p>
          </table:table-cell>
          <table:table-cell table:style-name="ce20" office:value-type="string">
            <text:p>02.40.01.06.08</text:p>
          </table:table-cell>
          <table:table-cell table:style-name="ce13" office:value-type="string">
            <text:p>bibliocrossac@cc-paysdepontchateau.fr</text:p>
          </table:table-cell>
          <table:table-cell table:style-name="ce13" office:value-type="string">
            <text:p>Ma 16h-18h30 <text:s/>Me 10h-12h/15h-18h <text:s/>S. 9h30-12h</text:p>
          </table:table-cell>
          <table:table-cell table:style-name="Default" office:value-type="float" office:value="47.411822">
            <text:p>47.411822</text:p>
          </table:table-cell>
          <table:table-cell table:style-name="Default" office:value-type="float" office:value="-2.171871">
            <text:p>-2.171871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INTERCOMMUNALE</text:p>
          </table:table-cell>
          <table:table-cell table:style-name="ce13" office:value-type="string">
            <text:p>15 rue de la Tour Saint Clair </text:p>
          </table:table-cell>
          <table:table-cell table:style-name="ce13" office:value-type="float" office:value="44590">
            <text:p>44590</text:p>
          </table:table-cell>
          <table:table-cell table:style-name="ce13" office:value-type="string">
            <text:p>DERVAL</text:p>
          </table:table-cell>
          <table:table-cell table:style-name="ce20" office:value-type="string">
            <text:p>02.40.28.03.96</text:p>
          </table:table-cell>
          <table:table-cell table:style-name="ce24" office:value-type="string">
            <text:p>bibliotheque.derval@orange.fr</text:p>
          </table:table-cell>
          <table:table-cell table:style-name="ce13" office:value-type="string">
            <text:p>Ma 16h30-18h45 <text:s text:c="2"/>Mer 10h-12h/15h-17h <text:s text:c="2"/>S. 10h-12h <text:s text:c="3"/>D. 10h-12h</text:p>
          </table:table-cell>
          <table:table-cell table:style-name="Default" office:value-type="float" office:value="47.66744">
            <text:p>47.66744</text:p>
          </table:table-cell>
          <table:table-cell table:style-name="Default" office:value-type="float" office:value="-1.670442">
            <text:p>-1.67044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MEDIATHEQUE "Jules Verne"</text:p>
          </table:table-cell>
          <table:table-cell table:style-name="ce13" office:value-type="string">
            <text:p>13 rue Laënnec </text:p>
          </table:table-cell>
          <table:table-cell table:style-name="ce13" office:value-type="float" office:value="44480">
            <text:p>44480</text:p>
          </table:table-cell>
          <table:table-cell table:style-name="ce13" office:value-type="string">
            <text:p>DONGES</text:p>
          </table:table-cell>
          <table:table-cell table:style-name="ce20" office:value-type="string">
            <text:p><text:s/>02.40.91.01.31</text:p>
          </table:table-cell>
          <table:table-cell table:style-name="ce13" office:value-type="string">
            <text:p>mediatheque@ville-donges.fr</text:p>
          </table:table-cell>
          <table:table-cell table:style-name="ce13" office:value-type="string">
            <text:p>J. 9h30-12h15 <text:s text:c="2"/>V. 14h30-18h <text:s text:c="3"/>S. 9h30-12h15 <text:s/></text:p>
          </table:table-cell>
          <table:table-cell table:style-name="Default" office:value-type="float" office:value="47.319066">
            <text:p>47.319066</text:p>
          </table:table-cell>
          <table:table-cell table:style-name="Default" office:value-type="float" office:value="-2.074836">
            <text:p>-2.07483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1 rue des Tilleuls</text:p>
          </table:table-cell>
          <table:table-cell table:style-name="ce13" office:value-type="float" office:value="44530">
            <text:p>44530</text:p>
          </table:table-cell>
          <table:table-cell table:style-name="ce13" office:value-type="string">
            <text:p>DREFFEAC</text:p>
          </table:table-cell>
          <table:table-cell table:style-name="ce20" office:value-type="string">
            <text:p>02.40.17.60.54</text:p>
          </table:table-cell>
          <table:table-cell table:style-name="ce24" office:value-type="string">
            <text:p>bibliodreffeac@cc-paysdepontchateau.fr  </text:p>
          </table:table-cell>
          <table:table-cell table:style-name="ce13" office:value-type="string">
            <text:p>Mer 10h-12h/16h-18h <text:s/>V. 16h-18h <text:s text:c="2"/>S. 10h-12h <text:s text:c="2"/></text:p>
          </table:table-cell>
          <table:table-cell table:style-name="Default" office:value-type="float" office:value="47.5197">
            <text:p>47.5197</text:p>
          </table:table-cell>
          <table:table-cell table:style-name="Default" office:value-type="float" office:value="-1.955174">
            <text:p>-1.955174</text:p>
          </table:table-cell>
          <table:table-cell table:style-name="ce27"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4 place de la Mairie</text:p>
          </table:table-cell>
          <table:table-cell table:style-name="ce13" office:value-type="float" office:value="44110">
            <text:p>44110</text:p>
          </table:table-cell>
          <table:table-cell table:style-name="ce13" office:value-type="string">
            <text:p>ERBRAY</text:p>
          </table:table-cell>
          <table:table-cell table:style-name="ce20" office:value-type="string">
            <text:p>02.40.28.35.32</text:p>
          </table:table-cell>
          <table:table-cell table:style-name="ce13" office:value-type="string">
            <text:p>bibliothequeerbray@orange.fr</text:p>
          </table:table-cell>
          <table:table-cell table:style-name="ce13" office:value-type="string">
            <text:p>L. 10h-12h <text:s text:c="2"/>Ma 17h30-19h <text:s/>S. 10h30-12h <text:s text:c="2"/>D. 11h-12h</text:p>
          </table:table-cell>
          <table:table-cell table:style-name="Default" office:value-type="float" office:value="47.65457">
            <text:p>47.65457</text:p>
          </table:table-cell>
          <table:table-cell table:style-name="Default" office:value-type="float" office:value="-1.317239">
            <text:p>-1.31723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La Grange" </text:p>
          </table:table-cell>
          <table:table-cell table:style-name="ce13" office:value-type="string">
            <text:p>2 rue Georges Sicard</text:p>
          </table:table-cell>
          <table:table-cell table:style-name="ce13" office:value-type="float" office:value="44130">
            <text:p>44130</text:p>
          </table:table-cell>
          <table:table-cell table:style-name="ce13" office:value-type="string">
            <text:p>FAY DE BRETAGNE</text:p>
          </table:table-cell>
          <table:table-cell table:style-name="ce20" office:value-type="string">
            <text:p>02 40 87 33 65</text:p>
          </table:table-cell>
          <table:table-cell table:style-name="ce13" office:value-type="string">
            <text:p>bruno.piszczorowicz@faydebretagne.fr</text:p>
          </table:table-cell>
          <table:table-cell table:style-name="ce13" office:value-type="string">
            <text:p>Ma 10h-12h Me 10h-12h/15h-17h V. 16h-18h S. 10h à 12h D.10h30-12h15</text:p>
          </table:table-cell>
          <table:table-cell table:style-name="Default" office:value-type="float" office:value="47.415825">
            <text:p>47.415825</text:p>
          </table:table-cell>
          <table:table-cell table:style-name="Default" office:value-type="float" office:value="-1.79446">
            <text:p>-1.79446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</text:p>
          </table:table-cell>
          <table:table-cell table:style-name="ce13" office:value-type="string">
            <text:p>2 rue Jean du Dresnay</text:p>
          </table:table-cell>
          <table:table-cell table:style-name="ce13" office:value-type="float" office:value="44460">
            <text:p>44460</text:p>
          </table:table-cell>
          <table:table-cell table:style-name="ce13" office:value-type="string">
            <text:p>FEGREAC</text:p>
          </table:table-cell>
          <table:table-cell table:style-name="ce20" office:value-type="string">
            <text:p>02.40.91.28.62(merc. matin)</text:p>
          </table:table-cell>
          <table:table-cell table:style-name="ce13"/>
          <table:table-cell table:style-name="ce13" office:value-type="string">
            <text:p>Mer 10h30-12h <text:s/>S. 10h30-12h <text:s/>D. 10h30-12h</text:p>
          </table:table-cell>
          <table:table-cell table:style-name="Default" office:value-type="float" office:value="47.585137">
            <text:p>47.585137</text:p>
          </table:table-cell>
          <table:table-cell table:style-name="Default" office:value-type="float" office:value="-2.044586">
            <text:p>-2.04458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9 rue de la Mairie <text:s/></text:p>
          </table:table-cell>
          <table:table-cell table:style-name="ce13" office:value-type="float" office:value="44660">
            <text:p>44660</text:p>
          </table:table-cell>
          <table:table-cell table:style-name="ce13" office:value-type="string">
            <text:p>FERCE</text:p>
          </table:table-cell>
          <table:table-cell table:style-name="ce20" office:value-type="string">
            <text:p>02.40.28.75.53</text:p>
          </table:table-cell>
          <table:table-cell table:style-name="ce13"/>
          <table:table-cell table:style-name="ce13" office:value-type="string">
            <text:p>Me 10h30-11h30/16h-17h30 <text:s/>V. 14h-16h30 <text:s/>S. 10h30-12h</text:p>
          </table:table-cell>
          <table:table-cell table:style-name="Default" office:value-type="float" office:value="47.79554">
            <text:p>47.79554</text:p>
          </table:table-cell>
          <table:table-cell table:style-name="Default" office:value-type="float" office:value="-1.415766">
            <text:p>-1.41576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Fresnay lecture"</text:p>
          </table:table-cell>
          <table:table-cell table:style-name="ce13" office:value-type="string">
            <text:p>Allée des Sports</text:p>
          </table:table-cell>
          <table:table-cell table:style-name="ce13" office:value-type="float" office:value="44580">
            <text:p>44580</text:p>
          </table:table-cell>
          <table:table-cell table:style-name="ce13" office:value-type="string">
            <text:p>FRESNAY EN RETZ</text:p>
          </table:table-cell>
          <table:table-cell table:style-name="ce20" office:value-type="string">
            <text:p>02.51.74.50.27</text:p>
          </table:table-cell>
          <table:table-cell table:style-name="ce13" office:value-type="string">
            <text:p>fresnaylecture@yahoo.fr</text:p>
          </table:table-cell>
          <table:table-cell table:style-name="ce13" office:value-type="string">
            <text:p>Mer 14h-16h <text:s text:c="2"/>S. 14h30-16h <text:s text:c="2"/>D. 10h30-12h</text:p>
          </table:table-cell>
          <table:table-cell table:style-name="Default" office:value-type="float" office:value="47.025707">
            <text:p>47.025707</text:p>
          </table:table-cell>
          <table:table-cell table:style-name="Default" office:value-type="float" office:value="-1.87796">
            <text:p>-1.8779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Rue du Calvaire</text:p>
          </table:table-cell>
          <table:table-cell table:style-name="ce13" office:value-type="float" office:value="44320">
            <text:p>44320</text:p>
          </table:table-cell>
          <table:table-cell table:style-name="ce13" office:value-type="string">
            <text:p>FROSSAY</text:p>
          </table:table-cell>
          <table:table-cell table:style-name="ce20"/>
          <table:table-cell table:style-name="ce13"/>
          <table:table-cell table:style-name="ce13" office:value-type="string">
            <text:p>Me 10h-11h30 <text:s/>D. 10h30-11h30 (2e et 4e)</text:p>
          </table:table-cell>
          <table:table-cell table:style-name="Default" office:value-type="float" office:value="47.24442">
            <text:p>47.24442</text:p>
          </table:table-cell>
          <table:table-cell table:style-name="Default" office:value-type="float" office:value="-1.933049">
            <text:p>-1.93304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De la forêt aux livres"</text:p>
          </table:table-cell>
          <table:table-cell table:style-name="ce13" office:value-type="string">
            <text:p>Impasse du Muguet</text:p>
          </table:table-cell>
          <table:table-cell table:style-name="ce13" office:value-type="float" office:value="44130">
            <text:p>44130</text:p>
          </table:table-cell>
          <table:table-cell table:style-name="ce13" office:value-type="string">
            <text:p>GAVRE (LE)</text:p>
          </table:table-cell>
          <table:table-cell table:style-name="ce20"/>
          <table:table-cell table:style-name="ce13" office:value-type="string">
            <text:p>biblio.legavre@orange.fr</text:p>
          </table:table-cell>
          <table:table-cell table:style-name="ce13" office:value-type="string">
            <text:p>Mer 10h30-12h <text:s text:c="2"/>D. 10h30-12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Place de la Madeleine</text:p>
          </table:table-cell>
          <table:table-cell table:style-name="ce13" office:value-type="float" office:value="44140">
            <text:p>44140</text:p>
          </table:table-cell>
          <table:table-cell table:style-name="ce13" office:value-type="string">
            <text:p>GENESTON</text:p>
          </table:table-cell>
          <table:table-cell table:style-name="ce21" office:value-type="string">
            <text:p>02.40.26.18.83</text:p>
          </table:table-cell>
          <table:table-cell table:style-name="ce25" office:value-type="string">
            <text:p>bibliothequegeneston44@orange.fr</text:p>
          </table:table-cell>
          <table:table-cell table:style-name="ce13" office:value-type="string">
            <text:p>Ma 16h45-17h45 <text:s text:c="2"/>Me 15h-17h <text:s text:c="2"/>S. 10h30-12h15</text:p>
          </table:table-cell>
          <table:table-cell table:style-name="Default" office:value-type="float" office:value="47.055439">
            <text:p>47.055439</text:p>
          </table:table-cell>
          <table:table-cell table:style-name="Default" office:value-type="float" office:value="-1.513679">
            <text:p>-1.51367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des Ch@nges"</text:p>
          </table:table-cell>
          <table:table-cell table:style-name="ce13" office:value-type="string">
            <text:p>3 rue des Changes</text:p>
          </table:table-cell>
          <table:table-cell table:style-name="ce13" office:value-type="float" office:value="44190">
            <text:p>44190</text:p>
          </table:table-cell>
          <table:table-cell table:style-name="ce13" office:value-type="string">
            <text:p>GETIGNE</text:p>
          </table:table-cell>
          <table:table-cell table:style-name="ce20" office:value-type="string">
            <text:p>02.40.36.13.96</text:p>
          </table:table-cell>
          <table:table-cell table:style-name="ce13" office:value-type="string">
            <text:p>bibliothequedeschanges@getigne.fr</text:p>
          </table:table-cell>
          <table:table-cell table:style-name="ce13" office:value-type="string">
            <text:p>L. 16h30-18h30 <text:s/>Me 10h30-12h30/15h-18h30 <text:s/>S. 10h-12h30</text:p>
          </table:table-cell>
          <table:table-cell table:style-name="Default" office:value-type="float" office:value="47.075663">
            <text:p>47.075663</text:p>
          </table:table-cell>
          <table:table-cell table:style-name="Default" office:value-type="float" office:value="-1.247467">
            <text:p>-1.247467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MEDIATHEQUE "Au fil des mots"</text:p>
          </table:table-cell>
          <table:table-cell table:style-name="ce13" office:value-type="string">
            <text:p>Rue Boisteau</text:p>
          </table:table-cell>
          <table:table-cell table:style-name="ce13" office:value-type="float" office:value="44190">
            <text:p>44190</text:p>
          </table:table-cell>
          <table:table-cell table:style-name="ce13" office:value-type="string">
            <text:p>GORGES</text:p>
          </table:table-cell>
          <table:table-cell table:style-name="ce20" office:value-type="string">
            <text:p>02.40.06.56.54 </text:p>
          </table:table-cell>
          <table:table-cell table:style-name="ce13" office:value-type="string">
            <text:p>bibli.gorges@laposte.net</text:p>
          </table:table-cell>
          <table:table-cell table:style-name="ce13" office:value-type="string">
            <text:p>L. 17h-19h <text:s/>Mer 9h30-12h/17h-18h30 <text:s text:c="2"/>S. 10h-12h</text:p>
          </table:table-cell>
          <table:table-cell table:style-name="Default" office:value-type="float" office:value="47.101471">
            <text:p>47.101471</text:p>
          </table:table-cell>
          <table:table-cell table:style-name="Default" office:value-type="float" office:value="-1.301754">
            <text:p>-1.30175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Place Saint Henri</text:p>
          </table:table-cell>
          <table:table-cell table:style-name="ce13" office:value-type="float" office:value="44520">
            <text:p>44520</text:p>
          </table:table-cell>
          <table:table-cell table:style-name="ce13" office:value-type="string">
            <text:p>GRAND AUVERNE</text:p>
          </table:table-cell>
          <table:table-cell table:style-name="ce20" office:value-type="string">
            <text:p>02.40.07.72.38</text:p>
          </table:table-cell>
          <table:table-cell table:style-name="ce13" office:value-type="string">
            <text:p>biblio.grandauverne.ccc@orange.fr</text:p>
          </table:table-cell>
          <table:table-cell table:style-name="ce13" office:value-type="string">
            <text:p>Me 14h-16h <text:s/>D. 11h-12h</text:p>
          </table:table-cell>
          <table:table-cell table:style-name="Default" office:value-type="float" office:value="47.59197">
            <text:p>47.59197</text:p>
          </table:table-cell>
          <table:table-cell table:style-name="Default" office:value-type="float" office:value="-1.329479">
            <text:p>-1.32947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Rue de Cèdres</text:p>
          </table:table-cell>
          <table:table-cell table:style-name="ce13" office:value-type="float" office:value="44119">
            <text:p>44119</text:p>
          </table:table-cell>
          <table:table-cell table:style-name="ce13" office:value-type="string">
            <text:p>GRANDCHAMP DES FONTAINES</text:p>
          </table:table-cell>
          <table:table-cell table:style-name="ce20" office:value-type="string">
            <text:p>02.40.77.13.47</text:p>
          </table:table-cell>
          <table:table-cell table:style-name="ce13" office:value-type="string">
            <text:p>bibliotheque@grandchampdesfontaines.fr</text:p>
          </table:table-cell>
          <table:table-cell table:style-name="ce13" office:value-type="string">
            <text:p>Mer 10h-12h/14h-17h <text:s text:c="2"/>V. 16h-18h <text:s text:c="2"/>S. 10h-12h <text:s/>D. 10h30-12h</text:p>
          </table:table-cell>
          <table:table-cell table:style-name="Default" office:value-type="float" office:value="47.363956">
            <text:p>47.363956</text:p>
          </table:table-cell>
          <table:table-cell table:style-name="Default" office:value-type="float" office:value="-1.606929">
            <text:p>-1.60692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 "Le Cirque des Pages"</text:p>
          </table:table-cell>
          <table:table-cell table:style-name="ce13" office:value-type="string">
            <text:p>5 rue de l'Abbé Mérel </text:p>
          </table:table-cell>
          <table:table-cell table:style-name="ce13" office:value-type="float" office:value="44170">
            <text:p>44170</text:p>
          </table:table-cell>
          <table:table-cell table:style-name="ce13" office:value-type="string">
            <text:p>GRIGONNAIS (LA)</text:p>
          </table:table-cell>
          <table:table-cell table:style-name="ce20" office:value-type="string">
            <text:p>02.40.87.52.07</text:p>
          </table:table-cell>
          <table:table-cell table:style-name="ce13" office:value-type="string">
            <text:p>biblio.lagrigonnais@orange.fr</text:p>
          </table:table-cell>
          <table:table-cell table:style-name="ce13" office:value-type="string">
            <text:p>Mer 10h-12h <text:s text:c="2"/>S. 10h-12h <text:s text:c="2"/>D. 10h-12h</text:p>
          </table:table-cell>
          <table:table-cell table:style-name="Default" office:value-type="float" office:value="47.525948">
            <text:p>47.525948</text:p>
          </table:table-cell>
          <table:table-cell table:style-name="Default" office:value-type="float" office:value="-1.667433">
            <text:p>-1.667433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Marcelle MAURETTE"</text:p>
          </table:table-cell>
          <table:table-cell table:style-name="ce13" office:value-type="string">
            <text:p>5 rue Saint Jean</text:p>
          </table:table-cell>
          <table:table-cell table:style-name="ce13" office:value-type="float" office:value="44290">
            <text:p>44290</text:p>
          </table:table-cell>
          <table:table-cell table:style-name="ce13" office:value-type="string">
            <text:p>GUEMENE-PENFAO</text:p>
          </table:table-cell>
          <table:table-cell table:style-name="ce20" office:value-type="string">
            <text:p>02.40.51.14.73</text:p>
          </table:table-cell>
          <table:table-cell table:style-name="ce13" office:value-type="string">
            <text:p>mediatheque-guemene-penfao@orange.fr</text:p>
          </table:table-cell>
          <table:table-cell table:style-name="ce13" office:value-type="string">
            <text:p>Ma 14h-18h30 Mer 10h-12h30/14h-18h <text:s text:c="2"/>J. 16h-18h <text:s/>V. 10h-12h30/16h-18h <text:s text:c="2"/>S. 10h-13h</text:p>
          </table:table-cell>
          <table:table-cell table:style-name="Default" office:value-type="float" office:value="47.628117">
            <text:p>47.628117</text:p>
          </table:table-cell>
          <table:table-cell table:style-name="Default" office:value-type="float" office:value="-1.833199">
            <text:p>-1.83319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INTERCOMMUNALE</text:p>
          </table:table-cell>
          <table:table-cell table:style-name="ce13" office:value-type="string">
            <text:p>12 rue André Caux</text:p>
          </table:table-cell>
          <table:table-cell table:style-name="ce13" office:value-type="float" office:value="44530">
            <text:p>44530</text:p>
          </table:table-cell>
          <table:table-cell table:style-name="ce13" office:value-type="string">
            <text:p>GUENROUET</text:p>
          </table:table-cell>
          <table:table-cell table:style-name="ce20" office:value-type="string">
            <text:p>02.40.87.80.06</text:p>
          </table:table-cell>
          <table:table-cell table:style-name="ce13" office:value-type="string">
            <text:p>biblioguenrouet@cc-paysdepontchateau.fr</text:p>
          </table:table-cell>
          <table:table-cell table:style-name="ce13" office:value-type="string">
            <text:p>Ma 16h30-19h Me 15h30-18h <text:s/>J. 16h30-18h <text:s/>S. 10h-12h <text:s/>D. 10h-11h30</text:p>
          </table:table-cell>
          <table:table-cell table:style-name="Default" office:value-type="float" office:value="47.519519">
            <text:p>47.519519</text:p>
          </table:table-cell>
          <table:table-cell table:style-name="Default" office:value-type="float" office:value="-1.956018">
            <text:p>-1.956018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2 place Beau Soleil</text:p>
          </table:table-cell>
          <table:table-cell table:style-name="ce13" office:value-type="float" office:value="44115">
            <text:p>44115</text:p>
          </table:table-cell>
          <table:table-cell table:style-name="ce13" office:value-type="string">
            <text:p>HAUTE GOULAINE</text:p>
          </table:table-cell>
          <table:table-cell table:style-name="ce20" office:value-type="string">
            <text:p>02.40.06.24.75</text:p>
          </table:table-cell>
          <table:table-cell table:style-name="ce13" office:value-type="string">
            <text:p>bibhautegoulaine@wanadoo.fr</text:p>
          </table:table-cell>
          <table:table-cell table:style-name="ce13" office:value-type="string">
            <text:p>L. 14h-15h <text:s/>Ma <text:s/>9h30-12h <text:s text:c="2"/>Mer 10h-12h/14h-17h30 <text:s/></text:p>
            <text:p>V. 16h30-18h30 <text:s text:c="4"/>S. 10h-12h</text:p>
          </table:table-cell>
          <table:table-cell table:style-name="Default" office:value-type="float" office:value="47.199923">
            <text:p>47.199923</text:p>
          </table:table-cell>
          <table:table-cell table:style-name="Default" office:value-type="float" office:value="-1.430483">
            <text:p>-1.430483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</text:p>
          </table:table-cell>
          <table:table-cell table:style-name="ce13" office:value-type="string">
            <text:p>6 rue de la Gare</text:p>
          </table:table-cell>
          <table:table-cell table:style-name="ce13" office:value-type="float" office:value="44690">
            <text:p>44690</text:p>
          </table:table-cell>
          <table:table-cell table:style-name="ce13" office:value-type="string">
            <text:p>HAYE FOUASSIERE (LA)</text:p>
          </table:table-cell>
          <table:table-cell table:style-name="ce20" office:value-type="string">
            <text:p>02.40.54.87.10</text:p>
          </table:table-cell>
          <table:table-cell table:style-name="ce13" office:value-type="string">
            <text:p>bibliotheque@la-haye-fouassiere.fr</text:p>
          </table:table-cell>
          <table:table-cell table:style-name="ce13" office:value-type="string">
            <text:p>Ma 16h-18h <text:s/>Mer 10h-12h30/16h-19h <text:s/>V. 16h-18h <text:s text:c="2"/>S. 1h-12h30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Espace culturel François Mitterand</text:p>
            <text:p>1 rue Fontaine Saint Jean <text:s/></text:p>
          </table:table-cell>
          <table:table-cell table:style-name="ce13" office:value-type="float" office:value="44410">
            <text:p>44410</text:p>
          </table:table-cell>
          <table:table-cell table:style-name="ce13" office:value-type="string">
            <text:p>HERBIGNAC</text:p>
          </table:table-cell>
          <table:table-cell table:style-name="ce20" office:value-type="string">
            <text:p>02.51.76.90.40</text:p>
          </table:table-cell>
          <table:table-cell table:style-name="ce13" office:value-type="string">
            <text:p>bibliotheque@herbignac.com</text:p>
          </table:table-cell>
          <table:table-cell table:style-name="ce13" office:value-type="string">
            <text:p>Ma 16h30-18h30 Me 10h-12h/14h-17h <text:s/>V. 16h30-18h30 <text:s/>S 10h-12h/14h-17h</text:p>
          </table:table-cell>
          <table:table-cell table:style-name="Default" office:value-type="float" office:value="47.448135">
            <text:p>47.448135</text:p>
          </table:table-cell>
          <table:table-cell table:style-name="Default" office:value-type="float" office:value="-2.319263">
            <text:p>-2.319263</text:p>
          </table:table-cell>
          <table:table-cell table:number-columns-repeated="1015"/>
        </table:table-row>
        <table:table-row table:style-name="ro4">
          <table:table-cell table:style-name="ce15" office:value-type="string">
            <text:p>LA MEDIATHEQUE"</text:p>
          </table:table-cell>
          <table:table-cell table:style-name="ce13" office:value-type="string">
            <text:p>Rue Saint Pierre</text:p>
          </table:table-cell>
          <table:table-cell table:style-name="ce13" office:value-type="float" office:value="44810">
            <text:p>44810</text:p>
          </table:table-cell>
          <table:table-cell table:style-name="ce13" office:value-type="string">
            <text:p>HERIC</text:p>
          </table:table-cell>
          <table:table-cell table:style-name="ce20" office:value-type="string">
            <text:p>02.40.57.96.01</text:p>
          </table:table-cell>
          <table:table-cell table:style-name="ce13" office:value-type="string">
            <text:p>bibliotheque@heric.fr</text:p>
          </table:table-cell>
          <table:table-cell table:style-name="ce13" office:value-type="string">
            <text:p>Ma 16h-18h30 Mer 10h-12h30/14h-17h <text:s/>J. 10h-12h30 <text:s text:c="2"/>V. 16h-18h30 <text:s/>S. 10h-12h30/14h-17h</text:p>
          </table:table-cell>
          <table:table-cell table:style-name="Default" office:value-type="float" office:value="47.41173">
            <text:p>47.41173</text:p>
          </table:table-cell>
          <table:table-cell table:style-name="Default" office:value-type="float" office:value="-1.650774">
            <text:p>-1.65077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Maison des Associations</text:p>
            <text:p>2 rue du Stade </text:p>
          </table:table-cell>
          <table:table-cell table:style-name="ce13" office:value-type="float" office:value="44610">
            <text:p>44610</text:p>
          </table:table-cell>
          <table:table-cell table:style-name="ce13" office:value-type="string">
            <text:p>INDRE</text:p>
          </table:table-cell>
          <table:table-cell table:style-name="ce20" office:value-type="string">
            <text:p>02.40.85.46.16</text:p>
          </table:table-cell>
          <table:table-cell table:style-name="ce13" office:value-type="string">
            <text:p>bibliotheque@indre44.fr</text:p>
          </table:table-cell>
          <table:table-cell table:style-name="ce13" office:value-type="string">
            <text:p>Ma 9h-12h <text:s text:c="2"/>Mer 9h-12h/14h-18h <text:s text:c="2"/>J. 9h-12h <text:s/>S. 9h-12h</text:p>
          </table:table-cell>
          <table:table-cell table:style-name="Default" office:value-type="float" office:value="47.19857">
            <text:p>47.19857</text:p>
          </table:table-cell>
          <table:table-cell table:style-name="Default" office:value-type="float" office:value="-1.671124">
            <text:p>-1.671124</text:p>
          </table:table-cell>
          <table:table-cell table:number-columns-repeated="1015"/>
        </table:table-row>
        <table:table-row table:style-name="ro4">
          <table:table-cell table:style-name="ce14" office:value-type="string">
            <text:p>BIBLIOTHÈQUE INTERCOMMUNALE</text:p>
          </table:table-cell>
          <table:table-cell table:style-name="ce14" office:value-type="string">
            <text:p>2 rue du Chêne Piraud</text:p>
          </table:table-cell>
          <table:table-cell table:style-name="ce13" office:value-type="float" office:value="44520">
            <text:p>44520</text:p>
          </table:table-cell>
          <table:table-cell table:style-name="ce13" office:value-type="string">
            <text:p>ISSE</text:p>
          </table:table-cell>
          <table:table-cell table:style-name="ce20" office:value-type="string">
            <text:p>02.40.55.17.56</text:p>
          </table:table-cell>
          <table:table-cell table:style-name="ce13" office:value-type="string">
            <text:p>biblio.isse.ccc@wanadoo.fr</text:p>
          </table:table-cell>
          <table:table-cell table:style-name="ce13" office:value-type="string">
            <text:p>Ma 16h-18h <text:s text:c="2"/>Mer 14h30-18h <text:s/>V 9h-10h30/16h-18h <text:s text:c="2"/>S. 10h30-12h <text:s/></text:p>
          </table:table-cell>
          <table:table-cell table:style-name="Default" office:value-type="float" office:value="47.62248">
            <text:p>47.62248</text:p>
          </table:table-cell>
          <table:table-cell table:style-name="Default" office:value-type="float" office:value="-1.452609">
            <text:p>-1.45260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8 place de l'Eglise</text:p>
          </table:table-cell>
          <table:table-cell table:style-name="ce13" office:value-type="float" office:value="44170">
            <text:p>44170</text:p>
          </table:table-cell>
          <table:table-cell table:style-name="ce13" office:value-type="string">
            <text:p>JANS</text:p>
          </table:table-cell>
          <table:table-cell table:style-name="ce20"/>
          <table:table-cell table:style-name="ce13" office:value-type="string">
            <text:p>bibliothequedejans@orange.fr</text:p>
          </table:table-cell>
          <table:table-cell table:style-name="ce13" office:value-type="string">
            <text:p>S. 10h-12h</text:p>
          </table:table-cell>
          <table:table-cell table:style-name="Default" office:value-type="float" office:value="47.62243">
            <text:p>47.62243</text:p>
          </table:table-cell>
          <table:table-cell table:style-name="Default" office:value-type="float" office:value="-1.612009">
            <text:p>-1.61200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de l'Escapade</text:p>
          </table:table-cell>
          <table:table-cell table:style-name="ce13" office:value-type="string">
            <text:p>141 rue du Bocage</text:p>
          </table:table-cell>
          <table:table-cell table:style-name="ce13" office:value-type="float" office:value="44440">
            <text:p>44440</text:p>
          </table:table-cell>
          <table:table-cell table:style-name="ce13" office:value-type="string">
            <text:p>JOUE SUR ERDRE</text:p>
          </table:table-cell>
          <table:table-cell table:style-name="ce20" office:value-type="string">
            <text:p>02.40.72.39.77</text:p>
          </table:table-cell>
          <table:table-cell table:style-name="ce13" office:value-type="string">
            <text:p>bibliotheque.jouesurerdre@wanadoo.fr</text:p>
          </table:table-cell>
          <table:table-cell table:style-name="ce13" office:value-type="string">
            <text:p>Mer 10h30-12h30 <text:s/>S. 10h30-12h30/15h-17h <text:s text:c="3"/>D. 10h30-12h30</text:p>
          </table:table-cell>
          <table:table-cell table:style-name="Default" office:value-type="float" office:value="47.496005">
            <text:p>47.496005</text:p>
          </table:table-cell>
          <table:table-cell table:style-name="Default" office:value-type="float" office:value="-1.418526">
            <text:p>-1.41852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Impasse Arago</text:p>
          </table:table-cell>
          <table:table-cell table:style-name="ce13" office:value-type="float" office:value="44670">
            <text:p>44670</text:p>
          </table:table-cell>
          <table:table-cell table:style-name="ce13" office:value-type="string">
            <text:p>JUIGNE LES MOUTIERS</text:p>
          </table:table-cell>
          <table:table-cell table:style-name="ce20"/>
          <table:table-cell table:style-name="ce13"/>
          <table:table-cell table:style-name="ce13" office:value-type="string">
            <text:p>L. 14h-16h30 <text:s text:c="2"/>Ma 16h30-17h15</text:p>
          </table:table-cell>
          <table:table-cell table:style-name="Default" office:value-type="float" office:value="47.679745">
            <text:p>47.679745</text:p>
          </table:table-cell>
          <table:table-cell table:style-name="Default" office:value-type="float" office:value="-1.185629">
            <text:p>-1.18562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 "Comme un roman"</text:p>
          </table:table-cell>
          <table:table-cell table:style-name="ce13" office:value-type="string">
            <text:p>2 bis rue Saint Vincent</text:p>
          </table:table-cell>
          <table:table-cell table:style-name="ce13" office:value-type="float" office:value="44430">
            <text:p>44430</text:p>
          </table:table-cell>
          <table:table-cell table:style-name="ce13" office:value-type="string">
            <text:p>LANDREAU (LE)</text:p>
          </table:table-cell>
          <table:table-cell table:style-name="ce20" office:value-type="string">
            <text:p>02.40.03.76.31</text:p>
          </table:table-cell>
          <table:table-cell table:style-name="ce13" office:value-type="string">
            <text:p>bibliothequelelandreau@orange.fr</text:p>
          </table:table-cell>
          <table:table-cell table:style-name="ce13" office:value-type="string">
            <text:p>Mer 10h30-12h30/14h30-17h <text:s text:c="2"/>V. 16h30-19h <text:s/>S. 10h-12h <text:s text:c="2"/>D. 10h30-11h3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1 bis rue de la Mairie</text:p>
          </table:table-cell>
          <table:table-cell table:style-name="ce13" office:value-type="float" office:value="44260">
            <text:p>44260</text:p>
          </table:table-cell>
          <table:table-cell table:style-name="ce13" office:value-type="string">
            <text:p>LAVAU SUR LOIRE</text:p>
          </table:table-cell>
          <table:table-cell table:style-name="ce20" office:value-type="string">
            <text:p>02.40.04.08.76</text:p>
          </table:table-cell>
          <table:table-cell table:style-name="ce13" office:value-type="string">
            <text:p>bibliotheque-de-lavau@orange.fr</text:p>
          </table:table-cell>
          <table:table-cell table:style-name="ce13" office:value-type="string">
            <text:p>Me. 16h30-17h30 <text:s text:c="2"/>D. 10h30-11h30</text:p>
          </table:table-cell>
          <table:table-cell table:style-name="Default" office:value-type="float" office:value="47.30954">
            <text:p>47.30954</text:p>
          </table:table-cell>
          <table:table-cell table:style-name="Default" office:value-type="float" office:value="-1.965349">
            <text:p>-1.96534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Atout lire"</text:p>
          </table:table-cell>
          <table:table-cell table:style-name="ce13" office:value-type="string">
            <text:p>8 rue de la Chaussée </text:p>
          </table:table-cell>
          <table:table-cell table:style-name="ce13" office:value-type="float" office:value="44650">
            <text:p>44650</text:p>
          </table:table-cell>
          <table:table-cell table:style-name="ce13" office:value-type="string">
            <text:p>LEGE</text:p>
          </table:table-cell>
          <table:table-cell table:style-name="ce20" office:value-type="string">
            <text:p>02.40.26.35.00</text:p>
          </table:table-cell>
          <table:table-cell table:style-name="ce13"/>
          <table:table-cell table:style-name="ce13" office:value-type="string">
            <text:p>Mer <text:s/>15h30-17h30 <text:s text:c="2"/>S. 11h30-12h30 <text:s text:c="2"/>D. 10h30-12h</text:p>
          </table:table-cell>
          <table:table-cell table:style-name="Default" office:value-type="float" office:value="46.884917">
            <text:p>46.884917</text:p>
          </table:table-cell>
          <table:table-cell table:style-name="Default" office:value-type="float" office:value="-1.596246">
            <text:p>-1.596246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 "Antoine de Saint Exupéry"</text:p>
          </table:table-cell>
          <table:table-cell table:style-name="ce13" office:value-type="string">
            <text:p>40 rue de Vieillevigne</text:p>
          </table:table-cell>
          <table:table-cell table:style-name="ce13" office:value-type="float" office:value="44850">
            <text:p>44850</text:p>
          </table:table-cell>
          <table:table-cell table:style-name="ce13" office:value-type="string">
            <text:p>LIGNE</text:p>
          </table:table-cell>
          <table:table-cell table:style-name="ce20" office:value-type="string">
            <text:p>02.51.12.26.11</text:p>
          </table:table-cell>
          <table:table-cell table:style-name="ce13" office:value-type="string">
            <text:p>biblio@ligne.fr</text:p>
          </table:table-cell>
          <table:table-cell table:style-name="ce13" office:value-type="string">
            <text:p>Me 10h-12h/14h-18h30 <text:s/>V. 16h-18H30 <text:s text:c="2"/>S. 10h-12h <text:s/>D. 10h-12h</text:p>
          </table:table-cell>
          <table:table-cell table:style-name="Default" office:value-type="float" office:value="47.407884">
            <text:p>47.407884</text:p>
          </table:table-cell>
          <table:table-cell table:style-name="Default" office:value-type="float" office:value="-1.369268">
            <text:p>-1.369268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</text:p>
          </table:table-cell>
          <table:table-cell table:style-name="ce13" office:value-type="string">
            <text:p>Espace Jean de la Fontaine,Place Sainte-Thérèse</text:p>
          </table:table-cell>
          <table:table-cell table:style-name="ce13" office:value-type="float" office:value="44310">
            <text:p>44310</text:p>
          </table:table-cell>
          <table:table-cell table:style-name="ce13" office:value-type="string">
            <text:p>LIMOUZINIERE (LA)</text:p>
          </table:table-cell>
          <table:table-cell table:style-name="ce20" office:value-type="string">
            <text:p>02.40.05.99.19</text:p>
          </table:table-cell>
          <table:table-cell table:style-name="ce13" office:value-type="string">
            <text:p>biblio.limouziniere@wanadoo.fr</text:p>
          </table:table-cell>
          <table:table-cell table:style-name="ce13" office:value-type="string">
            <text:p>Ma 15h30-18h <text:s/>Mer 10h-12h/14h-16h <text:s text:c="3"/>J. 17h30-19h <text:s text:c="3"/>S. 14h30-11h30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MEDIATHEQUE "Les Quatre Vents"</text:p>
          </table:table-cell>
          <table:table-cell table:style-name="ce13" office:value-type="string">
            <text:p>4 rue du Jeu de Paume</text:p>
          </table:table-cell>
          <table:table-cell table:style-name="ce13" office:value-type="float" office:value="44430">
            <text:p>44430</text:p>
          </table:table-cell>
          <table:table-cell table:style-name="ce13" office:value-type="string">
            <text:p>LOROUX-BOTTEREAU (LE)</text:p>
          </table:table-cell>
          <table:table-cell table:style-name="ce20" office:value-type="string">
            <text:p>02.40.33.82.76</text:p>
          </table:table-cell>
          <table:table-cell table:style-name="ce13" office:value-type="string">
            <text:p>biblio@loroux-bottereau.fr</text:p>
          </table:table-cell>
          <table:table-cell table:style-name="ce13" office:value-type="string">
            <text:p>Mer 10h30-12h/14h-18h <text:s text:c="2"/>J. 16h30-19h <text:s text:c="2"/>S. 10h30-12h/15h-17h <text:s text:c="2"/>D. 10h30-12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INTERCOMMUNALE "La Grange aux poètes"</text:p>
          </table:table-cell>
          <table:table-cell table:style-name="ce13" office:value-type="string">
            <text:p>4 rue de la République</text:p>
          </table:table-cell>
          <table:table-cell table:style-name="ce13" office:value-type="float" office:value="44110">
            <text:p>44110</text:p>
          </table:table-cell>
          <table:table-cell table:style-name="ce13" office:value-type="string">
            <text:p>LOUISFERT</text:p>
          </table:table-cell>
          <table:table-cell table:style-name="ce20"/>
          <table:table-cell table:style-name="ce13" office:value-type="string">
            <text:p>biblio.louisfert.ccc@orange.fr</text:p>
          </table:table-cell>
          <table:table-cell table:style-name="ce13" office:value-type="string">
            <text:p>Mer 10h-12h <text:s/>D. 10h-12h</text:p>
          </table:table-cell>
          <table:table-cell table:style-name="Default" office:value-type="float" office:value="47.67594">
            <text:p>47.67594</text:p>
          </table:table-cell>
          <table:table-cell table:style-name="Default" office:value-type="float" office:value="-1.433947">
            <text:p>-1.433947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COMMUNALE "Au fil des mots"</text:p>
          </table:table-cell>
          <table:table-cell table:style-name="ce13" office:value-type="string">
            <text:p>Espace Harmonie, 1 rue de la Gare</text:p>
          </table:table-cell>
          <table:table-cell table:style-name="ce13" office:value-type="float" office:value="44590">
            <text:p>44590</text:p>
          </table:table-cell>
          <table:table-cell table:style-name="ce13" office:value-type="string">
            <text:p>LUSANGER</text:p>
          </table:table-cell>
          <table:table-cell table:style-name="ce20" office:value-type="string">
            <text:p>02.40.07.65.10</text:p>
          </table:table-cell>
          <table:table-cell table:style-name="ce13" office:value-type="string">
            <text:p>bibliothequedelusanger@orange.fr</text:p>
          </table:table-cell>
          <table:table-cell table:style-name="ce13" office:value-type="string">
            <text:p>Mer 14h30-17h <text:s text:c="2"/>S. 10h-12h <text:s text:c="2"/>D. 10h-12h</text:p>
          </table:table-cell>
          <table:table-cell table:style-name="Default" office:value-type="float" office:value="47.680606">
            <text:p>47.680606</text:p>
          </table:table-cell>
          <table:table-cell table:style-name="Default" office:value-type="float" office:value="-1.587809">
            <text:p>-1.58780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</text:p>
          </table:table-cell>
          <table:table-cell table:style-name="ce13" office:value-type="string">
            <text:p>7 rue des Bouchers</text:p>
          </table:table-cell>
          <table:table-cell table:style-name="ce13" office:value-type="float" office:value="44270">
            <text:p>44270</text:p>
          </table:table-cell>
          <table:table-cell table:style-name="ce13" office:value-type="string">
            <text:p>MACHECOUL</text:p>
          </table:table-cell>
          <table:table-cell table:style-name="ce20" office:value-type="string">
            <text:p>02.40.31.47.61</text:p>
          </table:table-cell>
          <table:table-cell table:style-name="ce13" office:value-type="string">
            <text:p>bibliotheque@machecoul.fr</text:p>
          </table:table-cell>
          <table:table-cell table:style-name="ce13" office:value-type="string">
            <text:p>L. 16h-18h Ma 16h-18h <text:s text:c="2"/>Mer 9h30-12h/16h-18h V. 9h30-12h/16h-18h <text:s text:c="2"/>S. 9h30-12h</text:p>
          </table:table-cell>
          <table:table-cell table:style-name="Default" office:value-type="float" office:value="46.992014">
            <text:p>46.992014</text:p>
          </table:table-cell>
          <table:table-cell table:style-name="Default" office:value-type="float" office:value="-1.819199">
            <text:p>-1.81919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"A livre ouvert"</text:p>
          </table:table-cell>
          <table:table-cell table:style-name="ce13" office:value-type="string">
            <text:p>Maison des Associations</text:p>
            <text:p>19 rue de la Mairie</text:p>
          </table:table-cell>
          <table:table-cell table:style-name="ce13" office:value-type="float" office:value="44690">
            <text:p>44690</text:p>
          </table:table-cell>
          <table:table-cell table:style-name="ce13" office:value-type="string">
            <text:p>MAISDON SUR SEVRE</text:p>
          </table:table-cell>
          <table:table-cell table:style-name="ce20" office:value-type="string">
            <text:p>02.40.05.98.61</text:p>
          </table:table-cell>
          <table:table-cell table:style-name="ce13"/>
          <table:table-cell table:style-name="ce13" office:value-type="string">
            <text:p>Mer 10h15-11h45 <text:s/>J.18h30-19h30 <text:s text:c="2"/>D. 10h15-11h45</text:p>
          </table:table-cell>
          <table:table-cell table:style-name="Default" office:value-type="float" office:value="47.154282">
            <text:p>47.154282</text:p>
          </table:table-cell>
          <table:table-cell table:style-name="Default" office:value-type="float" office:value="-1.398709">
            <text:p>-1.39870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8 place de l'Eglise</text:p>
          </table:table-cell>
          <table:table-cell table:style-name="ce13" office:value-type="float" office:value="44260">
            <text:p>44260</text:p>
          </table:table-cell>
          <table:table-cell table:style-name="ce13" office:value-type="string">
            <text:p>MALVILLE</text:p>
          </table:table-cell>
          <table:table-cell table:style-name="ce20" office:value-type="string">
            <text:p>02.40.56.02.24</text:p>
          </table:table-cell>
          <table:table-cell table:style-name="ce13" office:value-type="string">
            <text:p>communication-bibliotheque@malville.fr</text:p>
          </table:table-cell>
          <table:table-cell table:style-name="ce13" office:value-type="string">
            <text:p>Ma 16h-18h <text:s text:c="2"/>Mer 14h-18h <text:s/>S. 9h-12h30</text:p>
          </table:table-cell>
          <table:table-cell table:style-name="Default" office:value-type="float" office:value="47.360666">
            <text:p>47.360666</text:p>
          </table:table-cell>
          <table:table-cell table:style-name="Default" office:value-type="float" office:value="-1.863781">
            <text:p>-1.863781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a Marne ce livre"</text:p>
          </table:table-cell>
          <table:table-cell table:style-name="ce13" office:value-type="string">
            <text:p>Salle de l'Ormeau, Rue des Sports</text:p>
          </table:table-cell>
          <table:table-cell table:style-name="ce13" office:value-type="float" office:value="44270">
            <text:p>44270</text:p>
          </table:table-cell>
          <table:table-cell table:style-name="ce13" office:value-type="string">
            <text:p>MARNE (LA)</text:p>
          </table:table-cell>
          <table:table-cell table:style-name="ce20" office:value-type="string">
            <text:p>02.40.26.29.32</text:p>
          </table:table-cell>
          <table:table-cell table:style-name="ce13" office:value-type="string">
            <text:p>celivre.communedelamarne@sfr.fr</text:p>
          </table:table-cell>
          <table:table-cell table:style-name="ce13" office:value-type="string">
            <text:p>Mer 16h30/18h <text:s text:c="2"/>S. 11h-12h30 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INTERCOMMUNALE "Mille et une pages"</text:p>
          </table:table-cell>
          <table:table-cell table:style-name="ce13" office:value-type="string">
            <text:p>18 rue Saint Martin</text:p>
          </table:table-cell>
          <table:table-cell table:style-name="ce13" office:value-type="float" office:value="44170">
            <text:p>44170</text:p>
          </table:table-cell>
          <table:table-cell table:style-name="ce13" office:value-type="string">
            <text:p>MARSAC SUR DON</text:p>
          </table:table-cell>
          <table:table-cell table:style-name="ce20"/>
          <table:table-cell table:style-name="ce13" office:value-type="string">
            <text:p>bibliothequedemarsac@orange.fr</text:p>
          </table:table-cell>
          <table:table-cell table:style-name="ce13" office:value-type="string">
            <text:p>Ma 17h-19h <text:s/>Me 15h30-17h30 <text:s/>S. 10h-12h <text:s/>D. 10h-12h</text:p>
          </table:table-cell>
          <table:table-cell table:style-name="Default" office:value-type="float" office:value="47.596961">
            <text:p>47.596961</text:p>
          </table:table-cell>
          <table:table-cell table:style-name="Default" office:value-type="float" office:value="-1.677705">
            <text:p>-1.677705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1 ter rue Saint Benoît</text:p>
          </table:table-cell>
          <table:table-cell table:style-name="ce13" office:value-type="float" office:value="44290">
            <text:p>44290</text:p>
          </table:table-cell>
          <table:table-cell table:style-name="ce13" office:value-type="string">
            <text:p>MASSERAC</text:p>
          </table:table-cell>
          <table:table-cell table:style-name="ce20" office:value-type="string">
            <text:p>02.40.79.35.12</text:p>
          </table:table-cell>
          <table:table-cell table:style-name="ce13" office:value-type="string">
            <text:p>mediatheque-masserac@orange.fr</text:p>
          </table:table-cell>
          <table:table-cell table:style-name="ce13" office:value-type="string">
            <text:p>Ma 14h30-16h30 <text:s/>Mer 15h-17h <text:s/>V. 16h30-18h <text:s/>S. 10h-12h</text:p>
          </table:table-cell>
          <table:table-cell table:style-name="Default" office:value-type="float" office:value="47.67243">
            <text:p>47.67243</text:p>
          </table:table-cell>
          <table:table-cell table:style-name="Default" office:value-type="float" office:value="-1.912849">
            <text:p>-1.91284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31 rue de la Mairie</text:p>
          </table:table-cell>
          <table:table-cell table:style-name="ce13" office:value-type="float" office:value="44540">
            <text:p>44540</text:p>
          </table:table-cell>
          <table:table-cell table:style-name="ce13" office:value-type="string">
            <text:p>MAUMUSSON</text:p>
          </table:table-cell>
          <table:table-cell table:style-name="ce20" office:value-type="string">
            <text:p>02.28.00.94.56</text:p>
          </table:table-cell>
          <table:table-cell table:style-name="ce13"/>
          <table:table-cell table:style-name="ce13" office:value-type="string">
            <text:p>Ma 16h30-18h <text:s text:c="2"/>D. 10h30-12h</text:p>
          </table:table-cell>
          <table:table-cell table:style-name="Default" office:value-type="float" office:value="47.480565">
            <text:p>47.480565</text:p>
          </table:table-cell>
          <table:table-cell table:style-name="Default" office:value-type="float" office:value="-1.107209">
            <text:p>-1.10720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 "George Sand"</text:p>
          </table:table-cell>
          <table:table-cell table:style-name="ce13" office:value-type="string">
            <text:p>15 rue du Cellier <text:s/></text:p>
          </table:table-cell>
          <table:table-cell table:style-name="ce13" office:value-type="float" office:value="44470">
            <text:p>44470</text:p>
          </table:table-cell>
          <table:table-cell table:style-name="ce13" office:value-type="string">
            <text:p>MAUVES SUR LOIRE</text:p>
          </table:table-cell>
          <table:table-cell table:style-name="ce20" office:value-type="string">
            <text:p>02.40.25.05.63</text:p>
          </table:table-cell>
          <table:table-cell table:style-name="ce13" office:value-type="string">
            <text:p>biblio.mauves@wanadoo.fr</text:p>
          </table:table-cell>
          <table:table-cell table:style-name="ce13" office:value-type="string">
            <text:p>Ma 16h-19h <text:s text:c="2"/>Mer 16h-19h <text:s text:c="2"/>V. 16h-19h <text:s text:c="2"/>S. 10h-12h30</text:p>
          </table:table-cell>
          <table:table-cell table:style-name="Default" office:value-type="float" office:value="47.300013">
            <text:p>47.300013</text:p>
          </table:table-cell>
          <table:table-cell table:style-name="Default" office:value-type="float" office:value="-1.387467">
            <text:p>-1.387467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72 rue des Frères Templé</text:p>
          </table:table-cell>
          <table:table-cell table:style-name="ce13" office:value-type="float" office:value="44520">
            <text:p>44520</text:p>
          </table:table-cell>
          <table:table-cell table:style-name="ce13" office:value-type="string">
            <text:p>MEILLERAYE DE BRETAGNE (LA)</text:p>
          </table:table-cell>
          <table:table-cell table:style-name="ce20" office:value-type="string">
            <text:p>02.28.50.44.78</text:p>
          </table:table-cell>
          <table:table-cell table:style-name="ce13" office:value-type="string">
            <text:p>bibliotheque.meilleraye@orange.fr</text:p>
          </table:table-cell>
          <table:table-cell table:style-name="ce13" office:value-type="string">
            <text:p>Ma 16h30-18h30 <text:s text:c="2"/>Mer 15h-17h <text:s text:c="2"/>S. 10h30-12h <text:s text:c="2"/>D. 10h30-12h</text:p>
          </table:table-cell>
          <table:table-cell table:style-name="Default" office:value-type="float" office:value="47.566059">
            <text:p>47.566059</text:p>
          </table:table-cell>
          <table:table-cell table:style-name="Default" office:value-type="float" office:value="-1.397221">
            <text:p>-1.397221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"Les mille et une pages"</text:p>
          </table:table-cell>
          <table:table-cell table:style-name="ce13" office:value-type="string">
            <text:p>Rue des Arts</text:p>
          </table:table-cell>
          <table:table-cell table:style-name="ce13" office:value-type="float" office:value="44522">
            <text:p>44522</text:p>
          </table:table-cell>
          <table:table-cell table:style-name="ce13" office:value-type="string">
            <text:p>MESANGER</text:p>
          </table:table-cell>
          <table:table-cell table:style-name="ce20" office:value-type="string">
            <text:p>02.40.96.86.87</text:p>
          </table:table-cell>
          <table:table-cell table:style-name="ce13" office:value-type="string">
            <text:p>bibliotheque@mairiemesanger.fr</text:p>
          </table:table-cell>
          <table:table-cell table:style-name="ce13" office:value-type="string">
            <text:p>Mer 10h-12h/15h-18h <text:s text:c="2"/>V. 15h-18h <text:s text:c="2"/>S. 10h30-12h30 <text:s/>D. 10h30-12h</text:p>
          </table:table-cell>
          <table:table-cell table:style-name="Default" office:value-type="float" office:value="47.44203">
            <text:p>47.44203</text:p>
          </table:table-cell>
          <table:table-cell table:style-name="Default" office:value-type="float" office:value="-1.236126">
            <text:p>-1.236126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INTERCOMMUNALE</text:p>
          </table:table-cell>
          <table:table-cell table:style-name="ce13" office:value-type="string">
            <text:p>4 rue de la Fontaine St Jean</text:p>
          </table:table-cell>
          <table:table-cell table:style-name="ce13" office:value-type="float" office:value="44780">
            <text:p>44780</text:p>
          </table:table-cell>
          <table:table-cell table:style-name="ce13" office:value-type="string">
            <text:p>MISSILLAC</text:p>
          </table:table-cell>
          <table:table-cell table:style-name="ce20" office:value-type="string">
            <text:p>02.40.19.32.31</text:p>
          </table:table-cell>
          <table:table-cell table:style-name="ce13" office:value-type="string">
            <text:p>bibliomissillac@cc-paysdepontchateau.fr</text:p>
          </table:table-cell>
          <table:table-cell table:style-name="ce13" office:value-type="string">
            <text:p>Mer 10h-12h30/15h-18h <text:s text:c="2"/>V. 16h-18h <text:s text:c="2"/>S. 10h-12h30 <text:s text:c="2"/>D. 10h-11h45</text:p>
          </table:table-cell>
          <table:table-cell table:style-name="Default" office:value-type="float" office:value="47.481612">
            <text:p>47.481612</text:p>
          </table:table-cell>
          <table:table-cell table:style-name="Default" office:value-type="float" office:value="-2.158956">
            <text:p>-2.15895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3 place de l'Eglise</text:p>
          </table:table-cell>
          <table:table-cell table:style-name="ce13" office:value-type="float" office:value="44520">
            <text:p>44520</text:p>
          </table:table-cell>
          <table:table-cell table:style-name="ce13" office:value-type="string">
            <text:p>MOISDON LA RIVIERE</text:p>
          </table:table-cell>
          <table:table-cell table:style-name="ce20" office:value-type="string">
            <text:p>02.40.07.59.88</text:p>
          </table:table-cell>
          <table:table-cell table:style-name="ce13" office:value-type="string">
            <text:p>biblio.moisdon.ccc@wanadoo.fr</text:p>
          </table:table-cell>
          <table:table-cell table:style-name="ce13" office:value-type="string">
            <text:p>Me. 14h-18h <text:s text:c="2"/>V. 15h-18h30 <text:s text:c="2"/>S. 9h30-13h</text:p>
          </table:table-cell>
          <table:table-cell table:style-name="Default" office:value-type="float" office:value="47.62172">
            <text:p>47.62172</text:p>
          </table:table-cell>
          <table:table-cell table:style-name="Default" office:value-type="float" office:value="-1.372617">
            <text:p>-1.372617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Au plaisir de Lire"</text:p>
          </table:table-cell>
          <table:table-cell table:style-name="ce13" office:value-type="string">
            <text:p>7 rue de la Poste</text:p>
          </table:table-cell>
          <table:table-cell table:style-name="ce13" office:value-type="float" office:value="44690">
            <text:p>44690</text:p>
          </table:table-cell>
          <table:table-cell table:style-name="ce13" office:value-type="string">
            <text:p>MONNIERES</text:p>
          </table:table-cell>
          <table:table-cell table:style-name="ce20" office:value-type="string">
            <text:p>02.28.21.66.19</text:p>
          </table:table-cell>
          <table:table-cell table:style-name="ce13" office:value-type="string">
            <text:p>monnieres.mairie@wanadoo.fr</text:p>
          </table:table-cell>
          <table:table-cell table:style-name="ce13" office:value-type="string">
            <text:p>Mer <text:s/>10h-12h <text:s text:c="2"/>V. 18h-19h <text:s text:c="2"/>D. 10h-12h</text:p>
          </table:table-cell>
          <table:table-cell table:style-name="Default" office:value-type="float" office:value="47.132402">
            <text:p>47.132402</text:p>
          </table:table-cell>
          <table:table-cell table:style-name="Default" office:value-type="float" office:value="-1.354506">
            <text:p>-1.354506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Yves et Raymond Gaudin"</text:p>
          </table:table-cell>
          <table:table-cell table:style-name="ce13" office:value-type="string">
            <text:p>92 rue Violin</text:p>
          </table:table-cell>
          <table:table-cell table:style-name="ce13" office:value-type="float" office:value="44620">
            <text:p>44620</text:p>
          </table:table-cell>
          <table:table-cell table:style-name="ce13" office:value-type="string">
            <text:p>MONTAGNE (LA)</text:p>
          </table:table-cell>
          <table:table-cell table:style-name="ce20" office:value-type="string">
            <text:p>02.40.65.66.24</text:p>
          </table:table-cell>
          <table:table-cell table:style-name="ce13" office:value-type="string">
            <text:p>mediatheque@ville-lamontagne.fr</text:p>
          </table:table-cell>
          <table:table-cell table:style-name="ce13" office:value-type="string">
            <text:p>Ma 16h-19h <text:s/>Mer 10h-12h/14h-18h <text:s text:c="2"/>V. 15h-18h <text:s text:c="2"/>S. 10h-12h/14h-16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Rue de la Mairie</text:p>
          </table:table-cell>
          <table:table-cell table:style-name="ce13" office:value-type="float" office:value="44140">
            <text:p>44140</text:p>
          </table:table-cell>
          <table:table-cell table:style-name="ce13" office:value-type="string">
            <text:p>MONTBERT</text:p>
          </table:table-cell>
          <table:table-cell table:style-name="ce20" office:value-type="string">
            <text:p>02.40.26.79.20</text:p>
          </table:table-cell>
          <table:table-cell table:style-name="ce13" office:value-type="string">
            <text:p>bibliothequemontbert@wanadoo.fr</text:p>
          </table:table-cell>
          <table:table-cell table:style-name="ce13" office:value-type="string">
            <text:p>Mer <text:s/>10h-12h/14h-16h30 <text:s text:c="2"/>J. 16h30-18h <text:s text:c="2"/>S. 10h30-12h30</text:p>
          </table:table-cell>
          <table:table-cell table:style-name="Default" office:value-type="float" office:value="47.057602">
            <text:p>47.057602</text:p>
          </table:table-cell>
          <table:table-cell table:style-name="Default" office:value-type="float" office:value="-1.487917">
            <text:p>-1.487917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MUNICIPALE "Barbara"</text:p>
          </table:table-cell>
          <table:table-cell table:style-name="ce13" office:value-type="string">
            <text:p>7 rue du Berry</text:p>
          </table:table-cell>
          <table:table-cell table:style-name="ce13" office:value-type="float" office:value="44550">
            <text:p>44550</text:p>
          </table:table-cell>
          <table:table-cell table:style-name="ce13" office:value-type="string">
            <text:p>MONTOIR DE BRETAGNE</text:p>
          </table:table-cell>
          <table:table-cell table:style-name="ce20" office:value-type="string">
            <text:p>02.40.70.11.51</text:p>
          </table:table-cell>
          <table:table-cell table:style-name="ce13" office:value-type="string">
            <text:p>mediatheque@montoirdebretagne.fr</text:p>
          </table:table-cell>
          <table:table-cell table:style-name="ce13" office:value-type="string">
            <text:p>Ma 15h-18h <text:s/>Mer 10h-12h30/14h-18h <text:s text:c="2"/>J 15h-18h <text:s/>V. 15h-19h <text:s text:c="3"/>S. 10h-12h30</text:p>
          </table:table-cell>
          <table:table-cell table:style-name="Default" office:value-type="float" office:value="47.329263">
            <text:p>47.329263</text:p>
          </table:table-cell>
          <table:table-cell table:style-name="Default" office:value-type="float" office:value="-2.15052">
            <text:p>-2.1505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ire, Lire, Là"</text:p>
          </table:table-cell>
          <table:table-cell table:style-name="ce13" office:value-type="string">
            <text:p>3 place de l'Eglise</text:p>
          </table:table-cell>
          <table:table-cell table:style-name="ce13" office:value-type="float" office:value="44590">
            <text:p>44590</text:p>
          </table:table-cell>
          <table:table-cell table:style-name="ce13" office:value-type="string">
            <text:p>MOUAIS</text:p>
          </table:table-cell>
          <table:table-cell table:style-name="ce20" office:value-type="string">
            <text:p>02.40.07.67.34</text:p>
          </table:table-cell>
          <table:table-cell table:style-name="ce13" office:value-type="string">
            <text:p>bliothequedemouais@orange.fr</text:p>
          </table:table-cell>
          <table:table-cell table:style-name="ce13" office:value-type="string">
            <text:p>Mer 14h-17h <text:s/>D. 10h30-11h30 (dernier du mois)</text:p>
          </table:table-cell>
          <table:table-cell table:style-name="Default" office:value-type="float" office:value="47.696292">
            <text:p>47.696292</text:p>
          </table:table-cell>
          <table:table-cell table:style-name="Default" office:value-type="float" office:value="-1.644456">
            <text:p>-1.644456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 "Raymond Devos"</text:p>
          </table:table-cell>
          <table:table-cell table:style-name="ce13" office:value-type="string">
            <text:p>Quartier du Diable</text:p>
            <text:p>Rue des Lutins</text:p>
          </table:table-cell>
          <table:table-cell table:style-name="ce13" office:value-type="float" office:value="44760">
            <text:p>44760</text:p>
          </table:table-cell>
          <table:table-cell table:style-name="ce13" office:value-type="string">
            <text:p>MOUTIERS EN RETZ (LES)</text:p>
          </table:table-cell>
          <table:table-cell table:style-name="ce20" office:value-type="string">
            <text:p>02.40.82.75.77</text:p>
          </table:table-cell>
          <table:table-cell table:style-name="ce13" office:value-type="string">
            <text:p>bm.lesmoutiersenretz@orange.fr</text:p>
          </table:table-cell>
          <table:table-cell table:style-name="ce13" office:value-type="string">
            <text:p>Mer 16h-18h30 <text:s text:c="3"/>S. 10h-12h30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BIBLIOTHEQUE</text:p>
          </table:table-cell>
          <table:table-cell table:style-name="ce13" office:value-type="string">
            <text:p>5 rue du Bourg Drapé</text:p>
          </table:table-cell>
          <table:table-cell table:style-name="ce13" office:value-type="float" office:value="44850">
            <text:p>44850</text:p>
          </table:table-cell>
          <table:table-cell table:style-name="ce13" office:value-type="string">
            <text:p>MOUZEIL</text:p>
          </table:table-cell>
          <table:table-cell table:style-name="ce20"/>
          <table:table-cell table:style-name="ce13"/>
          <table:table-cell table:style-name="ce13" office:value-type="string">
            <text:p>Ma 16h-17h30 (période scolaire) <text:s text:c="2"/>S. 11h-12h30 <text:s/>D. 10h30-12h (1er)</text:p>
          </table:table-cell>
          <table:table-cell table:style-name="Default" office:value-type="float" office:value="47.448012">
            <text:p>47.448012</text:p>
          </table:table-cell>
          <table:table-cell table:style-name="Default" office:value-type="float" office:value="-1.345817">
            <text:p>-1.345817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"Source et Rêverie"</text:p>
          </table:table-cell>
          <table:table-cell table:style-name="ce13" office:value-type="string">
            <text:p>15 route d'Ancenis</text:p>
          </table:table-cell>
          <table:table-cell table:style-name="ce13" office:value-type="float" office:value="44330">
            <text:p>44330</text:p>
          </table:table-cell>
          <table:table-cell table:style-name="ce13" office:value-type="string">
            <text:p>MOUZILLON</text:p>
          </table:table-cell>
          <table:table-cell table:style-name="ce20" office:value-type="string">
            <text:p>02.28.06.09.58</text:p>
          </table:table-cell>
          <table:table-cell table:style-name="ce13"/>
          <table:table-cell table:style-name="ce13" office:value-type="string">
            <text:p>Ma 16h30-18h <text:s/>Mer 16h30-18h <text:s text:c="2"/>S. 10H30-11h30 <text:s text:c="3"/>D. 10h30-12h</text:p>
          </table:table-cell>
          <table:table-cell table:style-name="Default" office:value-type="float" office:value="47.147292">
            <text:p>47.147292</text:p>
          </table:table-cell>
          <table:table-cell table:style-name="Default" office:value-type="float" office:value="-1.280531">
            <text:p>-1.280531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35 rue du Général Leclerc</text:p>
          </table:table-cell>
          <table:table-cell table:style-name="ce13" office:value-type="float" office:value="44390">
            <text:p>44390</text:p>
          </table:table-cell>
          <table:table-cell table:style-name="ce13" office:value-type="string">
            <text:p>NORT SUR ERDRE</text:p>
          </table:table-cell>
          <table:table-cell table:style-name="ce20" office:value-type="string">
            <text:p>02.40.29.51.90</text:p>
          </table:table-cell>
          <table:table-cell table:style-name="ce13" office:value-type="string">
            <text:p>bibliotheque@nort-sur-erdre.fr</text:p>
          </table:table-cell>
          <table:table-cell table:style-name="ce13" office:value-type="string">
            <text:p>Ma 16h-18h <text:s text:c="2"/>Me 10h-12h/15h-17h <text:s text:c="2"/>V. 16h-19h <text:s text:c="2"/>S. 10h-12h30</text:p>
          </table:table-cell>
          <table:table-cell table:style-name="Default" office:value-type="float" office:value="47.43899">
            <text:p>47.43899</text:p>
          </table:table-cell>
          <table:table-cell table:style-name="Default" office:value-type="float" office:value="-1.499399">
            <text:p>-1.49939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1 rue Pierre Civel</text:p>
          </table:table-cell>
          <table:table-cell table:style-name="ce13" office:value-type="float" office:value="44130">
            <text:p>44130</text:p>
          </table:table-cell>
          <table:table-cell table:style-name="ce13" office:value-type="string">
            <text:p>NOTRE DAME DES LANDES</text:p>
          </table:table-cell>
          <table:table-cell table:style-name="ce20" office:value-type="string">
            <text:p>02.40.57.25.29</text:p>
          </table:table-cell>
          <table:table-cell table:style-name="ce13" office:value-type="string">
            <text:p>bibnotredame@gmail.com</text:p>
          </table:table-cell>
          <table:table-cell table:style-name="ce13" office:value-type="string">
            <text:p>Mer 10h30-12h <text:s text:c="2"/>S. 10h30-12h <text:s text:c="2"/>D. 10h30-12h</text:p>
          </table:table-cell>
          <table:table-cell table:style-name="Default" office:value-type="float" office:value="47.380465">
            <text:p>47.380465</text:p>
          </table:table-cell>
          <table:table-cell table:style-name="Default" office:value-type="float" office:value="-1.711489">
            <text:p>-1.71148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5 rue des Troënes</text:p>
          </table:table-cell>
          <table:table-cell table:style-name="ce13" office:value-type="float" office:value="44110">
            <text:p>44110</text:p>
          </table:table-cell>
          <table:table-cell table:style-name="ce13" office:value-type="string">
            <text:p>NOYAL SUR BRUTZ</text:p>
          </table:table-cell>
          <table:table-cell table:style-name="ce20" office:value-type="string">
            <text:p>02.40.28.09.58</text:p>
          </table:table-cell>
          <table:table-cell table:style-name="ce13" office:value-type="string">
            <text:p>blblio.noyal.ccc@orange.fr</text:p>
          </table:table-cell>
          <table:table-cell table:style-name="ce13" office:value-type="string">
            <text:p>Ma 10h-12h <text:s text:c="2"/>Mer 14h-15h <text:s text:c="2"/>S. 11h-12h30</text:p>
          </table:table-cell>
          <table:table-cell table:style-name="Default" office:value-type="float" office:value="47.775342">
            <text:p>47.775342</text:p>
          </table:table-cell>
          <table:table-cell table:style-name="Default" office:value-type="float" office:value="-1.345506">
            <text:p>-1.345506</text:p>
          </table:table-cell>
          <table:table-cell table:number-columns-repeated="1015"/>
        </table:table-row>
        <table:table-row table:style-name="ro5">
          <table:table-cell table:style-name="ce13" office:value-type="string">
            <text:p>BIBLIOTHEQUE INTERCOMMUNALE "Tournepage"</text:p>
          </table:table-cell>
          <table:table-cell table:style-name="ce13" office:value-type="string">
            <text:p>21 rue Alexis Létourneau</text:p>
          </table:table-cell>
          <table:table-cell table:style-name="ce13" office:value-type="float" office:value="44170">
            <text:p>44170</text:p>
          </table:table-cell>
          <table:table-cell table:style-name="ce13" office:value-type="string">
            <text:p>NOZAY</text:p>
          </table:table-cell>
          <table:table-cell table:style-name="ce21" office:value-type="string">
            <text:p>02.40.79.31.65</text:p>
          </table:table-cell>
          <table:table-cell table:style-name="ce13" office:value-type="string">
            <text:p>nathalie.leludec@cc-nozay.fr</text:p>
          </table:table-cell>
          <table:table-cell table:style-name="ce13" office:value-type="string">
            <text:p>Ma 10h-12h/16h-18h30 <text:s text:c="2"/>Mer 10h-12h/14h-18h30 <text:s text:c="3"/>V. 16h-18h30</text:p>
            <text:p>S. 10h-13h</text:p>
          </table:table-cell>
          <table:table-cell table:style-name="Default" office:value-type="float" office:value="47.56473">
            <text:p>47.56473</text:p>
          </table:table-cell>
          <table:table-cell table:style-name="Default" office:value-type="float" office:value="-1.626459">
            <text:p>-1.62645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72 rue Alphonse Fouschard</text:p>
          </table:table-cell>
          <table:table-cell table:style-name="ce13" office:value-type="float" office:value="44521">
            <text:p>44521</text:p>
          </table:table-cell>
          <table:table-cell table:style-name="ce13" office:value-type="string">
            <text:p>OUDON</text:p>
          </table:table-cell>
          <table:table-cell table:style-name="ce20" office:value-type="string">
            <text:p>02.40.83.61.95</text:p>
          </table:table-cell>
          <table:table-cell table:style-name="ce13" office:value-type="string">
            <text:p>bibliotheque@oudon.fr</text:p>
          </table:table-cell>
          <table:table-cell table:style-name="ce13" office:value-type="string">
            <text:p>Mer 10h-12h30/14h30-17h30 <text:s text:c="2"/>S. 10h-12h30 <text:s text:c="2"/>D. 10h-12h</text:p>
          </table:table-cell>
          <table:table-cell table:style-name="Default" office:value-type="float" office:value="47.344755">
            <text:p>47.344755</text:p>
          </table:table-cell>
          <table:table-cell table:style-name="Default" office:value-type="float" office:value="-1.290404">
            <text:p>-1.29040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INTERCOMMUNALE</text:p>
          </table:table-cell>
          <table:table-cell table:style-name="ce13" office:value-type="string">
            <text:p>15 place de l'Eglise </text:p>
          </table:table-cell>
          <table:table-cell table:style-name="ce13" office:value-type="float" office:value="44330">
            <text:p>44330</text:p>
          </table:table-cell>
          <table:table-cell table:style-name="ce13" office:value-type="string">
            <text:p>PALLET (LE)</text:p>
          </table:table-cell>
          <table:table-cell table:style-name="ce20" office:value-type="string">
            <text:p>02.40.80.99.29</text:p>
          </table:table-cell>
          <table:table-cell table:style-name="ce13" office:value-type="string">
            <text:p>YSILLORAY@cc-vallet.fr</text:p>
          </table:table-cell>
          <table:table-cell table:style-name="ce13" office:value-type="string">
            <text:p>Mer 10h-12h/16h30-18h30 <text:s text:c="2"/>J. 16h30-18h30 <text:s/>S. 10h-12h <text:s text:c="2"/>D. 10h-12h</text:p>
          </table:table-cell>
          <table:table-cell table:style-name="Default" office:value-type="float" office:value="47.138386">
            <text:p>47.138386</text:p>
          </table:table-cell>
          <table:table-cell table:style-name="Default" office:value-type="float" office:value="-1.335146">
            <text:p>-1.33514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Bouillons de lecture"</text:p>
          </table:table-cell>
          <table:table-cell table:style-name="ce13" office:value-type="string">
            <text:p>234 rue du Stade</text:p>
          </table:table-cell>
          <table:table-cell table:style-name="ce13" office:value-type="float" office:value="44440">
            <text:p>44440</text:p>
          </table:table-cell>
          <table:table-cell table:style-name="ce13" office:value-type="string">
            <text:p>PANNECE</text:p>
          </table:table-cell>
          <table:table-cell table:style-name="ce20" office:value-type="string">
            <text:p>02.40.97.54.63</text:p>
          </table:table-cell>
          <table:table-cell table:style-name="ce13" office:value-type="string">
            <text:p>bibliotheque.pannece@orange.fr</text:p>
          </table:table-cell>
          <table:table-cell table:style-name="ce13" office:value-type="string">
            <text:p>Mer 11h-12h <text:s/>S. 11h-12h <text:s/>D. 10h30-12h30</text:p>
          </table:table-cell>
          <table:table-cell table:style-name="Default" office:value-type="float" office:value="47.485871">
            <text:p>47.485871</text:p>
          </table:table-cell>
          <table:table-cell table:style-name="Default" office:value-type="float" office:value="-1.238274">
            <text:p>-1.23827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Bibliorêve"</text:p>
          </table:table-cell>
          <table:table-cell table:style-name="ce13" office:value-type="string">
            <text:p>Place des Basses Marches</text:p>
          </table:table-cell>
          <table:table-cell table:style-name="ce13" office:value-type="float" office:value="44270">
            <text:p>44270</text:p>
          </table:table-cell>
          <table:table-cell table:style-name="ce13" office:value-type="string">
            <text:p>PAULX</text:p>
          </table:table-cell>
          <table:table-cell table:style-name="ce20"/>
          <table:table-cell table:style-name="ce13"/>
          <table:table-cell table:style-name="ce13" office:value-type="string">
            <text:p>Ma 15h-16h30 (2/mois) <text:s text:c="2"/>Me 17h-18h15 <text:s text:c="2"/>S. 11h-12h15</text:p>
          </table:table-cell>
          <table:table-cell table:style-name="Default" office:value-type="float" office:value="46.961947">
            <text:p>46.961947</text:p>
          </table:table-cell>
          <table:table-cell table:style-name="Default" office:value-type="float" office:value="-1.754223">
            <text:p>-1.754223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George Sand"</text:p>
          </table:table-cell>
          <table:table-cell table:style-name="ce13" office:value-type="string">
            <text:p>Allée George Sand</text:p>
          </table:table-cell>
          <table:table-cell table:style-name="ce13" office:value-type="float" office:value="44640">
            <text:p>44640</text:p>
          </table:table-cell>
          <table:table-cell table:style-name="ce13" office:value-type="string">
            <text:p>PELLERIN (LE)</text:p>
          </table:table-cell>
          <table:table-cell table:style-name="ce20" office:value-type="string">
            <text:p>02.51.79.81.90</text:p>
          </table:table-cell>
          <table:table-cell table:style-name="ce13" office:value-type="string">
            <text:p>martine.duchesne@ville-lepellerin.fr</text:p>
          </table:table-cell>
          <table:table-cell table:style-name="ce13" office:value-type="string">
            <text:p>Mer 10h30-12h/15h-17h30 <text:s text:c="2"/>V. 16h-19h <text:s text:c="2"/>S. 10h30-12h/15h-17h30 <text:s/>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8 rue de la Mairie</text:p>
          </table:table-cell>
          <table:table-cell table:style-name="ce13" office:value-type="float" office:value="44670">
            <text:p>44670</text:p>
          </table:table-cell>
          <table:table-cell table:style-name="ce13" office:value-type="string">
            <text:p>PETIT AUVERNE</text:p>
          </table:table-cell>
          <table:table-cell table:style-name="ce20" office:value-type="string">
            <text:p>02.40.07.79.76</text:p>
          </table:table-cell>
          <table:table-cell table:style-name="ce13" office:value-type="string">
            <text:p>biblio.petitauverne.ccc@orange.fr</text:p>
          </table:table-cell>
          <table:table-cell table:style-name="ce13" office:value-type="string">
            <text:p>Ma 16h30-18h (2e et 4e) <text:s text:c="2"/>V. 16h30-18h (1er) <text:s/>S. 11h-12h (3e)</text:p>
          </table:table-cell>
          <table:table-cell table:style-name="Default" office:value-type="float" office:value="47.611705">
            <text:p>47.611705</text:p>
          </table:table-cell>
          <table:table-cell table:style-name="Default" office:value-type="float" office:value="-1.291349">
            <text:p>-1.29134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Centre René Gassin, Route de Nort sur Erdre</text:p>
          </table:table-cell>
          <table:table-cell table:style-name="ce13" office:value-type="float" office:value="44390">
            <text:p>44390</text:p>
          </table:table-cell>
          <table:table-cell table:style-name="ce13" office:value-type="string">
            <text:p>PETIT MARS</text:p>
          </table:table-cell>
          <table:table-cell table:style-name="ce20" office:value-type="string">
            <text:p>02.51.12.67.96</text:p>
          </table:table-cell>
          <table:table-cell table:style-name="ce13" office:value-type="string">
            <text:p>bibliotheque@petitmars.fr</text:p>
          </table:table-cell>
          <table:table-cell table:style-name="ce13" office:value-type="string">
            <text:p>Mer 10h-12h/16h30-18h30 <text:s text:c="2"/>V.16h30-18h30 <text:s/>S. 10h-12h <text:s text:c="8"/></text:p>
          </table:table-cell>
          <table:table-cell table:style-name="Default" office:value-type="float" office:value="47.395775">
            <text:p>47.395775</text:p>
          </table:table-cell>
          <table:table-cell table:style-name="Default" office:value-type="float" office:value="-1.454839">
            <text:p>-1.45483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Place de la Mairie</text:p>
          </table:table-cell>
          <table:table-cell table:style-name="ce13" office:value-type="float" office:value="44290">
            <text:p>44290</text:p>
          </table:table-cell>
          <table:table-cell table:style-name="ce13" office:value-type="string">
            <text:p>PIERRIC</text:p>
          </table:table-cell>
          <table:table-cell table:style-name="ce20" office:value-type="string">
            <text:p>02.40.28.94.86</text:p>
          </table:table-cell>
          <table:table-cell table:style-name="ce13"/>
          <table:table-cell table:style-name="ce13" office:value-type="string">
            <text:p>Mer 15h-17h <text:s/>S. 10h30-12h30</text:p>
          </table:table-cell>
          <table:table-cell table:style-name="Default" office:value-type="float" office:value="47.687118">
            <text:p>47.687118</text:p>
          </table:table-cell>
          <table:table-cell table:style-name="Default" office:value-type="float" office:value="-1.735476">
            <text:p>-1.73547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14 rue du Sapin</text:p>
          </table:table-cell>
          <table:table-cell table:style-name="ce13" office:value-type="float" office:value="44540">
            <text:p>44540</text:p>
          </table:table-cell>
          <table:table-cell table:style-name="ce13" office:value-type="string">
            <text:p>PIN (LE)</text:p>
          </table:table-cell>
          <table:table-cell table:style-name="ce20"/>
          <table:table-cell table:style-name="ce13" office:value-type="string">
            <text:p>bibliothequedupin@hotmail.fr</text:p>
          </table:table-cell>
          <table:table-cell table:style-name="ce13" office:value-type="string">
            <text:p>Me 14h-15h (2/mois) <text:s text:c="2"/>D. 10h30-11h15 (1/2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MUNICIPALE "Joseph Rousse"</text:p>
          </table:table-cell>
          <table:table-cell table:style-name="ce13" office:value-type="string">
            <text:p>Place du Fort Gentil </text:p>
          </table:table-cell>
          <table:table-cell table:style-name="ce13" office:value-type="float" office:value="44770">
            <text:p>44770</text:p>
          </table:table-cell>
          <table:table-cell table:style-name="ce13" office:value-type="string">
            <text:p>PLAINE SUR MER (LA)</text:p>
          </table:table-cell>
          <table:table-cell table:style-name="ce20" office:value-type="string">
            <text:p>02.51.74.81.92</text:p>
          </table:table-cell>
          <table:table-cell table:style-name="ce13" office:value-type="string">
            <text:p>bibliotheque.laplainesurmer@orange.fr</text:p>
          </table:table-cell>
          <table:table-cell table:style-name="ce13" office:value-type="string">
            <text:p>Mer <text:s/>10h-12h/14h-17h <text:s text:c="2"/>V. 10h-12h <text:s text:c="2"/>D. 10h30-12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"Les Amis du Livre"</text:p>
          </table:table-cell>
          <table:table-cell table:style-name="ce13" office:value-type="string">
            <text:p>Centre Jacques Brel</text:p>
          </table:table-cell>
          <table:table-cell table:style-name="ce13" office:value-type="float" office:value="44140">
            <text:p>44140</text:p>
          </table:table-cell>
          <table:table-cell table:style-name="ce13" office:value-type="string">
            <text:p>PLANCHE (LA)</text:p>
          </table:table-cell>
          <table:table-cell table:style-name="ce20"/>
          <table:table-cell table:style-name="ce13"/>
          <table:table-cell table:style-name="ce13" office:value-type="string">
            <text:p>Mer 10h-11h30 <text:s text:c="2"/>S. 10h30-12h1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"Michel Manoll"</text:p>
          </table:table-cell>
          <table:table-cell table:style-name="ce13" office:value-type="string">
            <text:p>1 rue Jules Verne</text:p>
          </table:table-cell>
          <table:table-cell table:style-name="ce13" office:value-type="float" office:value="44630">
            <text:p>44630</text:p>
          </table:table-cell>
          <table:table-cell table:style-name="ce13" office:value-type="string">
            <text:p>PLESSE - BOURG</text:p>
          </table:table-cell>
          <table:table-cell table:style-name="ce20" office:value-type="string">
            <text:p>02.40.51.96.12</text:p>
          </table:table-cell>
          <table:table-cell table:style-name="ce13" office:value-type="string">
            <text:p><text:span text:style-name="T7"><text:a xlink:href="mailto:bibliotheque.manoll@wanadoo.fr" xlink:type="simple">bibliotheque.manoll@wanadoo.fr</text:a></text:span></text:p>
          </table:table-cell>
          <table:table-cell table:style-name="ce13" office:value-type="string">
            <text:p>Mer 10h-12h <text:s text:c="2"/>S. 10h-12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"Le Jardin des livres"</text:p>
          </table:table-cell>
          <table:table-cell table:style-name="ce13" office:value-type="string">
            <text:p>6 route de Plessé</text:p>
          </table:table-cell>
          <table:table-cell table:style-name="ce13" office:value-type="float" office:value="44630">
            <text:p>44630</text:p>
          </table:table-cell>
          <table:table-cell table:style-name="ce13" office:value-type="string">
            <text:p>PLESSE - LE COUDRAY</text:p>
          </table:table-cell>
          <table:table-cell table:style-name="ce20"/>
          <table:table-cell table:style-name="ce13" office:value-type="string">
            <text:p>lesfables@wanadoo.fr</text:p>
          </table:table-cell>
          <table:table-cell table:style-name="ce13" office:value-type="string">
            <text:p>Mer 10h30-11h30 <text:s text:c="2"/>S. 10h30-11h30</text:p>
          </table:table-cell>
          <table:table-cell table:style-name="Default" office:value-type="float" office:value="47.541085">
            <text:p>47.541085</text:p>
          </table:table-cell>
          <table:table-cell table:style-name="Default" office:value-type="float" office:value="-1.888144">
            <text:p>-1.88814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Association Les Fables de la Fontaine</text:p>
          </table:table-cell>
          <table:table-cell table:style-name="ce13" office:value-type="string">
            <text:p>1 rue du Calvaire</text:p>
          </table:table-cell>
          <table:table-cell table:style-name="ce13" office:value-type="float" office:value="44630">
            <text:p>44630</text:p>
          </table:table-cell>
          <table:table-cell table:style-name="ce13" office:value-type="string">
            <text:p>PLESSÉ - LE DRESNY</text:p>
          </table:table-cell>
          <table:table-cell table:style-name="ce20" office:value-type="string">
            <text:p>02.40.51.39.83</text:p>
          </table:table-cell>
          <table:table-cell table:style-name="ce13"/>
          <table:table-cell table:style-name="ce13" office:value-type="string">
            <text:p>Me 10h30-12h <text:s text:c="2"/>J. 15-16h30 <text:s text:c="2"/>S. 10h30-12h</text:p>
          </table:table-cell>
          <table:table-cell table:style-name="Default" office:value-type="float" office:value="47.541085">
            <text:p>47.541085</text:p>
          </table:table-cell>
          <table:table-cell table:style-name="Default" office:value-type="float" office:value="-1.888144">
            <text:p>-1.88814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MUNICIPALE "Le 3e Lieu"</text:p>
          </table:table-cell>
          <table:table-cell table:style-name="ce13" office:value-type="string">
            <text:p>Passage de la Source <text:s text:c="3"/></text:p>
          </table:table-cell>
          <table:table-cell table:style-name="ce13" office:value-type="float" office:value="44860">
            <text:p>44860</text:p>
          </table:table-cell>
          <table:table-cell table:style-name="ce13" office:value-type="string">
            <text:p>PONT SAINT MARTIN</text:p>
          </table:table-cell>
          <table:table-cell table:style-name="ce20" office:value-type="string">
            <text:p>02.40.32.79.27</text:p>
          </table:table-cell>
          <table:table-cell table:style-name="ce13" office:value-type="string">
            <text:p>mediatheque@mairie-pontsaintmartin.fr</text:p>
          </table:table-cell>
          <table:table-cell table:style-name="ce13" office:value-type="string">
            <text:p>Ma 16h-18h <text:s/>Mer 10h-12h30/14h-18h <text:s text:c="2"/>V. 16h-18h <text:s text:c="2"/>S. 10h-12h30-14h-16h</text:p>
          </table:table-cell>
          <table:table-cell table:style-name="Default" office:value-type="float" office:value="47.124252">
            <text:p>47.124252</text:p>
          </table:table-cell>
          <table:table-cell table:style-name="Default" office:value-type="float" office:value="-1.583982">
            <text:p>-1.583982</text:p>
          </table:table-cell>
          <table:table-cell table:style-name="ce27" table:number-columns-repeated="1015"/>
        </table:table-row>
        <table:table-row table:style-name="ro5">
          <table:table-cell table:style-name="ce13" office:value-type="string">
            <text:p>BIBLIOTHEQUE INTERCOMMUNALE</text:p>
          </table:table-cell>
          <table:table-cell table:style-name="ce13" office:value-type="string">
            <text:p>10 rue Toulifaut</text:p>
          </table:table-cell>
          <table:table-cell table:style-name="ce13" office:value-type="float" office:value="44160">
            <text:p>44160</text:p>
          </table:table-cell>
          <table:table-cell table:style-name="ce13" office:value-type="string">
            <text:p>PONTCHATEAU</text:p>
          </table:table-cell>
          <table:table-cell table:style-name="ce20" office:value-type="string">
            <text:p>02.40.01.61.17</text:p>
          </table:table-cell>
          <table:table-cell table:style-name="ce13" office:value-type="string">
            <text:p>bibliopontchateau@cc-paysdepontchateau.fr</text:p>
          </table:table-cell>
          <table:table-cell table:style-name="ce13" office:value-type="string">
            <text:p>L. 14h30-16h30 <text:s text:c="3"/>Ma 16h30-18h30 <text:s text:c="2"/></text:p>
            <text:p>Mer 10h-12h/14h30-17h30 <text:s text:c="2"/>V. 16h30-18h30 <text:s text:c="2"/>S. 10h-12h/14h30-16h30</text:p>
          </table:table-cell>
          <table:table-cell table:style-name="Default" office:value-type="float" office:value="47.437426">
            <text:p>47.437426</text:p>
          </table:table-cell>
          <table:table-cell table:style-name="Default" office:value-type="float" office:value="-2.088056">
            <text:p>-2.08805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Route de Pornic </text:p>
          </table:table-cell>
          <table:table-cell table:style-name="ce13" office:value-type="float" office:value="44710">
            <text:p>44710</text:p>
          </table:table-cell>
          <table:table-cell table:style-name="ce13" office:value-type="string">
            <text:p>PORT SAINT PERE</text:p>
          </table:table-cell>
          <table:table-cell table:style-name="ce20" office:value-type="string">
            <text:p>02.40.03.18.30</text:p>
          </table:table-cell>
          <table:table-cell table:style-name="ce13" office:value-type="string">
            <text:p>bibliotheque@port-saint-pere.fr</text:p>
          </table:table-cell>
          <table:table-cell table:style-name="ce13" office:value-type="string">
            <text:p>Mer 10h30-11h30 <text:s text:c="2"/>V. 16h30-17h30 <text:s/>D. 10h45-11h45</text:p>
          </table:table-cell>
          <table:table-cell table:style-name="Default" office:value-type="float" office:value="47.134049">
            <text:p>47.134049</text:p>
          </table:table-cell>
          <table:table-cell table:style-name="Default" office:value-type="float" office:value="-1.747832">
            <text:p>-1.74783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176 rue de la Mairie</text:p>
          </table:table-cell>
          <table:table-cell table:style-name="ce13" office:value-type="float" office:value="44522">
            <text:p>44522</text:p>
          </table:table-cell>
          <table:table-cell table:style-name="ce13" office:value-type="string">
            <text:p>POUILLE LES COTEAUX</text:p>
          </table:table-cell>
          <table:table-cell table:style-name="ce20" office:value-type="string">
            <text:p>02.40.09.94.46</text:p>
          </table:table-cell>
          <table:table-cell table:style-name="ce13" office:value-type="string">
            <text:p>pouillelescoteaux.biblio@orange.fr</text:p>
          </table:table-cell>
          <table:table-cell table:style-name="ce13" office:value-type="string">
            <text:p>Mer 16h-18h <text:s/>S. 10h-12h</text:p>
          </table:table-cell>
          <table:table-cell table:style-name="Default" office:value-type="float" office:value="47.45575">
            <text:p>47.45575</text:p>
          </table:table-cell>
          <table:table-cell table:style-name="Default" office:value-type="float" office:value="-1.16321">
            <text:p>-1.16321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INTERCOMMUNALE DE LA COTE SAUVAGE</text:p>
          </table:table-cell>
          <table:table-cell table:style-name="ce13" office:value-type="string">
            <text:p>3 rue du Croisic</text:p>
          </table:table-cell>
          <table:table-cell table:style-name="ce13" office:value-type="float" office:value="44740">
            <text:p>44740</text:p>
          </table:table-cell>
          <table:table-cell table:style-name="ce13" office:value-type="string">
            <text:p>POULIGUEN <text:s/>(LE)</text:p>
          </table:table-cell>
          <table:table-cell table:style-name="ce20" office:value-type="string">
            <text:p>02.40.62.31.38</text:p>
          </table:table-cell>
          <table:table-cell table:style-name="ce13" office:value-type="string">
            <text:p>bicsbatz@wanadoo.fr</text:p>
          </table:table-cell>
          <table:table-cell table:style-name="ce13" office:value-type="string">
            <text:p>L. 16h-18h30 <text:s/>Ma 16h-18h30 <text:s text:c="2"/>Me 14h30-17h <text:s text:c="2"/>V. 10h-12h <text:s/>S. 10h-12h30</text:p>
          </table:table-cell>
          <table:table-cell table:style-name="Default" office:value-type="float" office:value="47.276845">
            <text:p>47.276845</text:p>
          </table:table-cell>
          <table:table-cell table:style-name="Default" office:value-type="float" office:value="-2.480819">
            <text:p>-2.48081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2 boulevard de la Loire</text:p>
          </table:table-cell>
          <table:table-cell table:style-name="ce13" office:value-type="float" office:value="44260">
            <text:p>44260</text:p>
          </table:table-cell>
          <table:table-cell table:style-name="ce13" office:value-type="string">
            <text:p>PRINQUIAU</text:p>
          </table:table-cell>
          <table:table-cell table:style-name="ce21" office:value-type="string">
            <text:p>02.28.01.76.72</text:p>
          </table:table-cell>
          <table:table-cell table:style-name="ce13" office:value-type="string">
            <text:p>bibliotheque.prinquiau@cc-loiresillon.fr</text:p>
          </table:table-cell>
          <table:table-cell table:style-name="ce13" office:value-type="string">
            <text:p>Ma 16h30-18h30 <text:s/>Mer 10h-12h/15h-17h <text:s/>S. 10h-12h</text:p>
          </table:table-cell>
          <table:table-cell table:style-name="Default" office:value-type="float" office:value="47.360867">
            <text:p>47.360867</text:p>
          </table:table-cell>
          <table:table-cell table:style-name="Default" office:value-type="float" office:value="-1.942114">
            <text:p>-1.94211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 "Au Puits du Livre"</text:p>
          </table:table-cell>
          <table:table-cell table:style-name="ce13" office:value-type="string">
            <text:p>1 rue des Gremets</text:p>
          </table:table-cell>
          <table:table-cell table:style-name="ce13" office:value-type="float" office:value="44390">
            <text:p>44390</text:p>
          </table:table-cell>
          <table:table-cell table:style-name="ce13" office:value-type="string">
            <text:p>PUCEUL</text:p>
          </table:table-cell>
          <table:table-cell table:style-name="ce20" office:value-type="string">
            <text:p>02.40.79.28.12</text:p>
          </table:table-cell>
          <table:table-cell table:style-name="ce13" office:value-type="string">
            <text:p>bibliotheque.puceul@orange.fr</text:p>
          </table:table-cell>
          <table:table-cell table:style-name="ce13" office:value-type="string">
            <text:p>L 18h-19h <text:s text:c="3"/>Me 10h-12h <text:s/>S 11h-12h</text:p>
          </table:table-cell>
          <table:table-cell table:style-name="Default" office:value-type="float" office:value="47.52253">
            <text:p>47.52253</text:p>
          </table:table-cell>
          <table:table-cell table:style-name="Default" office:value-type="float" office:value="-1.619849">
            <text:p>-1.61984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Rue de la Mairie</text:p>
          </table:table-cell>
          <table:table-cell table:style-name="ce13" office:value-type="float" office:value="44260">
            <text:p>44260</text:p>
          </table:table-cell>
          <table:table-cell table:style-name="ce13" office:value-type="string">
            <text:p>QUILLY</text:p>
          </table:table-cell>
          <table:table-cell table:style-name="ce20" office:value-type="string">
            <text:p>02.40.91.88.10</text:p>
          </table:table-cell>
          <table:table-cell table:style-name="ce13" office:value-type="string">
            <text:p>bibliothequedequilly@wanadoo.fr</text:p>
          </table:table-cell>
          <table:table-cell table:style-name="ce13" office:value-type="string">
            <text:p>Ma 16h30-18h30 <text:s/>Mer 10h-12h <text:s/>V. 16h30-18h30 <text:s text:c="2"/>S. 10h-12h <text:s/></text:p>
          </table:table-cell>
          <table:table-cell table:style-name="Default" office:value-type="float" office:value="47.460147">
            <text:p>47.460147</text:p>
          </table:table-cell>
          <table:table-cell table:style-name="Default" office:value-type="float" office:value="-1.950564">
            <text:p>-1.95056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Place du Prieuré</text:p>
          </table:table-cell>
          <table:table-cell table:style-name="ce13" office:value-type="float" office:value="44330">
            <text:p>44330</text:p>
          </table:table-cell>
          <table:table-cell table:style-name="ce13" office:value-type="string">
            <text:p>REGRIPPIERE (LA)</text:p>
          </table:table-cell>
          <table:table-cell table:style-name="ce20" office:value-type="string">
            <text:p>02.40.34.12.04</text:p>
          </table:table-cell>
          <table:table-cell table:style-name="ce13"/>
          <table:table-cell table:style-name="ce13" office:value-type="string">
            <text:p>Mer 10h-12h/15h30-18h <text:s/>S. 10h30-12h <text:s text:c="2"/>D. 10h30-12h</text:p>
          </table:table-cell>
          <table:table-cell table:style-name="Default" office:value-type="float" office:value="47.180676">
            <text:p>47.180676</text:p>
          </table:table-cell>
          <table:table-cell table:style-name="Default" office:value-type="float" office:value="-1.175756">
            <text:p>-1.175756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Place de l'Eglise</text:p>
          </table:table-cell>
          <table:table-cell table:style-name="ce13" office:value-type="float" office:value="44430">
            <text:p>44430</text:p>
          </table:table-cell>
          <table:table-cell table:style-name="ce13" office:value-type="string">
            <text:p>REMAUDIERE (LA)</text:p>
          </table:table-cell>
          <table:table-cell table:style-name="ce20"/>
          <table:table-cell table:style-name="ce13" office:value-type="string">
            <text:p>bibliotheque.laremaudiere@orange.fr</text:p>
          </table:table-cell>
          <table:table-cell table:style-name="ce13" office:value-type="string">
            <text:p>Me 10h30-12h <text:s text:c="3"/>D. 10h30-12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"D'un livre à l'autre"</text:p>
          </table:table-cell>
          <table:table-cell table:style-name="ce13" office:value-type="string">
            <text:p>Chemin de la Tour</text:p>
          </table:table-cell>
          <table:table-cell table:style-name="ce13" office:value-type="float" office:value="44140">
            <text:p>44140</text:p>
          </table:table-cell>
          <table:table-cell table:style-name="ce13" office:value-type="string">
            <text:p>REMOUILLE</text:p>
          </table:table-cell>
          <table:table-cell table:style-name="ce20" office:value-type="string">
            <text:p>02.40.34.46.57</text:p>
          </table:table-cell>
          <table:table-cell table:style-name="ce13" office:value-type="string">
            <text:p><text:span text:style-name="T7"><text:a xlink:href="mailto:bibliothequeremouille@orange.fr" xlink:type="simple">bibliothequeremouille@orange.fr</text:a></text:span></text:p>
          </table:table-cell>
          <table:table-cell table:style-name="ce13" office:value-type="string">
            <text:p>Mer 10h-12h <text:s/>S. 10h-12h <text:s/>D. 11h-12h</text:p>
          </table:table-cell>
          <table:table-cell table:style-name="Default" office:value-type="float" office:value="47.057232">
            <text:p>47.057232</text:p>
          </table:table-cell>
          <table:table-cell table:style-name="Default" office:value-type="float" office:value="-1.374482">
            <text:p>-1.37448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'orange bleue"</text:p>
          </table:table-cell>
          <table:table-cell table:style-name="ce13" office:value-type="string">
            <text:p>Rue des Lilas</text:p>
          </table:table-cell>
          <table:table-cell table:style-name="ce13" office:value-type="float" office:value="44440">
            <text:p>44440</text:p>
          </table:table-cell>
          <table:table-cell table:style-name="ce13" office:value-type="string">
            <text:p>RIAILLE</text:p>
          </table:table-cell>
          <table:table-cell table:style-name="ce20" office:value-type="string">
            <text:p>02.40.97.85.92</text:p>
          </table:table-cell>
          <table:table-cell table:style-name="ce13" office:value-type="string">
            <text:p>bibliotheque.riaille@orange.fr</text:p>
          </table:table-cell>
          <table:table-cell table:style-name="ce13" office:value-type="string">
            <text:p>Mer 15h-17h30 <text:s/>V. 16h30-18h30 <text:s/>S. 11h-12h30 <text:s text:c="2"/>D. 10h30-12h </text:p>
          </table:table-cell>
          <table:table-cell table:style-name="Default" office:value-type="float" office:value="47.517842">
            <text:p>47.517842</text:p>
          </table:table-cell>
          <table:table-cell table:style-name="Default" office:value-type="float" office:value="-1.291862">
            <text:p>-1.29186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Plaisir de lire"</text:p>
          </table:table-cell>
          <table:table-cell table:style-name="ce13" office:value-type="string">
            <text:p>Rue Saint Michel</text:p>
          </table:table-cell>
          <table:table-cell table:style-name="ce13" office:value-type="float" office:value="44522">
            <text:p>44522</text:p>
          </table:table-cell>
          <table:table-cell table:style-name="ce13" office:value-type="string">
            <text:p>ROCHE BLANCHE (LA)</text:p>
          </table:table-cell>
          <table:table-cell table:style-name="ce20" office:value-type="string">
            <text:p>09.66.90.06.65</text:p>
          </table:table-cell>
          <table:table-cell table:style-name="ce13"/>
          <table:table-cell table:style-name="ce13" office:value-type="string">
            <text:p>Mer 15h30-17h30 <text:s text:c="2"/>S. 10h30-12h3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18 rue du Vieux Port</text:p>
          </table:table-cell>
          <table:table-cell table:style-name="ce13" office:value-type="float" office:value="44640">
            <text:p>44640</text:p>
          </table:table-cell>
          <table:table-cell table:style-name="ce13" office:value-type="string">
            <text:p>ROUANS</text:p>
          </table:table-cell>
          <table:table-cell table:style-name="ce20" office:value-type="string">
            <text:p>02.40.64.28.42</text:p>
          </table:table-cell>
          <table:table-cell table:style-name="ce13" office:value-type="string">
            <text:p>rouans.bibliotheque@orange.fr</text:p>
          </table:table-cell>
          <table:table-cell table:style-name="ce13" office:value-type="string">
            <text:p>Mer 15h30-17h30 <text:s text:c="2"/>S. 10h30-12h <text:s/>D. 10h30-12h</text:p>
          </table:table-cell>
          <table:table-cell table:style-name="Default" office:value-type="float" office:value="47.18643">
            <text:p>47.18643</text:p>
          </table:table-cell>
          <table:table-cell table:style-name="Default" office:value-type="float" office:value="-1.859279">
            <text:p>-1.85927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1 rue du Vieux Rougé</text:p>
          </table:table-cell>
          <table:table-cell table:style-name="ce13" office:value-type="float" office:value="44660">
            <text:p>44660</text:p>
          </table:table-cell>
          <table:table-cell table:style-name="ce13" office:value-type="string">
            <text:p>ROUGE</text:p>
          </table:table-cell>
          <table:table-cell table:style-name="ce20" office:value-type="string">
            <text:p>02.40.28.70.30</text:p>
          </table:table-cell>
          <table:table-cell table:style-name="ce13"/>
          <table:table-cell table:style-name="ce13" office:value-type="string">
            <text:p>Mer 16h-17h30 <text:s text:c="2"/>V. 10h-12h <text:s text:c="2"/>S. 11h-12h30 <text:s text:c="2"/>D. 11h-12h30</text:p>
          </table:table-cell>
          <table:table-cell table:style-name="Default" office:value-type="float" office:value="47.783712">
            <text:p>47.783712</text:p>
          </table:table-cell>
          <table:table-cell table:style-name="Default" office:value-type="float" office:value="-1.448913">
            <text:p>-1.448913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a Cryptolivre"</text:p>
          </table:table-cell>
          <table:table-cell table:style-name="ce13" office:value-type="string">
            <text:p>48 place de l'Eglise</text:p>
          </table:table-cell>
          <table:table-cell table:style-name="ce13" office:value-type="float" office:value="44370">
            <text:p>44370</text:p>
          </table:table-cell>
          <table:table-cell table:style-name="ce13" office:value-type="string">
            <text:p>ROUXIERE (LA)</text:p>
          </table:table-cell>
          <table:table-cell table:style-name="ce20" office:value-type="string">
            <text:p>02.40.96.88.26</text:p>
          </table:table-cell>
          <table:table-cell table:style-name="ce13" office:value-type="string">
            <text:p>bibliotheque.montrelaisvarades@varades.fr</text:p>
          </table:table-cell>
          <table:table-cell table:style-name="ce13" office:value-type="string">
            <text:p>Ma 15h30-18h <text:s/>Mer <text:s/>10h15-12h <text:s text:c="2"/>D. 10h15-12h15</text:p>
          </table:table-cell>
          <table:table-cell table:style-name="Default" office:value-type="float" office:value="47.443035">
            <text:p>47.443035</text:p>
          </table:table-cell>
          <table:table-cell table:style-name="Default" office:value-type="float" office:value="-1.067238">
            <text:p>-1.067238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8 rue des Jonquilles</text:p>
          </table:table-cell>
          <table:table-cell table:style-name="ce13" office:value-type="float" office:value="44660">
            <text:p>44660</text:p>
          </table:table-cell>
          <table:table-cell table:style-name="ce13" office:value-type="string">
            <text:p>RUFFIGNE</text:p>
          </table:table-cell>
          <table:table-cell table:style-name="ce20" office:value-type="string">
            <text:p>02.40.28.00.81</text:p>
          </table:table-cell>
          <table:table-cell table:style-name="ce13" office:value-type="string">
            <text:p>biblio.ruffigne.ccc@orange.fr</text:p>
          </table:table-cell>
          <table:table-cell table:style-name="ce13" office:value-type="string">
            <text:p>Ma 14h30-16h30 <text:s/>Mer 10h30-12h/16h-18h30 <text:s/></text:p>
          </table:table-cell>
          <table:table-cell table:style-name="Default" office:value-type="float" office:value="47.756825">
            <text:p>47.756825</text:p>
          </table:table-cell>
          <table:table-cell table:style-name="Default" office:value-type="float" office:value="-1.493552">
            <text:p>-1.49355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 "Saffré-Lire"</text:p>
          </table:table-cell>
          <table:table-cell table:style-name="ce13" office:value-type="string">
            <text:p>Place du Séquoia</text:p>
          </table:table-cell>
          <table:table-cell table:style-name="ce13" office:value-type="float" office:value="44390">
            <text:p>44390</text:p>
          </table:table-cell>
          <table:table-cell table:style-name="ce13" office:value-type="string">
            <text:p>SAFFRE</text:p>
          </table:table-cell>
          <table:table-cell table:style-name="ce20" office:value-type="string">
            <text:p>02.51.81.56.62</text:p>
          </table:table-cell>
          <table:table-cell table:style-name="ce13" office:value-type="string">
            <text:p>bibliotheque.saffre@orange.fr</text:p>
          </table:table-cell>
          <table:table-cell table:style-name="ce13" office:value-type="string">
            <text:p>Mer 11h-12h30 <text:s text:c="2"/>V 16h30-18h <text:s/>S 11h-12h30 <text:s text:c="2"/>D 10h30-12h30</text:p>
          </table:table-cell>
          <table:table-cell table:style-name="Default" office:value-type="float" office:value="47.50141">
            <text:p>47.50141</text:p>
          </table:table-cell>
          <table:table-cell table:style-name="Default" office:value-type="float" office:value="-1.579639">
            <text:p>-1.57963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Le Jardin de lecture"</text:p>
          </table:table-cell>
          <table:table-cell table:style-name="ce13" office:value-type="string">
            <text:p>39 rue des Frères Rousseau</text:p>
          </table:table-cell>
          <table:table-cell table:style-name="ce13" office:value-type="float" office:value="44860">
            <text:p>44860</text:p>
          </table:table-cell>
          <table:table-cell table:style-name="ce13" office:value-type="string">
            <text:p>SAINT AIGNAN DE GRANDLIEU</text:p>
          </table:table-cell>
          <table:table-cell table:style-name="ce20" office:value-type="string">
            <text:p>02.40.26.44.55</text:p>
          </table:table-cell>
          <table:table-cell table:style-name="ce13" office:value-type="string">
            <text:p>bibliotheque@mairie-st-aignan-grandlieu.fr</text:p>
          </table:table-cell>
          <table:table-cell table:style-name="ce13" office:value-type="string">
            <text:p>L. 16h15-19h <text:s text:c="2"/>Mer 10h30-12h30 <text:s/>V. 16h15-19h <text:s/>S. 10h30-12h30</text:p>
          </table:table-cell>
          <table:table-cell table:style-name="Default" office:value-type="float" office:value="40.797359">
            <text:p>40.797359</text:p>
          </table:table-cell>
          <table:table-cell table:style-name="Default" office:value-type="float" office:value="-83.121929">
            <text:p>-83.12192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</text:p>
          </table:table-cell>
          <table:table-cell table:style-name="ce13" office:value-type="string">
            <text:p>1 rue Jules Ferry </text:p>
          </table:table-cell>
          <table:table-cell table:style-name="ce13" office:value-type="float" office:value="44117">
            <text:p>44117</text:p>
          </table:table-cell>
          <table:table-cell table:style-name="ce13" office:value-type="string">
            <text:p>SAINT ANDRE DES EAUX</text:p>
          </table:table-cell>
          <table:table-cell table:style-name="ce20" office:value-type="string">
            <text:p>02.51.10.62.64</text:p>
          </table:table-cell>
          <table:table-cell table:style-name="ce13" office:value-type="string">
            <text:p>bibliotheque.standre@wanadoo.fr</text:p>
          </table:table-cell>
          <table:table-cell table:style-name="ce13" office:value-type="string">
            <text:p>Ma 16h-18h <text:s text:c="2"/>Mer 10h-12h/14h-18h <text:s text:c="2"/>S. 9h-12h</text:p>
          </table:table-cell>
          <table:table-cell table:style-name="Default" office:value-type="float" office:value="47.317207">
            <text:p>47.317207</text:p>
          </table:table-cell>
          <table:table-cell table:style-name="Default" office:value-type="float" office:value="-2.308774">
            <text:p>-2.30877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2 place de l'Eglise </text:p>
          </table:table-cell>
          <table:table-cell table:style-name="ce13" office:value-type="float" office:value="44110">
            <text:p>44110</text:p>
          </table:table-cell>
          <table:table-cell table:style-name="ce13" office:value-type="string">
            <text:p>SAINT AUBIN DES CHATEAUX</text:p>
          </table:table-cell>
          <table:table-cell table:style-name="ce20" office:value-type="string">
            <text:p>02.40.28.27.73</text:p>
          </table:table-cell>
          <table:table-cell table:style-name="ce13" office:value-type="string">
            <text:p>biblio.aubin.ccc@orange.fr</text:p>
          </table:table-cell>
          <table:table-cell table:style-name="ce13" office:value-type="string">
            <text:p>Ma 14h-16h30 <text:s text:c="2"/>Mer <text:s/>15h30-17h <text:s text:c="2"/>D. 10h30-12h30 <text:s text:c="2"/></text:p>
          </table:table-cell>
          <table:table-cell table:style-name="Default" office:value-type="float" office:value="47.719361">
            <text:p>47.719361</text:p>
          </table:table-cell>
          <table:table-cell table:style-name="Default" office:value-type="float" office:value="-1.485202">
            <text:p>-1.48520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St Co Lecture"</text:p>
          </table:table-cell>
          <table:table-cell table:style-name="ce13" office:value-type="string">
            <text:p>30 rue de l'Hôtel de Ville</text:p>
          </table:table-cell>
          <table:table-cell table:style-name="ce13" office:value-type="float" office:value="44310">
            <text:p>44310</text:p>
          </table:table-cell>
          <table:table-cell table:style-name="ce13" office:value-type="string">
            <text:p>SAINT COLOMBAN</text:p>
          </table:table-cell>
          <table:table-cell table:style-name="ce20"/>
          <table:table-cell table:style-name="ce13" office:value-type="string">
            <text:p>saint_co_lecture@yahoo.fr</text:p>
          </table:table-cell>
          <table:table-cell table:style-name="ce13" office:value-type="string">
            <text:p>Me 15h-17h <text:s text:c="2"/>V. 17h-19h <text:s/>S. 10h30-12h</text:p>
          </table:table-cell>
          <table:table-cell table:style-name="Default" office:value-type="float" office:value="47.011295">
            <text:p>47.011295</text:p>
          </table:table-cell>
          <table:table-cell table:style-name="Default" office:value-type="float" office:value="-1.582184">
            <text:p>-1.58218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'envol des livres"</text:p>
          </table:table-cell>
          <table:table-cell table:style-name="ce13" office:value-type="string">
            <text:p>12 rue Jean Garçon</text:p>
          </table:table-cell>
          <table:table-cell table:style-name="ce13" office:value-type="float" office:value="44130">
            <text:p>44130</text:p>
          </table:table-cell>
          <table:table-cell table:style-name="ce13" office:value-type="string">
            <text:p>SAINT EMILIEN DE BLAIN</text:p>
          </table:table-cell>
          <table:table-cell table:style-name="ce20" office:value-type="string">
            <text:p>02.72.94.56.28</text:p>
          </table:table-cell>
          <table:table-cell table:style-name="ce13" office:value-type="string">
            <text:p>lenvoldeslivres@gmail.com</text:p>
          </table:table-cell>
          <table:table-cell table:style-name="ce13" office:value-type="string">
            <text:p>Mer 11h-12h <text:s text:c="3"/>S. 11h-12h <text:s text:c="2"/>D. 11h-12h</text:p>
          </table:table-cell>
          <table:table-cell table:style-name="Default" office:value-type="float" office:value="47.435945">
            <text:p>47.435945</text:p>
          </table:table-cell>
          <table:table-cell table:style-name="Default" office:value-type="float" office:value="-1.711732">
            <text:p>-1.71173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6 rue de l'Eglise</text:p>
          </table:table-cell>
          <table:table-cell table:style-name="ce13" office:value-type="float" office:value="44270">
            <text:p>44270</text:p>
          </table:table-cell>
          <table:table-cell table:style-name="ce13" office:value-type="string">
            <text:p>SAINT ETIENNE DE MER MORTE</text:p>
          </table:table-cell>
          <table:table-cell table:style-name="ce20"/>
          <table:table-cell table:style-name="ce13"/>
          <table:table-cell table:style-name="ce13" office:value-type="string">
            <text:p>D. 11h15-12h15 <text:s/>(2e et 4e du mois)</text:p>
          </table:table-cell>
          <table:table-cell table:style-name="Default" office:value-type="float" office:value="46.929155">
            <text:p>46.929155</text:p>
          </table:table-cell>
          <table:table-cell table:style-name="Default" office:value-type="float" office:value="-1.742576">
            <text:p>-1.742576</text:p>
          </table:table-cell>
          <table:table-cell table:number-columns-repeated="1015"/>
        </table:table-row>
        <table:table-row table:style-name="ro5">
          <table:table-cell table:style-name="ce13" office:value-type="string">
            <text:p>BIBLIOTHEQUE MUNICIPALE</text:p>
          </table:table-cell>
          <table:table-cell table:style-name="ce13" office:value-type="string">
            <text:p>3 rue de la Paix</text:p>
          </table:table-cell>
          <table:table-cell table:style-name="ce13" office:value-type="float" office:value="44360">
            <text:p>44360</text:p>
          </table:table-cell>
          <table:table-cell table:style-name="ce13" office:value-type="string">
            <text:p>SAINT ETIENNE DE MONTLUC</text:p>
          </table:table-cell>
          <table:table-cell table:style-name="ce20" office:value-type="string">
            <text:p>02.40.86.97.35</text:p>
          </table:table-cell>
          <table:table-cell table:style-name="ce13" office:value-type="string">
            <text:p>bibliotheque.christine.launay@st-etienne-montluc.net</text:p>
          </table:table-cell>
          <table:table-cell table:style-name="ce13" office:value-type="string">
            <text:p>Ma 15h-18h30 <text:s text:c="2"/>Mer 9h30-12h/14h-17h <text:s text:c="2"/>J 14h/17h <text:s/>V. 9h30-12h/15h-18h30</text:p>
            <text:p>S. 9h30-12h30</text:p>
          </table:table-cell>
          <table:table-cell table:style-name="Default" office:value-type="float" office:value="47.275205">
            <text:p>47.275205</text:p>
          </table:table-cell>
          <table:table-cell table:style-name="Default" office:value-type="float" office:value="-1.781194">
            <text:p>-1.78119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ILOTHEQUE INTERCOMMUNALE</text:p>
          </table:table-cell>
          <table:table-cell table:style-name="ce13" office:value-type="string">
            <text:p>17 rue des Forges </text:p>
          </table:table-cell>
          <table:table-cell table:style-name="ce13" office:value-type="float" office:value="44530">
            <text:p>44530</text:p>
          </table:table-cell>
          <table:table-cell table:style-name="ce13" office:value-type="string">
            <text:p>SAINT GILDAS DES BOIS</text:p>
          </table:table-cell>
          <table:table-cell table:style-name="ce20" office:value-type="string">
            <text:p>02.40.66.74.64</text:p>
          </table:table-cell>
          <table:table-cell table:style-name="ce13" office:value-type="string">
            <text:p>bibliosaintgildas@cc-paysdepontchateau.fr</text:p>
          </table:table-cell>
          <table:table-cell table:style-name="ce13" office:value-type="string">
            <text:p>Me 15h-17h <text:s text:c="2"/>V. 16h30-18h30 <text:s text:c="2"/>S. 10h-12h</text:p>
          </table:table-cell>
          <table:table-cell table:style-name="Default" office:value-type="float" office:value="47.51249">
            <text:p>47.51249</text:p>
          </table:table-cell>
          <table:table-cell table:style-name="Default" office:value-type="float" office:value="-2.038939">
            <text:p>-2.03893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Récré à lire"</text:p>
          </table:table-cell>
          <table:table-cell table:style-name="ce13" office:value-type="string">
            <text:p>2 impasse des Magnolias</text:p>
          </table:table-cell>
          <table:table-cell table:style-name="ce13" office:value-type="float" office:value="44150">
            <text:p>44150</text:p>
          </table:table-cell>
          <table:table-cell table:style-name="ce13" office:value-type="string">
            <text:p>SAINT HERBLON</text:p>
          </table:table-cell>
          <table:table-cell table:style-name="ce20" office:value-type="string">
            <text:p>02.40.09.64.38</text:p>
          </table:table-cell>
          <table:table-cell table:style-name="ce13" office:value-type="string">
            <text:p>bibliothequestherblon@orange.fr</text:p>
          </table:table-cell>
          <table:table-cell table:style-name="ce13" office:value-type="string">
            <text:p>Mer 15h30-17h <text:s/>S. 10h30-12h <text:s text:c="3"/>D. 10h30-12h</text:p>
          </table:table-cell>
          <table:table-cell table:style-name="Default" office:value-type="float" office:value="47.4086">
            <text:p>47.4086</text:p>
          </table:table-cell>
          <table:table-cell table:style-name="Default" office:value-type="float" office:value="-1.098029">
            <text:p>-1.09802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3 bis rue de la Bonne Fontaine</text:p>
          </table:table-cell>
          <table:table-cell table:style-name="ce13" office:value-type="float" office:value="44680">
            <text:p>44680</text:p>
          </table:table-cell>
          <table:table-cell table:style-name="ce13" office:value-type="string">
            <text:p>SAINT HILAIRE DE CHALEONS</text:p>
          </table:table-cell>
          <table:table-cell table:style-name="ce20" office:value-type="string">
            <text:p>02.40.31.73.30</text:p>
          </table:table-cell>
          <table:table-cell table:style-name="ce13" office:value-type="string">
            <text:p>bm@shc44.fr</text:p>
          </table:table-cell>
          <table:table-cell table:style-name="ce13" office:value-type="string">
            <text:p>Ma 16h30-18h30 <text:s text:c="2"/>Mer 10h30-12h/14h30-16h30 <text:s text:c="2"/>D. 10h30-12h</text:p>
          </table:table-cell>
          <table:table-cell table:style-name="Default" office:value-type="float" office:value="47.102985">
            <text:p>47.102985</text:p>
          </table:table-cell>
          <table:table-cell table:style-name="Default" office:value-type="float" office:value="-1.864461">
            <text:p>-1.864461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2 rue de la Vergnaie </text:p>
          </table:table-cell>
          <table:table-cell table:style-name="ce13" office:value-type="float" office:value="44190">
            <text:p>44190</text:p>
          </table:table-cell>
          <table:table-cell table:style-name="ce13" office:value-type="string">
            <text:p>SAINT HILAIRE DE CLISSON</text:p>
          </table:table-cell>
          <table:table-cell table:style-name="ce20" office:value-type="string">
            <text:p>02.40.54.35.13</text:p>
          </table:table-cell>
          <table:table-cell table:style-name="ce13" office:value-type="string">
            <text:p>mairie.biblio.hcl@wanadoo.fr</text:p>
          </table:table-cell>
          <table:table-cell table:style-name="ce13" office:value-type="string">
            <text:p>Mer 10h30-12h/16h30-18h30 <text:s text:c="2"/>J. 16h30-18h30 <text:s text:c="2"/>D. 10h30-12h</text:p>
          </table:table-cell>
          <table:table-cell table:style-name="Default" office:value-type="float" office:value="47.062814">
            <text:p>47.062814</text:p>
          </table:table-cell>
          <table:table-cell table:style-name="Default" office:value-type="float" office:value="-1.304913">
            <text:p>-1.304913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Edmond Bertreux"</text:p>
          </table:table-cell>
          <table:table-cell table:style-name="ce13" office:value-type="string">
            <text:p>Rue du 14 juillet</text:p>
          </table:table-cell>
          <table:table-cell table:style-name="ce13" office:value-type="float" office:value="44640">
            <text:p>44640</text:p>
          </table:table-cell>
          <table:table-cell table:style-name="ce13" office:value-type="string">
            <text:p>SAINT JEAN DE BOISEAU</text:p>
          </table:table-cell>
          <table:table-cell table:style-name="ce20" office:value-type="string">
            <text:p>02.40.32.97.31</text:p>
          </table:table-cell>
          <table:table-cell table:style-name="ce13" office:value-type="string">
            <text:p>mediatheque@mairie-saint-jean-de-boiseau.fr</text:p>
          </table:table-cell>
          <table:table-cell table:style-name="ce13" office:value-type="string">
            <text:p>Ma 16h-18h30 <text:s/>Mer 10h-12h30/14h-18h <text:s/>V. 16h-18h30 <text:s/>S.10h-12h30/14h-17h</text:p>
          </table:table-cell>
          <table:table-cell table:style-name="Default" office:value-type="float" office:value="47.193775">
            <text:p>47.193775</text:p>
          </table:table-cell>
          <table:table-cell table:style-name="Default" office:value-type="float" office:value="-1.724154">
            <text:p>-1.72415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"Louise Michel"</text:p>
          </table:table-cell>
          <table:table-cell table:style-name="ce13" office:value-type="string">
            <text:p>77 rue Joliot Curie</text:p>
          </table:table-cell>
          <table:table-cell table:style-name="ce13" office:value-type="float" office:value="44720">
            <text:p>44720</text:p>
          </table:table-cell>
          <table:table-cell table:style-name="ce13" office:value-type="string">
            <text:p>SAINT JOACHIM</text:p>
          </table:table-cell>
          <table:table-cell table:style-name="ce20" office:value-type="string">
            <text:p>02.40.61.69.22</text:p>
          </table:table-cell>
          <table:table-cell table:style-name="ce13" office:value-type="string">
            <text:p>bibliotheque@saint-joachim.fr</text:p>
          </table:table-cell>
          <table:table-cell table:style-name="ce13" office:value-type="string">
            <text:p>L. 16h-18h <text:s text:c="2"/>Ma 10h-13h/14h-18h <text:s/>V. 18h-20h <text:s text:c="2"/>S. 10h-13h/14h-18h</text:p>
          </table:table-cell>
          <table:table-cell table:style-name="Default" office:value-type="float" office:value="47.380944">
            <text:p>47.380944</text:p>
          </table:table-cell>
          <table:table-cell table:style-name="Default" office:value-type="float" office:value="-2.199491">
            <text:p>-2.199491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Le Passe-Muraille"</text:p>
          </table:table-cell>
          <table:table-cell table:style-name="ce13" office:value-type="string">
            <text:p>5 rue des Heurthauds</text:p>
          </table:table-cell>
          <table:table-cell table:style-name="ce13" office:value-type="float" office:value="44450">
            <text:p>44450</text:p>
          </table:table-cell>
          <table:table-cell table:style-name="ce13" office:value-type="string">
            <text:p>SAINT JULIEN DE CONCELLES</text:p>
          </table:table-cell>
          <table:table-cell table:style-name="ce20" office:value-type="string">
            <text:p>02.40.36.50.00</text:p>
          </table:table-cell>
          <table:table-cell table:style-name="ce13" office:value-type="string">
            <text:p>mediatheque.lepassemuraille@saintjuliendeconcelles.fr</text:p>
          </table:table-cell>
          <table:table-cell table:style-name="ce13" office:value-type="string">
            <text:p>Ma 16h-18h <text:s/>Me 10h-12h30/14h-18h <text:s/>V. 16h-19h </text:p>
            <text:p>S. 10h-12h30/14h30-17h <text:s text:c="2"/>D. 10h-12h</text:p>
          </table:table-cell>
          <table:table-cell table:style-name="Default" office:value-type="float" office:value="47.253083">
            <text:p>47.253083</text:p>
          </table:table-cell>
          <table:table-cell table:style-name="Default" office:value-type="float" office:value="-1.385551">
            <text:p>-1.385551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39 rue de la Libération</text:p>
          </table:table-cell>
          <table:table-cell table:style-name="ce13" office:value-type="float" office:value="44670">
            <text:p>44670</text:p>
          </table:table-cell>
          <table:table-cell table:style-name="ce13" office:value-type="string">
            <text:p>SAINT JULIEN DE VOUVANTES</text:p>
          </table:table-cell>
          <table:table-cell table:style-name="ce20"/>
          <table:table-cell table:style-name="ce13"/>
          <table:table-cell table:style-name="ce13" office:value-type="string">
            <text:p>Ma 14h-16h30 <text:s text:c="2"/>S. 10h30-12h</text:p>
          </table:table-cell>
          <table:table-cell table:style-name="Default" office:value-type="float" office:value="47.64216">
            <text:p>47.64216</text:p>
          </table:table-cell>
          <table:table-cell table:style-name="Default" office:value-type="float" office:value="-1.240942">
            <text:p>-1.24094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6 rue de Nantes</text:p>
          </table:table-cell>
          <table:table-cell table:style-name="ce13" office:value-type="float" office:value="44710">
            <text:p>44710</text:p>
          </table:table-cell>
          <table:table-cell table:style-name="ce13" office:value-type="string">
            <text:p>SAINT LEGER LES VIGNES</text:p>
          </table:table-cell>
          <table:table-cell table:style-name="ce20" office:value-type="string">
            <text:p>02.40.34.97.11</text:p>
          </table:table-cell>
          <table:table-cell table:style-name="ce13"/>
          <table:table-cell table:style-name="ce13" office:value-type="string">
            <text:p>Ma 16h30-18h <text:s text:c="2"/>V. 16h30-18h <text:s text:c="2"/>S. 10h30-12h</text:p>
          </table:table-cell>
          <table:table-cell table:style-name="Default" office:value-type="float" office:value="47.13613">
            <text:p>47.13613</text:p>
          </table:table-cell>
          <table:table-cell table:style-name="Default" office:value-type="float" office:value="-1.730453">
            <text:p>-1.730453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2 route de la Vendée</text:p>
          </table:table-cell>
          <table:table-cell table:style-name="ce13" office:value-type="float" office:value="44190">
            <text:p>44190</text:p>
          </table:table-cell>
          <table:table-cell table:style-name="ce13" office:value-type="string">
            <text:p>SAINT LUMINE DE CLISSON</text:p>
          </table:table-cell>
          <table:table-cell table:style-name="ce20" office:value-type="string">
            <text:p>02.28.21.51.95</text:p>
          </table:table-cell>
          <table:table-cell table:style-name="ce13"/>
          <table:table-cell table:style-name="ce13" office:value-type="string">
            <text:p>Mer 10h30-12h <text:s text:c="2"/>S. 10h30-12h <text:s text:c="2"/>D. 10h30-12h</text:p>
          </table:table-cell>
          <table:table-cell table:style-name="Default" office:value-type="float" office:value="47.0827">
            <text:p>47.0827</text:p>
          </table:table-cell>
          <table:table-cell table:style-name="Default" office:value-type="float" office:value="-1.336139">
            <text:p>-1.33613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e PotAmots" </text:p>
          </table:table-cell>
          <table:table-cell table:style-name="ce13" office:value-type="string">
            <text:p><text:s/>6 place Notre Dame du Châtelier</text:p>
          </table:table-cell>
          <table:table-cell table:style-name="ce13" office:value-type="float" office:value="44310">
            <text:p>44310</text:p>
          </table:table-cell>
          <table:table-cell table:style-name="ce13" office:value-type="string">
            <text:p>SAINT LUMINE DE COUTAIS</text:p>
          </table:table-cell>
          <table:table-cell table:style-name="ce20" office:value-type="string">
            <text:p>02.40.02.94.56</text:p>
          </table:table-cell>
          <table:table-cell table:style-name="ce13" office:value-type="string">
            <text:p>bibliotheque.stlumine@orange.fr</text:p>
          </table:table-cell>
          <table:table-cell table:style-name="ce13" office:value-type="string">
            <text:p>Me <text:s/>10h30-12h <text:s text:c="2"/>S. 10h30-12h <text:s text:c="3"/>D. 10h30-12h</text:p>
          </table:table-cell>
          <table:table-cell table:style-name="Default" office:value-type="float" office:value="47.055688">
            <text:p>47.055688</text:p>
          </table:table-cell>
          <table:table-cell table:style-name="Default" office:value-type="float" office:value="-1.726786">
            <text:p>-1.726786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MEDIATHEQUE "Colette"</text:p>
          </table:table-cell>
          <table:table-cell table:style-name="ce13" office:value-type="string">
            <text:p>Rue Jean Macé</text:p>
          </table:table-cell>
          <table:table-cell table:style-name="ce13" office:value-type="float" office:value="44550">
            <text:p>44550</text:p>
          </table:table-cell>
          <table:table-cell table:style-name="ce13" office:value-type="string">
            <text:p>SAINT MALO DE GUERSAC</text:p>
          </table:table-cell>
          <table:table-cell table:style-name="ce20" office:value-type="string">
            <text:p>02.40.91.10.21</text:p>
          </table:table-cell>
          <table:table-cell table:style-name="ce13" office:value-type="string">
            <text:p>bibliotheque.stmalodeguersac@wanadoo.fr</text:p>
          </table:table-cell>
          <table:table-cell table:style-name="ce13" office:value-type="string">
            <text:p>Ma 16h-18h <text:s/>Mer 10h-12h30/14h-18h <text:s text:c="2"/>V. 16h-19h <text:s text:c="2"/>S. 10h-12h30/14h-17h</text:p>
          </table:table-cell>
          <table:table-cell table:style-name="Default" office:value-type="float" office:value="47.353393">
            <text:p>47.353393</text:p>
          </table:table-cell>
          <table:table-cell table:style-name="Default" office:value-type="float" office:value="-2.179684">
            <text:p>-2.17968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</text:p>
          </table:table-cell>
          <table:table-cell table:style-name="ce13" office:value-type="string">
            <text:p>14 rue Saint Médard</text:p>
          </table:table-cell>
          <table:table-cell table:style-name="ce13" office:value-type="float" office:value="44680">
            <text:p>44680</text:p>
          </table:table-cell>
          <table:table-cell table:style-name="ce13" office:value-type="string">
            <text:p>SAINT MARS DE COUTAIS</text:p>
          </table:table-cell>
          <table:table-cell table:style-name="ce20" office:value-type="string">
            <text:p>02.40.31.54.62</text:p>
          </table:table-cell>
          <table:table-cell table:style-name="ce13"/>
          <table:table-cell table:style-name="ce13" office:value-type="string">
            <text:p>Ma 16h45-17h45 <text:s text:c="2"/>Me 16h45-17h45 <text:s text:c="2"/>S. 11h30-12h30 <text:s text:c="2"/>D. 10h30-11h30</text:p>
          </table:table-cell>
          <table:table-cell table:style-name="Default" office:value-type="float" office:value="47.112587">
            <text:p>47.112587</text:p>
          </table:table-cell>
          <table:table-cell table:style-name="Default" office:value-type="float" office:value="-1.734232">
            <text:p>-1.73423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25 rue du 3 août 1944</text:p>
          </table:table-cell>
          <table:table-cell table:style-name="ce13" office:value-type="float" office:value="44850">
            <text:p>44850</text:p>
          </table:table-cell>
          <table:table-cell table:style-name="ce13" office:value-type="string">
            <text:p>SAINT MARS DU DESERT</text:p>
          </table:table-cell>
          <table:table-cell table:style-name="ce20" office:value-type="string">
            <text:p>02.40.29.62.09</text:p>
          </table:table-cell>
          <table:table-cell table:style-name="ce13"/>
          <table:table-cell table:style-name="ce13" office:value-type="string">
            <text:p>Mer 10h-12h/15h-17h <text:s text:c="2"/>V. 17h-18h30 <text:s text:c="2"/>S. 10h-12h</text:p>
          </table:table-cell>
          <table:table-cell table:style-name="Default" office:value-type="float" office:value="47.363848">
            <text:p>47.363848</text:p>
          </table:table-cell>
          <table:table-cell table:style-name="Default" office:value-type="float" office:value="-1.405583">
            <text:p>-1.405583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"Les Mots passant" </text:p>
          </table:table-cell>
          <table:table-cell table:style-name="ce13" office:value-type="string">
            <text:p>18 avenue C.H. de Cossé Brissac</text:p>
          </table:table-cell>
          <table:table-cell table:style-name="ce13" office:value-type="float" office:value="44540">
            <text:p>44540</text:p>
          </table:table-cell>
          <table:table-cell table:style-name="ce13" office:value-type="string">
            <text:p>SAINT MARS LA JAILLE</text:p>
          </table:table-cell>
          <table:table-cell table:style-name="ce20" office:value-type="string">
            <text:p>02.40.34.46.64</text:p>
          </table:table-cell>
          <table:table-cell table:style-name="ce13" office:value-type="string">
            <text:p>lesmotspassant@saint-mars-la-jaille.fr</text:p>
          </table:table-cell>
          <table:table-cell table:style-name="ce13" office:value-type="string">
            <text:p>Mer 10h-11h30/15h-18h <text:s/>V. 18h-19h30 <text:s/>S. 10h-11h30 <text:s/>D. 10h-11h30</text:p>
          </table:table-cell>
          <table:table-cell table:style-name="Default" office:value-type="float" office:value="47.48269">
            <text:p>47.48269</text:p>
          </table:table-cell>
          <table:table-cell table:style-name="Default" office:value-type="float" office:value="-1.104094">
            <text:p>-1.10409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rue de la Ville en bois</text:p>
          </table:table-cell>
          <table:table-cell table:style-name="ce13" office:value-type="float" office:value="44270">
            <text:p>44270</text:p>
          </table:table-cell>
          <table:table-cell table:style-name="ce13" office:value-type="string">
            <text:p>SAINT MEME LE TENU</text:p>
          </table:table-cell>
          <table:table-cell table:style-name="ce20"/>
          <table:table-cell table:style-name="ce13"/>
          <table:table-cell table:style-name="ce13" office:value-type="string">
            <text:p>S. 11h-12h <text:s text:c="2"/>D. 10h30-12h15</text:p>
          </table:table-cell>
          <table:table-cell table:style-name="Default" office:value-type="float" office:value="47.015682">
            <text:p>47.015682</text:p>
          </table:table-cell>
          <table:table-cell table:style-name="Default" office:value-type="float" office:value="-1.796699">
            <text:p>-1.796699</text:p>
          </table:table-cell>
          <table:table-cell table:number-columns-repeated="1015"/>
        </table:table-row>
        <table:table-row table:style-name="ro5">
          <table:table-cell table:style-name="ce13" office:value-type="string">
            <text:p>MEDIATHEQUE "Lettres de mon moulin"</text:p>
          </table:table-cell>
          <table:table-cell table:style-name="ce13" office:value-type="string">
            <text:p>22 bis rue du Redois</text:p>
          </table:table-cell>
          <table:table-cell table:style-name="ce13" office:value-type="float" office:value="44730">
            <text:p>44730</text:p>
          </table:table-cell>
          <table:table-cell table:style-name="ce13" office:value-type="string">
            <text:p>SAINT MICHEL CHEF CHEF</text:p>
          </table:table-cell>
          <table:table-cell table:style-name="ce20" office:value-type="string">
            <text:p>02.40.27.86.30</text:p>
          </table:table-cell>
          <table:table-cell table:style-name="ce13" office:value-type="string">
            <text:p>mediatheque@stmichelchefchef.fr</text:p>
          </table:table-cell>
          <table:table-cell table:style-name="ce13" office:value-type="string">
            <text:p>Ma 16h-18h30 <text:s text:c="2"/>Me 10h-12h/14h-18h30 <text:s text:c="2"/>J. 16h-18h30 <text:s text:c="2"/>V. 16h-19h <text:s/></text:p>
            <text:p>S. 10h-12h/14h-18h</text:p>
          </table:table-cell>
          <table:table-cell table:style-name="Default" office:value-type="float" office:value="47.180988">
            <text:p>47.180988</text:p>
          </table:table-cell>
          <table:table-cell table:style-name="Default" office:value-type="float" office:value="-2.150369">
            <text:p>-2.15036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2 place de Tabago</text:p>
          </table:table-cell>
          <table:table-cell table:style-name="ce13" office:value-type="float" office:value="44460">
            <text:p>44460</text:p>
          </table:table-cell>
          <table:table-cell table:style-name="ce13" office:value-type="string">
            <text:p>SAINT NICOLAS DE REDON</text:p>
          </table:table-cell>
          <table:table-cell table:style-name="ce20" office:value-type="string">
            <text:p>02.99.71.10.92</text:p>
          </table:table-cell>
          <table:table-cell table:style-name="ce13" office:value-type="string">
            <text:p>bibliotheque.st-nicolas@wanadoo.fr</text:p>
          </table:table-cell>
          <table:table-cell table:style-name="ce13" office:value-type="string">
            <text:p>Ma 16h30-18h30 <text:s/>Mer 10h-12h/14h-17h30 <text:s/>V. 16h30-18h30 <text:s/>S. 10h-12h30</text:p>
          </table:table-cell>
          <table:table-cell table:style-name="Default" office:value-type="float" office:value="47.644411">
            <text:p>47.644411</text:p>
          </table:table-cell>
          <table:table-cell table:style-name="Default" office:value-type="float" office:value="-2.07074">
            <text:p>-2.07074</text:p>
          </table:table-cell>
          <table:table-cell table:number-columns-repeated="1015"/>
        </table:table-row>
        <table:table-row table:style-name="ro5">
          <table:table-cell table:style-name="ce13" office:value-type="string">
            <text:p>BIBLIOTHEQUE "Livres Y Médias"</text:p>
          </table:table-cell>
          <table:table-cell table:style-name="ce13" office:value-type="string">
            <text:p>2 rue de la Gare</text:p>
          </table:table-cell>
          <table:table-cell table:style-name="ce13" office:value-type="float" office:value="44320">
            <text:p>44320</text:p>
          </table:table-cell>
          <table:table-cell table:style-name="ce13" office:value-type="string">
            <text:p>SAINT PERE EN RETZ</text:p>
          </table:table-cell>
          <table:table-cell table:style-name="ce20" office:value-type="string">
            <text:p>02.40.21.78.27</text:p>
          </table:table-cell>
          <table:table-cell table:style-name="ce13" office:value-type="string">
            <text:p><text:span text:style-name="T7"><text:a xlink:href="mailto:mediatheque@saintpereenretz.fr" xlink:type="simple">mediatheque@saintpereenretz.fr</text:a></text:span></text:p>
          </table:table-cell>
          <table:table-cell table:style-name="ce13" office:value-type="string">
            <text:p>Ma 9h-12h/16h30-18h30 <text:s text:c="2"/>Mer 9h-12h/14h-17h <text:s text:c="2"/>V. 16h30-18h30 <text:s/></text:p>
            <text:p>Sa 9h30-12h30 <text:s text:c="2"/>D. 10h-11h30</text:p>
          </table:table-cell>
          <table:table-cell table:style-name="Default" office:value-type="float" office:value="47.254685">
            <text:p>47.254685</text:p>
          </table:table-cell>
          <table:table-cell table:style-name="Default" office:value-type="float" office:value="-2.022255">
            <text:p>-2.022255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Rue Sainte Barbe </text:p>
          </table:table-cell>
          <table:table-cell table:style-name="ce13" office:value-type="float" office:value="44310">
            <text:p>44310</text:p>
          </table:table-cell>
          <table:table-cell table:style-name="ce13" office:value-type="string">
            <text:p>SAINT PHILBERT DE GRANDLIEU</text:p>
          </table:table-cell>
          <table:table-cell table:style-name="ce20" office:value-type="string">
            <text:p>02.40.78.98.56</text:p>
          </table:table-cell>
          <table:table-cell table:style-name="ce13" office:value-type="string">
            <text:p>bibliotheque@stphilbert.fr</text:p>
          </table:table-cell>
          <table:table-cell table:style-name="ce13" office:value-type="string">
            <text:p>Mer 9h30-12h/14h-17h <text:s text:c="2"/>V. 15h-18h <text:s/>S. 9h30-12h/14h-16h3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"Des Landes à Prévert"</text:p>
          </table:table-cell>
          <table:table-cell table:style-name="ce13" office:value-type="string">
            <text:p>2 place de la Mairie</text:p>
          </table:table-cell>
          <table:table-cell table:style-name="ce13" office:value-type="float" office:value="44540">
            <text:p>44540</text:p>
          </table:table-cell>
          <table:table-cell table:style-name="ce13" office:value-type="string">
            <text:p>SAINT SULPICE DES LANDES</text:p>
          </table:table-cell>
          <table:table-cell table:style-name="ce20"/>
          <table:table-cell table:style-name="ce13"/>
          <table:table-cell table:style-name="ce13" office:value-type="string">
            <text:p>Mer 10h30-12h <text:s text:c="2"/>S. 10h30-12h (1er)</text:p>
          </table:table-cell>
          <table:table-cell table:style-name="Default" office:value-type="float" office:value="47.574003">
            <text:p>47.574003</text:p>
          </table:table-cell>
          <table:table-cell table:style-name="Default" office:value-type="float" office:value="-1.205908">
            <text:p>-1.205908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18 rue du Faubourg Saint Jean </text:p>
          </table:table-cell>
          <table:table-cell table:style-name="ce13" office:value-type="float" office:value="44320">
            <text:p>44320</text:p>
          </table:table-cell>
          <table:table-cell table:style-name="ce13" office:value-type="string">
            <text:p>SAINT VIAUD</text:p>
          </table:table-cell>
          <table:table-cell table:style-name="ce20" office:value-type="string">
            <text:p>02.40.27.63.04</text:p>
          </table:table-cell>
          <table:table-cell table:style-name="ce13"/>
          <table:table-cell table:style-name="ce13" office:value-type="string">
            <text:p>(présente bib du lundi/vend. 9h-18h)</text:p>
            <text:p>Mer 9h30-11h30 <text:s text:c="2"/>V. 17h30-18h30</text:p>
          </table:table-cell>
          <table:table-cell table:style-name="Default" office:value-type="float" office:value="47.256081">
            <text:p>47.256081</text:p>
          </table:table-cell>
          <table:table-cell table:style-name="Default" office:value-type="float" office:value="-2.016684">
            <text:p>-2.01668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Rue de la Mairie</text:p>
          </table:table-cell>
          <table:table-cell table:style-name="ce13" office:value-type="float" office:value="44590">
            <text:p>44590</text:p>
          </table:table-cell>
          <table:table-cell table:style-name="ce13" office:value-type="string">
            <text:p>SAINT VINCENT DES LANDES</text:p>
          </table:table-cell>
          <table:table-cell table:style-name="ce20"/>
          <table:table-cell table:style-name="ce13" office:value-type="string">
            <text:p>bibliothequedesvdl@orange.fr</text:p>
          </table:table-cell>
          <table:table-cell table:style-name="ce13" office:value-type="string">
            <text:p>Me 10h30-11h30 <text:s/>S. 11h-12h <text:s text:c="2"/>D. 11h-12h </text:p>
          </table:table-cell>
          <table:table-cell table:style-name="Default" office:value-type="float" office:value="47.655288">
            <text:p>47.655288</text:p>
          </table:table-cell>
          <table:table-cell table:style-name="Default" office:value-type="float" office:value="-1.496436">
            <text:p>-1.496436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BIBLIOTHÈQUE INTERCOMMUNALE</text:p>
          </table:table-cell>
          <table:table-cell table:style-name="ce13" office:value-type="string">
            <text:p>Rue du Mortier plat, Les Pirogues</text:p>
          </table:table-cell>
          <table:table-cell table:style-name="ce13" office:value-type="float" office:value="44160">
            <text:p>44160</text:p>
          </table:table-cell>
          <table:table-cell table:style-name="ce13" office:value-type="string">
            <text:p>SAINTE ANNE SUR BRIVET</text:p>
          </table:table-cell>
          <table:table-cell table:style-name="ce20" office:value-type="string">
            <text:p>02.40.91.84.88</text:p>
          </table:table-cell>
          <table:table-cell table:style-name="ce13" office:value-type="string">
            <text:p>bibliosainteanne@cc-paysdepontchateau.fr  </text:p>
          </table:table-cell>
          <table:table-cell table:style-name="ce13" office:value-type="string">
            <text:p>Me 14h30-18h <text:s text:c="3"/>V. 16h-18h30 <text:s text:c="2"/>S. 10h-12h</text:p>
          </table:table-cell>
          <table:table-cell table:style-name="Default" office:value-type="float" office:value="47.45902">
            <text:p>47.45902</text:p>
          </table:table-cell>
          <table:table-cell table:style-name="Default" office:value-type="float" office:value="-2.004464">
            <text:p>-2.00446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A livre ouvert"</text:p>
          </table:table-cell>
          <table:table-cell table:style-name="ce13" office:value-type="string">
            <text:p>32 avenue de la Source</text:p>
          </table:table-cell>
          <table:table-cell table:style-name="ce13" office:value-type="float" office:value="44680">
            <text:p>44680</text:p>
          </table:table-cell>
          <table:table-cell table:style-name="ce13" office:value-type="string">
            <text:p>SAINTE PAZANNE</text:p>
          </table:table-cell>
          <table:table-cell table:style-name="ce20" office:value-type="string">
            <text:p>02.40.02.69.13</text:p>
          </table:table-cell>
          <table:table-cell table:style-name="ce13" office:value-type="string">
            <text:p>bibliotheque@sainte-pazanne.com</text:p>
          </table:table-cell>
          <table:table-cell table:style-name="ce13" office:value-type="string">
            <text:p>Mer 10h-12h30/14h-17h <text:s text:c="2"/>V. 10h-12h30/17h-19h <text:s text:c="3"/>S. 10h-15h <text:s/></text:p>
          </table:table-cell>
          <table:table-cell table:style-name="Default" office:value-type="float" office:value="47.10131">
            <text:p>47.10131</text:p>
          </table:table-cell>
          <table:table-cell table:style-name="Default" office:value-type="float" office:value="-1.809629">
            <text:p>-1.80962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7 rue du Père Montfort</text:p>
          </table:table-cell>
          <table:table-cell table:style-name="ce13" office:value-type="float" office:value="44160">
            <text:p>44160</text:p>
          </table:table-cell>
          <table:table-cell table:style-name="ce13" office:value-type="string">
            <text:p>SAINTE REINE DE BRETAGNE</text:p>
          </table:table-cell>
          <table:table-cell table:style-name="ce20" office:value-type="string">
            <text:p>02.51.10.86.48</text:p>
          </table:table-cell>
          <table:table-cell table:style-name="ce13" office:value-type="string">
            <text:p>bibliosaintereine@cc-paysdepontchateau.fr</text:p>
          </table:table-cell>
          <table:table-cell table:style-name="ce13" office:value-type="string">
            <text:p>Me 14h-17h <text:s text:c="2"/>J. 16h-19h <text:s/>S. 10h-12h</text:p>
          </table:table-cell>
          <table:table-cell table:style-name="Default" office:value-type="float" office:value="47.440903">
            <text:p>47.440903</text:p>
          </table:table-cell>
          <table:table-cell table:style-name="Default" office:value-type="float" office:value="-2.191288">
            <text:p>-2.191288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</text:p>
          </table:table-cell>
          <table:table-cell table:style-name="ce13" office:value-type="string">
            <text:p>33 rue de la Vallée</text:p>
          </table:table-cell>
          <table:table-cell table:style-name="ce13" office:value-type="float" office:value="44880">
            <text:p>44880</text:p>
          </table:table-cell>
          <table:table-cell table:style-name="ce13" office:value-type="string">
            <text:p>SAUTRON</text:p>
          </table:table-cell>
          <table:table-cell table:style-name="ce20" office:value-type="string">
            <text:p>02.40.63.52.21</text:p>
          </table:table-cell>
          <table:table-cell table:style-name="ce13" office:value-type="string">
            <text:p>bibliotheque@sautron.fr</text:p>
          </table:table-cell>
          <table:table-cell table:style-name="ce13" office:value-type="string">
            <text:p><text:s/>L. 16h30-18h30 <text:s/>Ma 16h30-18h30 <text:s/>Me 10h30-12h/14h30-18h30 <text:s/>V.16h30-18h30 <text:s/>S.10h30-12h</text:p>
          </table:table-cell>
          <table:table-cell table:style-name="Default" office:value-type="float" office:value="47.26448">
            <text:p>47.26448</text:p>
          </table:table-cell>
          <table:table-cell table:style-name="Default" office:value-type="float" office:value="-1.673199">
            <text:p>-1.67319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INTERCOMMUNALE</text:p>
          </table:table-cell>
          <table:table-cell table:style-name="ce13" office:value-type="string">
            <text:p>Place de l'Hôtel de Ville <text:s text:c="2"/></text:p>
          </table:table-cell>
          <table:table-cell table:style-name="ce13" office:value-type="float" office:value="44260">
            <text:p>44260</text:p>
          </table:table-cell>
          <table:table-cell table:style-name="ce13" office:value-type="string">
            <text:p>SAVENAY</text:p>
          </table:table-cell>
          <table:table-cell table:style-name="ce20" office:value-type="string">
            <text:p>02.40.56.96.95</text:p>
          </table:table-cell>
          <table:table-cell table:style-name="ce13" office:value-type="string">
            <text:p>mediatheque.savenay@cc-loiresillon.fr</text:p>
          </table:table-cell>
          <table:table-cell table:style-name="ce13" office:value-type="string">
            <text:p><text:s/>L 16h30-18h30 <text:s text:c="2"/>Ma 16h30-18h30 <text:s/>Mer 10h-12h30/15h-18h30 <text:s text:c="2"/>V. 16h30-18h30 <text:s text:c="2"/>S. 10h-12h30</text:p>
          </table:table-cell>
          <table:table-cell table:style-name="Default" office:value-type="float" office:value="47.359308">
            <text:p>47.359308</text:p>
          </table:table-cell>
          <table:table-cell table:style-name="Default" office:value-type="float" office:value="-1.943584">
            <text:p>-1.943584</text:p>
          </table:table-cell>
          <table:table-cell table:number-columns-repeated="1015"/>
        </table:table-row>
        <table:table-row table:style-name="ro3">
          <table:table-cell table:style-name="ce14" office:value-type="string">
            <text:p>BIBLIOTHÈQUE INTERCOMMUNALE</text:p>
          </table:table-cell>
          <table:table-cell table:style-name="ce13" office:value-type="string">
            <text:p>2 rue de la Gagnerie </text:p>
          </table:table-cell>
          <table:table-cell table:style-name="ce13" office:value-type="float" office:value="44530">
            <text:p>44530</text:p>
          </table:table-cell>
          <table:table-cell table:style-name="ce13" office:value-type="string">
            <text:p>SEVERAC</text:p>
          </table:table-cell>
          <table:table-cell table:style-name="ce20" office:value-type="string">
            <text:p>02.40.88.73.23</text:p>
          </table:table-cell>
          <table:table-cell table:style-name="ce13" office:value-type="string">
            <text:p>biblioseverac@cc-paysdepontchateau.fr</text:p>
          </table:table-cell>
          <table:table-cell table:style-name="ce13" office:value-type="string">
            <text:p>Mer <text:s/>14h-18h <text:s text:c="2"/>V. 16h-18h <text:s text:c="2"/>S. 9h-12h</text:p>
          </table:table-cell>
          <table:table-cell table:style-name="Default" office:value-type="float" office:value="47.5197">
            <text:p>47.5197</text:p>
          </table:table-cell>
          <table:table-cell table:style-name="Default" office:value-type="float" office:value="-1.955174">
            <text:p>-1.95517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INTERCOMMUNALE "Le cœur à lire"</text:p>
          </table:table-cell>
          <table:table-cell table:style-name="ce13" office:value-type="string">
            <text:p>Place du Breil</text:p>
          </table:table-cell>
          <table:table-cell table:style-name="ce13" office:value-type="float" office:value="44590">
            <text:p>44590</text:p>
          </table:table-cell>
          <table:table-cell table:style-name="ce13" office:value-type="string">
            <text:p>SION LES MINES</text:p>
          </table:table-cell>
          <table:table-cell table:style-name="ce20" office:value-type="string">
            <text:p>02.40.28.96.09</text:p>
          </table:table-cell>
          <table:table-cell table:style-name="ce13" office:value-type="string">
            <text:p>bibliothequedesionlesmines@orange.fr</text:p>
          </table:table-cell>
          <table:table-cell table:style-name="ce13" office:value-type="string">
            <text:p>Me 10h30-12h <text:s text:c="2"/>J. 17h30-18h30 (1er) <text:s text:c="2"/>S. 10h30-12h <text:s text:c="3"/>D. 10h30-12h</text:p>
          </table:table-cell>
          <table:table-cell table:style-name="Default" office:value-type="float" office:value="47.736797">
            <text:p>47.736797</text:p>
          </table:table-cell>
          <table:table-cell table:style-name="Default" office:value-type="float" office:value="-1.591203">
            <text:p>-1.591203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35 rue des Ecoles </text:p>
          </table:table-cell>
          <table:table-cell table:style-name="ce13" office:value-type="float" office:value="44840">
            <text:p>44840</text:p>
          </table:table-cell>
          <table:table-cell table:style-name="ce13" office:value-type="string">
            <text:p>SORINIERES (LES)</text:p>
          </table:table-cell>
          <table:table-cell table:style-name="ce20" office:value-type="string">
            <text:p>02.40.04.48.92</text:p>
          </table:table-cell>
          <table:table-cell table:style-name="ce13" office:value-type="string">
            <text:p>bibliotheque.lessorinieres@wanadoo.fr</text:p>
          </table:table-cell>
          <table:table-cell table:style-name="ce13" office:value-type="string">
            <text:p>Ma 10h-12h/16h-18h <text:s text:c="3"/>Mer 10h-12h/14h-18h <text:s/></text:p>
            <text:p><text:s/>V. 10h-12h/16h-18h30 <text:s text:c="3"/>S. 9h-11h3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7 rue Julien Masson</text:p>
          </table:table-cell>
          <table:table-cell table:style-name="ce13" office:value-type="float" office:value="44110">
            <text:p>44110</text:p>
          </table:table-cell>
          <table:table-cell table:style-name="ce13" office:value-type="string">
            <text:p>SOUDAN</text:p>
          </table:table-cell>
          <table:table-cell table:style-name="ce20"/>
          <table:table-cell table:style-name="ce13" office:value-type="string">
            <text:p>biblio.soudan@orange.fr</text:p>
          </table:table-cell>
          <table:table-cell table:style-name="ce13" office:value-type="string">
            <text:p>Mer 14h30-16h <text:s text:c="2"/>J.14h-16h30 <text:s text:c="2"/>S. 10h-11h30</text:p>
          </table:table-cell>
          <table:table-cell table:style-name="Default" office:value-type="float" office:value="47.735867">
            <text:p>47.735867</text:p>
          </table:table-cell>
          <table:table-cell table:style-name="Default" office:value-type="float" office:value="-1.301582">
            <text:p>-1.30158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2 rue de Brutz</text:p>
          </table:table-cell>
          <table:table-cell table:style-name="ce13" office:value-type="float" office:value="44660">
            <text:p>44660</text:p>
          </table:table-cell>
          <table:table-cell table:style-name="ce13" office:value-type="string">
            <text:p>SOULVACHE</text:p>
          </table:table-cell>
          <table:table-cell table:style-name="ce20"/>
          <table:table-cell table:style-name="ce13" office:value-type="string">
            <text:p>biblio.soulvache.ccc@orange.fr</text:p>
          </table:table-cell>
          <table:table-cell table:style-name="ce13" office:value-type="string">
            <text:p>Mer 16h30-18h <text:s text:c="2"/>J. 14h-16h30 <text:s text:c="2"/>S. 11h-12h30 </text:p>
          </table:table-cell>
          <table:table-cell table:style-name="Default" office:value-type="float" office:value="47.829425">
            <text:p>47.829425</text:p>
          </table:table-cell>
          <table:table-cell table:style-name="Default" office:value-type="float" office:value="-1.477634">
            <text:p>-1.477634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101 rue de la Mairie</text:p>
          </table:table-cell>
          <table:table-cell table:style-name="ce13" office:value-type="float" office:value="44240">
            <text:p>44240</text:p>
          </table:table-cell>
          <table:table-cell table:style-name="ce13" office:value-type="string">
            <text:p>SUCE SUR ERDRE</text:p>
          </table:table-cell>
          <table:table-cell table:style-name="ce20" office:value-type="string">
            <text:p>02.40.77.95.21</text:p>
          </table:table-cell>
          <table:table-cell table:style-name="ce13" office:value-type="string">
            <text:p>bibliotheque@suce-sur-erdre.fr</text:p>
          </table:table-cell>
          <table:table-cell table:style-name="ce13" office:value-type="string">
            <text:p>Mer 10h-12h/14h30-18h30 <text:s text:c="2"/>V. 16h30-18h30 <text:s/>S. 10h-12h <text:s/>D. 10h-12h</text:p>
          </table:table-cell>
          <table:table-cell table:style-name="Default" office:value-type="float" office:value="47.339565">
            <text:p>47.339565</text:p>
          </table:table-cell>
          <table:table-cell table:style-name="Default" office:value-type="float" office:value="-1.526084">
            <text:p>-1.52608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Rue du Clos Olivier</text:p>
          </table:table-cell>
          <table:table-cell table:style-name="ce13" office:value-type="float" office:value="44440">
            <text:p>44440</text:p>
          </table:table-cell>
          <table:table-cell table:style-name="ce13" office:value-type="string">
            <text:p>TEILLE</text:p>
          </table:table-cell>
          <table:table-cell table:style-name="ce20" office:value-type="string">
            <text:p>02.40.97.23.15</text:p>
          </table:table-cell>
          <table:table-cell table:style-name="ce13" office:value-type="string">
            <text:p>bibliotheque.teille@orange.fr</text:p>
          </table:table-cell>
          <table:table-cell table:style-name="ce13" office:value-type="string">
            <text:p>Mer 10h30-12h30 <text:s text:c="2"/>S. 10h30-12h30 <text:s text:c="2"/>D. 10h30-12h30</text:p>
          </table:table-cell>
          <table:table-cell table:style-name="Default" office:value-type="float" office:value="47.462913">
            <text:p>47.462913</text:p>
          </table:table-cell>
          <table:table-cell table:style-name="Default" office:value-type="float" office:value="-1.278637">
            <text:p>-1.278637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MEDIATHEQUE "Le Marque-Page"</text:p>
          </table:table-cell>
          <table:table-cell table:style-name="ce13" office:value-type="string">
            <text:p>6 bis rue Georges Bonnet</text:p>
          </table:table-cell>
          <table:table-cell table:style-name="ce13" office:value-type="float" office:value="44360">
            <text:p>44360</text:p>
          </table:table-cell>
          <table:table-cell table:style-name="ce13" office:value-type="string">
            <text:p>TEMPLE DE BRETAGNE (LE)</text:p>
          </table:table-cell>
          <table:table-cell table:style-name="ce20" office:value-type="string">
            <text:p>02.40.05.46.70</text:p>
          </table:table-cell>
          <table:table-cell table:style-name="ce13" office:value-type="string">
            <text:p>mediathequeletempledebretagne@orange.fr</text:p>
          </table:table-cell>
          <table:table-cell table:style-name="ce13" office:value-type="string">
            <text:p>Mer 10h-12h30/15h-18h <text:s/>V. 16h30-18h30 <text:s text:c="2"/>S. 10h-12h30</text:p>
          </table:table-cell>
          <table:table-cell table:style-name="Default" office:value-type="float" office:value="47.331696">
            <text:p>47.331696</text:p>
          </table:table-cell>
          <table:table-cell table:style-name="Default" office:value-type="float" office:value="-1.793819">
            <text:p>-1.79381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PALE "Expression plurielle"</text:p>
          </table:table-cell>
          <table:table-cell table:style-name="ce13" office:value-type="string">
            <text:p>23 bis rue de Mauves </text:p>
          </table:table-cell>
          <table:table-cell table:style-name="ce13" office:value-type="float" office:value="44470">
            <text:p>44470</text:p>
          </table:table-cell>
          <table:table-cell table:style-name="ce13" office:value-type="string">
            <text:p>THOUARE SUR LOIRE</text:p>
          </table:table-cell>
          <table:table-cell table:style-name="ce20" office:value-type="string">
            <text:p>02.51.85.90.57</text:p>
          </table:table-cell>
          <table:table-cell table:style-name="ce13" office:value-type="string">
            <text:p>nathalie.peignon@mairie-thouare.fr</text:p>
          </table:table-cell>
          <table:table-cell table:style-name="ce13" office:value-type="string">
            <text:p>L. 16h-19h <text:s/>Me 10h-12h/14h-19h <text:s/>S. 10h-12h/14h-19h <text:s/>D. 10h-12h</text:p>
          </table:table-cell>
          <table:table-cell table:style-name="Default" office:value-type="float" office:value="47.268848">
            <text:p>47.268848</text:p>
          </table:table-cell>
          <table:table-cell table:style-name="Default" office:value-type="float" office:value="-1.436702">
            <text:p>-1.436702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Mille et une pages" </text:p>
          </table:table-cell>
          <table:table-cell table:style-name="ce13" office:value-type="string">
            <text:p>Rue du Mont Juillet</text:p>
          </table:table-cell>
          <table:table-cell table:style-name="ce13" office:value-type="float" office:value="44390">
            <text:p>44390</text:p>
          </table:table-cell>
          <table:table-cell table:style-name="ce13" office:value-type="string">
            <text:p>TOUCHES (LES)</text:p>
          </table:table-cell>
          <table:table-cell table:style-name="ce20" office:value-type="string">
            <text:p>02.40.72.43.96</text:p>
          </table:table-cell>
          <table:table-cell table:style-name="ce13" office:value-type="string">
            <text:p>bibliotheque@lestouches.fr</text:p>
          </table:table-cell>
          <table:table-cell table:style-name="ce13" office:value-type="string">
            <text:p>Mer 10h30-12h30/16h-17h30 <text:s text:c="2"/>S. 10h30-12h30</text:p>
          </table:table-cell>
          <table:table-cell table:style-name="Default" office:value-type="float" office:value="47.44241">
            <text:p>47.44241</text:p>
          </table:table-cell>
          <table:table-cell table:style-name="Default" office:value-type="float" office:value="-1.435584">
            <text:p>-1.43558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a Touvoisienne"</text:p>
          </table:table-cell>
          <table:table-cell table:style-name="ce13" office:value-type="string">
            <text:p>rue de l'Eglise</text:p>
          </table:table-cell>
          <table:table-cell table:style-name="ce13" office:value-type="float" office:value="44650">
            <text:p>44650</text:p>
          </table:table-cell>
          <table:table-cell table:style-name="ce13" office:value-type="string">
            <text:p>TOUVOIS</text:p>
          </table:table-cell>
          <table:table-cell table:style-name="ce20"/>
          <table:table-cell table:style-name="ce13"/>
          <table:table-cell table:style-name="ce13" office:value-type="string">
            <text:p>Me 10h-11h30 <text:s/>S. 14h30-16h</text:p>
          </table:table-cell>
          <table:table-cell table:style-name="Default" office:value-type="float" office:value="46.90231">
            <text:p>46.90231</text:p>
          </table:table-cell>
          <table:table-cell table:style-name="Default" office:value-type="float" office:value="-1.683759">
            <text:p>-1.68375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Rue des Blés noirs</text:p>
          </table:table-cell>
          <table:table-cell table:style-name="ce13" office:value-type="float" office:value="44440">
            <text:p>44440</text:p>
          </table:table-cell>
          <table:table-cell table:style-name="ce13" office:value-type="string">
            <text:p>TRANS SUR ERDRE</text:p>
          </table:table-cell>
          <table:table-cell table:style-name="ce20" office:value-type="string">
            <text:p>02.28.21.84.77</text:p>
          </table:table-cell>
          <table:table-cell table:style-name="ce13"/>
          <table:table-cell table:style-name="ce13" office:value-type="string">
            <text:p>Mer 10h30-12h <text:s text:c="2"/>V 18h30-19h45 <text:s/>D. 11h15-12h30</text:p>
          </table:table-cell>
          <table:table-cell table:style-name="Default" office:value-type="float" office:value="47.51653">
            <text:p>47.51653</text:p>
          </table:table-cell>
          <table:table-cell table:style-name="Default" office:value-type="float" office:value="-1.291259">
            <text:p>-1.29125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 "L'Arbre aux livres"</text:p>
          </table:table-cell>
          <table:table-cell table:style-name="ce13" office:value-type="string">
            <text:p>2 place Saint Grégoire</text:p>
          </table:table-cell>
          <table:table-cell table:style-name="ce13" office:value-type="float" office:value="44170">
            <text:p>44170</text:p>
          </table:table-cell>
          <table:table-cell table:style-name="ce13" office:value-type="string">
            <text:p>TREFFIEUX</text:p>
          </table:table-cell>
          <table:table-cell table:style-name="ce20" office:value-type="string">
            <text:p>02.40.87.41.59</text:p>
          </table:table-cell>
          <table:table-cell table:style-name="ce13" office:value-type="string">
            <text:p>biblio.treffieux@orange.fr</text:p>
          </table:table-cell>
          <table:table-cell table:style-name="ce13" office:value-type="string">
            <text:p>Me 10h30-12h <text:s text:c="2"/>S. 10h30-12h <text:s text:c="2"/>D. 10h30-12h</text:p>
          </table:table-cell>
          <table:table-cell table:style-name="Default" office:value-type="float" office:value="47.61954">
            <text:p>47.61954</text:p>
          </table:table-cell>
          <table:table-cell table:style-name="Default" office:value-type="float" office:value="-1.538191">
            <text:p>-1.538191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 "A Tout Lire"</text:p>
          </table:table-cell>
          <table:table-cell table:style-name="ce13" office:value-type="string">
            <text:p>12 place de la Liberté</text:p>
          </table:table-cell>
          <table:table-cell table:style-name="ce13" office:value-type="float" office:value="44119">
            <text:p>44119</text:p>
          </table:table-cell>
          <table:table-cell table:style-name="ce13" office:value-type="string">
            <text:p>TREILLIERES</text:p>
          </table:table-cell>
          <table:table-cell table:style-name="ce20" office:value-type="string">
            <text:p>02.40.94.61.76</text:p>
          </table:table-cell>
          <table:table-cell table:style-name="ce13" office:value-type="string">
            <text:p>bibliotheque@treillieres.fr</text:p>
          </table:table-cell>
          <table:table-cell table:style-name="ce13" office:value-type="string">
            <text:p>Ma 16h-18h <text:s/>Mer 10h-12h/14h-18h <text:s text:c="2"/>J. 10h-12h/16h-18h <text:s/></text:p>
            <text:p>S. 10h-12h30/14h-16h30 <text:s text:c="3"/>D. 10h30-12h</text:p>
          </table:table-cell>
          <table:table-cell table:style-name="Default" office:value-type="float" office:value="47.331076">
            <text:p>47.331076</text:p>
          </table:table-cell>
          <table:table-cell table:style-name="Default" office:value-type="float" office:value="-1.623616">
            <text:p>-1.623616</text:p>
          </table:table-cell>
          <table:table-cell table:number-columns-repeated="1015"/>
        </table:table-row>
        <table:table-row table:style-name="ro5">
          <table:table-cell table:style-name="ce13" office:value-type="string">
            <text:p>BIBLIOTHEQUE MUNICIPALE</text:p>
          </table:table-cell>
          <table:table-cell table:style-name="ce13" office:value-type="string">
            <text:p>Rue Emile Combes</text:p>
          </table:table-cell>
          <table:table-cell table:style-name="ce13" office:value-type="float" office:value="44570">
            <text:p>44570</text:p>
          </table:table-cell>
          <table:table-cell table:style-name="ce13" office:value-type="string">
            <text:p>TRIGNAC</text:p>
          </table:table-cell>
          <table:table-cell table:style-name="ce20" office:value-type="string">
            <text:p>02.40.90.32.66</text:p>
          </table:table-cell>
          <table:table-cell table:style-name="ce13" office:value-type="string">
            <text:p>clhalgand@mairie-trignac.fr</text:p>
          </table:table-cell>
          <table:table-cell table:style-name="ce13" office:value-type="string">
            <text:p>Ma 16h-18h30 <text:s/>Mer 10h-12h30/14h-18h J. 16h-18h30 V. 16h-18h</text:p>
            <text:p>S. 10h-12h30/14h-17h</text:p>
          </table:table-cell>
          <table:table-cell table:style-name="Default" office:value-type="float" office:value="47.320699">
            <text:p>47.320699</text:p>
          </table:table-cell>
          <table:table-cell table:style-name="Default" office:value-type="float" office:value="-2.188196">
            <text:p>-2.188196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IPALE</text:p>
          </table:table-cell>
          <table:table-cell table:style-name="ce13" office:value-type="string">
            <text:p>Espace Garlahy</text:p>
            <text:p>Place du Marché</text:p>
          </table:table-cell>
          <table:table-cell table:style-name="ce13" office:value-type="float" office:value="44420">
            <text:p>44420</text:p>
          </table:table-cell>
          <table:table-cell table:style-name="ce13" office:value-type="string">
            <text:p>TURBALLE (LA)</text:p>
          </table:table-cell>
          <table:table-cell table:style-name="ce20" office:value-type="string">
            <text:p>02.40.23.33.28</text:p>
          </table:table-cell>
          <table:table-cell table:style-name="ce13" office:value-type="string">
            <text:p>bibliotheque@mairielaturballe.fr</text:p>
          </table:table-cell>
          <table:table-cell table:style-name="ce13" office:value-type="string">
            <text:p>Ma 16h-19h <text:s text:c="3"/>Mer 9h-12h/14h-18h <text:s text:c="2"/>V. 16h-19h <text:s text:c="2"/></text:p>
            <text:p>S. 9h-12h/14h-18h <text:s text:c="2"/>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MEDIATHEQUE INTERCOMMUNALE "Mille et une pages"</text:p>
          </table:table-cell>
          <table:table-cell table:style-name="ce13" office:value-type="string">
            <text:p>16 rue Emile Gabory</text:p>
          </table:table-cell>
          <table:table-cell table:style-name="ce13" office:value-type="float" office:value="44330">
            <text:p>44330</text:p>
          </table:table-cell>
          <table:table-cell table:style-name="ce13" office:value-type="string">
            <text:p>VALLET</text:p>
          </table:table-cell>
          <table:table-cell table:style-name="ce20" office:value-type="string">
            <text:p>02.40.33.91.84</text:p>
          </table:table-cell>
          <table:table-cell table:style-name="ce13" office:value-type="string">
            <text:p>JALLARD@vallet.fr</text:p>
          </table:table-cell>
          <table:table-cell table:style-name="ce13" office:value-type="string">
            <text:p>Ma 16h30-18h <text:s/>Mer 10h30-12h/15h-18h <text:s/>V. 15h-19h <text:s/>S. 10h30-12h/15h-17h <text:s/>D. 10h30-12h</text:p>
          </table:table-cell>
          <table:table-cell table:style-name="Default" office:value-type="float" office:value="47.160959">
            <text:p>47.160959</text:p>
          </table:table-cell>
          <table:table-cell table:style-name="Default" office:value-type="float" office:value="-1.268772">
            <text:p>-1.268772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</text:p>
          </table:table-cell>
          <table:table-cell table:style-name="ce13" office:value-type="string">
            <text:p>L'Ecole Buissonnière</text:p>
          </table:table-cell>
          <table:table-cell table:style-name="ce13" office:value-type="float" office:value="44370">
            <text:p>44370</text:p>
          </table:table-cell>
          <table:table-cell table:style-name="ce13" office:value-type="string">
            <text:p>VARADES</text:p>
          </table:table-cell>
          <table:table-cell table:style-name="ce20" office:value-type="string">
            <text:p>02.40.98.33.89</text:p>
          </table:table-cell>
          <table:table-cell table:style-name="ce13" office:value-type="string">
            <text:p>bibliothequemunicipale@varades.fr</text:p>
          </table:table-cell>
          <table:table-cell table:style-name="ce13" office:value-type="string">
            <text:p>Mer 10h-12h/14h-18h <text:s text:c="2"/>J. 10h-12h <text:s/>V. 16h-19h <text:s/>S. 10h-13h/14h30-17h</text:p>
          </table:table-cell>
          <table:table-cell table:style-name="Default" office:value-type="float" office:value="47.38491">
            <text:p>47.38491</text:p>
          </table:table-cell>
          <table:table-cell table:style-name="Default" office:value-type="float" office:value="-1.030304">
            <text:p>-1.03030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 "La Grange aux Livres"</text:p>
          </table:table-cell>
          <table:table-cell table:style-name="ce13" office:value-type="string">
            <text:p>5 rue Principale</text:p>
          </table:table-cell>
          <table:table-cell table:style-name="ce13" office:value-type="float" office:value="44170">
            <text:p>44170</text:p>
          </table:table-cell>
          <table:table-cell table:style-name="ce13" office:value-type="string">
            <text:p>VAY</text:p>
          </table:table-cell>
          <table:table-cell table:style-name="ce20" office:value-type="string">
            <text:p>02.40.79.56.46</text:p>
          </table:table-cell>
          <table:table-cell table:style-name="ce13"/>
          <table:table-cell table:style-name="ce13" office:value-type="string">
            <text:p>Me 10h30-12h/17h-18h30 <text:s text:c="2"/>S. 10h30-12h <text:s text:c="2"/>D. 10h30-12h</text:p>
          </table:table-cell>
          <table:table-cell table:style-name="Default" office:value-type="float" office:value="47.554166">
            <text:p>47.554166</text:p>
          </table:table-cell>
          <table:table-cell table:style-name="Default" office:value-type="float" office:value="-1.702905">
            <text:p>-1.702905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"La Petite B"</text:p>
          </table:table-cell>
          <table:table-cell table:style-name="ce13" office:value-type="string">
            <text:p>10 rue du Pré au Bois</text:p>
          </table:table-cell>
          <table:table-cell table:style-name="ce13" office:value-type="float" office:value="44116">
            <text:p>44116</text:p>
          </table:table-cell>
          <table:table-cell table:style-name="ce13" office:value-type="string">
            <text:p>VIEILLEVIGNE</text:p>
          </table:table-cell>
          <table:table-cell table:style-name="ce20" office:value-type="string">
            <text:p>02.40.32.57.56</text:p>
          </table:table-cell>
          <table:table-cell table:style-name="ce13" office:value-type="string">
            <text:p>bibliotheque@vieillevigne44.com</text:p>
          </table:table-cell>
          <table:table-cell table:style-name="ce13" office:value-type="string">
            <text:p>Mer 15h-18h <text:s text:c="2"/>V. 18h30-19h30 <text:s/>S. 11h-12h</text:p>
          </table:table-cell>
          <table:table-cell table:style-name="Default" office:value-type="float" office:value="46.97108">
            <text:p>46.97108</text:p>
          </table:table-cell>
          <table:table-cell table:style-name="Default" office:value-type="float" office:value="-1.430879">
            <text:p>-1.430879</text:p>
          </table:table-cell>
          <table:table-cell table:number-columns-repeated="1015"/>
        </table:table-row>
        <table:table-row table:style-name="ro4">
          <table:table-cell table:style-name="ce13" office:value-type="string">
            <text:p>BIBLIOTHEQUE MUNICPALE</text:p>
          </table:table-cell>
          <table:table-cell table:style-name="ce13" office:value-type="string">
            <text:p>8 rue Anne de Bretagne</text:p>
            <text:p>LA PAQUELAIS</text:p>
          </table:table-cell>
          <table:table-cell table:style-name="ce13" office:value-type="float" office:value="44360">
            <text:p>44360</text:p>
          </table:table-cell>
          <table:table-cell table:style-name="ce13" office:value-type="string">
            <text:p>VIGNEUX DE BRETAGNE</text:p>
          </table:table-cell>
          <table:table-cell table:style-name="ce20"/>
          <table:table-cell table:style-name="ce13" office:value-type="string">
            <text:p>bibliotheque@vigneuxdebretagne.fr</text:p>
          </table:table-cell>
          <table:table-cell table:style-name="ce13" office:value-type="string">
            <text:p>Mer 10h30-12h <text:s text:c="3"/>D. 10h30-12h <text:s text:c="3"/></text:p>
          </table:table-cell>
          <table:table-cell table:style-name="Default" office:value-type="float" office:value="47.274443">
            <text:p>47.274443</text:p>
          </table:table-cell>
          <table:table-cell table:style-name="Default" office:value-type="float" office:value="-1.781797">
            <text:p>-1.781797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INTERCOMMUNALE</text:p>
          </table:table-cell>
          <table:table-cell table:style-name="ce13" office:value-type="string">
            <text:p>Place de l'Eglise</text:p>
          </table:table-cell>
          <table:table-cell table:style-name="ce13" office:value-type="float" office:value="44110">
            <text:p>44110</text:p>
          </table:table-cell>
          <table:table-cell table:style-name="ce13" office:value-type="string">
            <text:p>VILLEPOT</text:p>
          </table:table-cell>
          <table:table-cell table:style-name="ce20" office:value-type="string">
            <text:p>02.40.28.10.39</text:p>
          </table:table-cell>
          <table:table-cell table:style-name="ce13" office:value-type="string">
            <text:p>bibliovillepot@orange.fr</text:p>
          </table:table-cell>
          <table:table-cell table:style-name="ce13" office:value-type="string">
            <text:p>Ma 10h-12h <text:s text:c="2"/>Mer 14h30-15h30 <text:s/>D. 10h30-12h</text:p>
          </table:table-cell>
          <table:table-cell table:style-name="Default" office:value-type="float" office:value="47.77567">
            <text:p>47.77567</text:p>
          </table:table-cell>
          <table:table-cell table:style-name="Default" office:value-type="float" office:value="-1.278579">
            <text:p>-1.278579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</text:p>
          </table:table-cell>
          <table:table-cell table:style-name="ce13" office:value-type="string">
            <text:p>Place de l'Eglise</text:p>
          </table:table-cell>
          <table:table-cell table:style-name="ce13" office:value-type="float" office:value="44540">
            <text:p>44540</text:p>
          </table:table-cell>
          <table:table-cell table:style-name="ce13" office:value-type="string">
            <text:p>VRITZ</text:p>
          </table:table-cell>
          <table:table-cell table:style-name="ce20"/>
          <table:table-cell table:style-name="ce13"/>
          <table:table-cell table:style-name="ce13" office:value-type="string">
            <text:p>Mer 10h-11h30 (2/mois)</text:p>
          </table:table-cell>
          <table:table-cell table:style-name="Default" office:value-type="float" office:value="47.48269">
            <text:p>47.48269</text:p>
          </table:table-cell>
          <table:table-cell table:style-name="Default" office:value-type="float" office:value="-1.104094">
            <text:p>-1.104094</text:p>
          </table:table-cell>
          <table:table-cell table:number-columns-repeated="1015"/>
        </table:table-row>
        <table:table-row table:style-name="ro3">
          <table:table-cell table:style-name="ce13" office:value-type="string">
            <text:p>BIBLIOTHEQUE MUNICIPALE "La Pause lecture"</text:p>
          </table:table-cell>
          <table:table-cell table:style-name="ce13" office:value-type="string">
            <text:p>13 route de Nantes</text:p>
          </table:table-cell>
          <table:table-cell table:style-name="ce13" office:value-type="float" office:value="44640">
            <text:p>44640</text:p>
          </table:table-cell>
          <table:table-cell table:style-name="ce13" office:value-type="string">
            <text:p>VUE</text:p>
          </table:table-cell>
          <table:table-cell table:style-name="ce20" office:value-type="string">
            <text:p>02.40.21.24.87</text:p>
          </table:table-cell>
          <table:table-cell table:style-name="ce13" office:value-type="string">
            <text:p>lapauselecture@orange.fr </text:p>
          </table:table-cell>
          <table:table-cell table:style-name="ce13" office:value-type="string">
            <text:p>Mer 10h30-12h <text:s/>S. 10h30-11h30</text:p>
          </table:table-cell>
          <table:table-cell table:style-name="Default" office:value-type="float" office:value="47.200343">
            <text:p>47.200343</text:p>
          </table:table-cell>
          <table:table-cell table:style-name="Default" office:value-type="float" office:value="-1.874274">
            <text:p>-1.874274</text:p>
          </table:table-cell>
          <table:table-cell table:number-columns-repeated="1015"/>
        </table:table-row>
        <table:table-row table:style-name="ro3" table:number-rows-repeated="65282">
          <table:table-cell table:style-name="ce16" table:number-columns-repeated="2"/>
          <table:table-cell table:style-name="ce18" table:number-columns-repeated="2"/>
          <table:table-cell table:style-name="ce22"/>
          <table:table-cell table:style-name="ce26" table:number-columns-repeated="2"/>
          <table:table-cell table:number-columns-repeated="1017"/>
        </table:table-row>
        <table:table-row table:style-name="ro3" table:number-rows-repeated="98309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Feuil1.$A$1" table:cell-range-address="$'11.06.13'.$A$1:.$G$198"/>
        </table:named-expressions>
      </table:table>
      <table:table table:name="Feuil3" table:style-name="ta3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11.06.13'.A1:'11.06.13'.G19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MS Sans Serif1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28P2" style:volatile="true">
      <number:fill-character> </number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32P2" style:volatile="true">
      <number:fill-character> </number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3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40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number number:decimal-places="2" number:min-integer-digits="1" number:grouping="true"/>
      <number:text> F</number:text>
    </number:number-style>
    <number:number-style style:name="N146">
      <number:text>-</number:text>
      <number:number number:decimal-places="2" number:min-integer-digits="1" number:grouping="true"/>
      <number:text> F</number:text>
      <style:map style:condition="value()&gt;=0" style:apply-style-name="N146P0"/>
    </number:number-style>
    <number:number-style style:name="N148P0" style:volatile="true">
      <number:text>Vrai</number:text>
    </number:number-style>
    <number:number-style style:name="N148P1" style:volatile="true">
      <number:text>Vrai</number:text>
    </number:number-style>
    <number:number-style style:name="N148">
      <number:text>Faux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Actif</number:text>
    </number:number-style>
    <number:number-style style:name="N150P1" style:volatile="true">
      <number:text>Actif</number:text>
    </number:number-style>
    <number:number-style style:name="N150">
      <number:text>Inactif</number:text>
      <style:map style:condition="value()&gt;0" style:apply-style-name="N150P0"/>
      <style:map style:condition="value()&lt;0" style:apply-style-name="N150P1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965in" fo:margin-bottom="0.1965in" fo:margin-left="0.1965in" fo:margin-right="0.1965in" style:first-page-number="continue" style:scale-to="85%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3937in" fo:margin-bottom="0.3937in" fo:margin-left="0.1965in" fo:margin-right="0.1965in" style:first-page-number="continue" style:scale-to="65%" style:table-centering="horizontal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  <style:page-layout style:name="Mpm5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4">00/00/0000</text:date>, <text:time style:data-style-name="N2" text:time-value="0000-00-00T10:21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06.13" style:display-name="PageStyle_11.06.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4325B</meta:initial-creator>
    <meta:creation-date>2013-03-12T15:56:48</meta:creation-date>
    <dc:date>2013-07-04T10:21:49</dc:date>
    <meta:print-date>2013-06-26T16:14:23</meta:print-date>
    <meta:generator>LibreOffice/4.0.2.2$Linux_x86 LibreOffice_project/400m0$Build-2</meta:generator>
    <meta:editing-duration>P0D</meta:editing-duration>
    <meta:editing-cycles>2</meta:editing-cycles>
    <meta:document-statistic meta:table-count="3" meta:cell-count="2790" meta:object-count="0"/>
    <meta:user-defined meta:name="_AdHocReviewCycleID" meta:value-type="float">575645840</meta:user-defined>
    <meta:user-defined meta:name="_AuthorEmail">Catherine.PRUDHOMME@loire-atlantique.fr</meta:user-defined>
    <meta:user-defined meta:name="_AuthorEmailDisplayName">PRUDHOMME Catherine</meta:user-defined>
    <meta:user-defined meta:name="_EmailSubject">TR: [Open data] Données culturelles</meta:user-defined>
    <meta:user-defined meta:name="_NewReviewCycle" meta:value-type="string"/>
  </office:meta>
</office:document-meta>
</file>